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weight-asian="normal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.0425in" svg:height="1.9031in" svg:x="0in" svg:y="15.0795in">
            <draw:object draw:notify-on-update-of-ranges="Sheet1.L1:Sheet1.L6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8228in" svg:height="5.4378in" svg:x="5.0039in" svg:y="14.4528in">
            <draw:object draw:notify-on-update-of-ranges="Sheet1.C1:Sheet1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9.3823in" svg:height="6.076in" svg:x="13.0039in" svg:y="4.2248in">
            <draw:object draw:notify-on-update-of-ranges="Sheet1.J1:Sheet1.J35 Sheet1.I1:Sheet1.I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formula="of:=[.B1] / 126 * 100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H1]/126 * 100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13" calcext:value-type="float">
            <text:p>113</text:p>
          </table:table-cell>
          <table:table-cell table:formula="of:=[.K1]/113 * 10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table:formula="of:=[.B2] / 126 * 100" office:value-type="float" office:value="92.8571428571429" calcext:value-type="float">
            <text:p>92.85714285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H2]/126 * 100" office:value-type="float" office:value="81.7460317460317" calcext:value-type="float">
            <text:p>81.746031746</text:p>
          </table:table-cell>
          <table:table-cell table:formula="of:=[.J1] + 0.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K2]/113 * 100" office:value-type="float" office:value="88.4955752212389" calcext:value-type="float">
            <text:p>88.4955752212</text:p>
          </table:table-cell>
          <table:table-cell table:formula="of:=[.M1] + 15" office:value-type="float" office:value="15" calcext:value-type="float">
            <text:p>15</text:p>
          </table:table-cell>
          <table:table-cell/>
          <table:table-cell office:value-type="float" office:value="81.7460317460317" calcext:value-type="float">
            <text:p>81.7460317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3] / 126 * 100" office:value-type="float" office:value="79.3650793650794" calcext:value-type="float">
            <text:p>79.365079365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3]/126 * 100" office:value-type="float" office:value="69.8412698412698" calcext:value-type="float">
            <text:p>69.8412698413</text:p>
          </table:table-cell>
          <table:table-cell table:formula="of:=[.J2] + 0.5" office:value-type="float" office:value="1.5" calcext:value-type="float">
            <text:p>1.5</text:p>
          </table:table-cell>
          <table:table-cell office:value-type="float" office:value="92" calcext:value-type="float">
            <text:p>92</text:p>
          </table:table-cell>
          <table:table-cell table:formula="of:=[.K3]/113 * 100" office:value-type="float" office:value="81.4159292035398" calcext:value-type="float">
            <text:p>81.4159292035</text:p>
          </table:table-cell>
          <table:table-cell table:formula="of:=[.M2] + 15" office:value-type="float" office:value="30" calcext:value-type="float">
            <text:p>30</text:p>
          </table:table-cell>
          <table:table-cell/>
          <table:table-cell office:value-type="float" office:value="69.8412698412698" calcext:value-type="float">
            <text:p>69.8412698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table:formula="of:=[.B4] / 126 * 100" office:value-type="float" office:value="61.9047619047619" calcext:value-type="float">
            <text:p>61.90476190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4]/126 * 100" office:value-type="float" office:value="50.7936507936508" calcext:value-type="float">
            <text:p>50.7936507937</text:p>
          </table:table-cell>
          <table:table-cell table:formula="of:=[.J3] + 0.5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K4]/113 * 100" office:value-type="float" office:value="70.7964601769911" calcext:value-type="float">
            <text:p>70.796460177</text:p>
          </table:table-cell>
          <table:table-cell table:formula="of:=[.M3] + 15" office:value-type="float" office:value="45" calcext:value-type="float">
            <text:p>45</text:p>
          </table:table-cell>
          <table:table-cell/>
          <table:table-cell office:value-type="float" office:value="50.7936507936508" calcext:value-type="float">
            <text:p>50.79365079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[.B5] / 126 * 100" office:value-type="float" office:value="43.6507936507937" calcext:value-type="float">
            <text:p>43.65079365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5]/126 * 100" office:value-type="float" office:value="39.6825396825397" calcext:value-type="float">
            <text:p>39.6825396825</text:p>
          </table:table-cell>
          <table:table-cell table:formula="of:=[.J4] + 0.5" office:value-type="float" office:value="2.5" calcext:value-type="float">
            <text:p>2.5</text:p>
          </table:table-cell>
          <table:table-cell office:value-type="float" office:value="77" calcext:value-type="float">
            <text:p>77</text:p>
          </table:table-cell>
          <table:table-cell table:formula="of:=[.K5]/113 * 100" office:value-type="float" office:value="68.141592920354" calcext:value-type="float">
            <text:p>68.1415929204</text:p>
          </table:table-cell>
          <table:table-cell table:formula="of:=[.M4] + 15" office:value-type="float" office:value="60" calcext:value-type="float">
            <text:p>60</text:p>
          </table:table-cell>
          <table:table-cell/>
          <table:table-cell office:value-type="float" office:value="39.6825396825397" calcext:value-type="float">
            <text:p>39.6825396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[.B6] / 126 * 100" office:value-type="float" office:value="35.7142857142857" calcext:value-type="float">
            <text:p>35.714285714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6]/126 * 100" office:value-type="float" office:value="34.9206349206349" calcext:value-type="float">
            <text:p>34.9206349206</text:p>
          </table:table-cell>
          <table:table-cell table:formula="of:=[.J5] + 0.5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[.K6]/113 * 100" office:value-type="float" office:value="57.5221238938053" calcext:value-type="float">
            <text:p>57.5221238938</text:p>
          </table:table-cell>
          <table:table-cell table:formula="of:=[.M5] + 15" office:value-type="float" office:value="75" calcext:value-type="float">
            <text:p>75</text:p>
          </table:table-cell>
          <table:table-cell/>
          <table:table-cell office:value-type="float" office:value="34.9206349206349" calcext:value-type="float">
            <text:p>34.92063492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formula="of:=[.B7] / 126 * 100" office:value-type="float" office:value="30.1587301587302" calcext:value-type="float">
            <text:p>30.15873015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H7]/126 * 100" office:value-type="float" office:value="32.5396825396825" calcext:value-type="float">
            <text:p>32.5396825397</text:p>
          </table:table-cell>
          <table:table-cell table:formula="of:=[.J6] + 0.5" office:value-type="float" office:value="3.5" calcext:value-type="float">
            <text:p>3.5</text:p>
          </table:table-cell>
          <table:table-cell office:value-type="float" office:value="56" calcext:value-type="float">
            <text:p>56</text:p>
          </table:table-cell>
          <table:table-cell table:formula="of:=[.K7]/113 * 100" office:value-type="float" office:value="49.5575221238938" calcext:value-type="float">
            <text:p>49.5575221239</text:p>
          </table:table-cell>
          <table:table-cell table:formula="of:=[.M6] + 15" office:value-type="float" office:value="90" calcext:value-type="float">
            <text:p>90</text:p>
          </table:table-cell>
          <table:table-cell/>
          <table:table-cell office:value-type="float" office:value="32.5396825396825" calcext:value-type="float">
            <text:p>32.5396825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formula="of:=[.B8] / 126 * 100" office:value-type="float" office:value="26.1904761904762" calcext:value-type="float">
            <text:p>26.19047619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H8]/126 * 100" office:value-type="float" office:value="29.3650793650794" calcext:value-type="float">
            <text:p>29.3650793651</text:p>
          </table:table-cell>
          <table:table-cell table:formula="of:=[.J7] + 0.5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K8]/113 * 100" office:value-type="float" office:value="41.5929203539823" calcext:value-type="float">
            <text:p>41.592920354</text:p>
          </table:table-cell>
          <table:table-cell table:formula="of:=[.M7] + 15" office:value-type="float" office:value="105" calcext:value-type="float">
            <text:p>105</text:p>
          </table:table-cell>
          <table:table-cell/>
          <table:table-cell office:value-type="float" office:value="29.3650793650794" calcext:value-type="float">
            <text:p>29.365079365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H9]/126 * 100" office:value-type="float" office:value="21.4285714285714" calcext:value-type="float">
            <text:p>21.4285714286</text:p>
          </table:table-cell>
          <table:table-cell table:formula="of:=[.J8] + 0.5" office:value-type="float" office:value="4.5" calcext:value-type="float">
            <text:p>4.5</text:p>
          </table:table-cell>
          <table:table-cell office:value-type="float" office:value="44" calcext:value-type="float">
            <text:p>44</text:p>
          </table:table-cell>
          <table:table-cell table:formula="of:=[.K9]/113 * 100" office:value-type="float" office:value="38.9380530973451" calcext:value-type="float">
            <text:p>38.9380530973</text:p>
          </table:table-cell>
          <table:table-cell table:formula="of:=[.M8] + 15" office:value-type="float" office:value="120" calcext:value-type="float">
            <text:p>120</text:p>
          </table:table-cell>
          <table:table-cell/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10]/126 * 100" office:value-type="float" office:value="15.8730158730159" calcext:value-type="float">
            <text:p>15.873015873</text:p>
          </table:table-cell>
          <table:table-cell table:formula="of:=[.J9] + 0.5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K10]/113 * 100" office:value-type="float" office:value="34.5132743362832" calcext:value-type="float">
            <text:p>34.5132743363</text:p>
          </table:table-cell>
          <table:table-cell table:formula="of:=[.M9] + 15" office:value-type="float" office:value="135" calcext:value-type="float">
            <text:p>135</text:p>
          </table:table-cell>
          <table:table-cell/>
          <table:table-cell office:value-type="float" office:value="15.8730158730159" calcext:value-type="float">
            <text:p>15.873015873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/126 * 100" office:value-type="float" office:value="11.9047619047619" calcext:value-type="float">
            <text:p>11.9047619048</text:p>
          </table:table-cell>
          <table:table-cell table:formula="of:=[.J10] + 0.5" office:value-type="float" office:value="5.5" calcext:value-type="float">
            <text:p>5.5</text:p>
          </table:table-cell>
          <table:table-cell office:value-type="float" office:value="38" calcext:value-type="float">
            <text:p>38</text:p>
          </table:table-cell>
          <table:table-cell table:formula="of:=[.K11]/113 * 100" office:value-type="float" office:value="33.6283185840708" calcext:value-type="float">
            <text:p>33.6283185841</text:p>
          </table:table-cell>
          <table:table-cell table:formula="of:=[.M10] + 15" office:value-type="float" office:value="150" calcext:value-type="float">
            <text:p>150</text:p>
          </table:table-cell>
          <table:table-cell/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2]/126 * 100" office:value-type="float" office:value="9.52380952380952" calcext:value-type="float">
            <text:p>9.5238095238</text:p>
          </table:table-cell>
          <table:table-cell table:formula="of:=[.J11] + 0.5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[.K12]/113 * 100" office:value-type="float" office:value="32.7433628318584" calcext:value-type="float">
            <text:p>32.7433628319</text:p>
          </table:table-cell>
          <table:table-cell table:formula="of:=[.M11] + 15" office:value-type="float" office:value="165" calcext:value-type="float">
            <text:p>165</text:p>
          </table:table-cell>
          <table:table-cell/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3]/126 * 100" office:value-type="float" office:value="4.76190476190476" calcext:value-type="float">
            <text:p>4.7619047619</text:p>
          </table:table-cell>
          <table:table-cell table:formula="of:=[.J12] + 0.5"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table:formula="of:=[.K13]/113 * 100" office:value-type="float" office:value="31.858407079646" calcext:value-type="float">
            <text:p>31.8584070796</text:p>
          </table:table-cell>
          <table:table-cell table:formula="of:=[.M12] + 15" office:value-type="float" office:value="180" calcext:value-type="float">
            <text:p>180</text:p>
          </table:table-cell>
          <table:table-cell/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4]/126 * 100" office:value-type="float" office:value="3.96825396825397" calcext:value-type="float">
            <text:p>3.9682539683</text:p>
          </table:table-cell>
          <table:table-cell table:formula="of:=[.J13] + 0.5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K14]/113 * 100" office:value-type="float" office:value="30.9734513274336" calcext:value-type="float">
            <text:p>30.9734513274</text:p>
          </table:table-cell>
          <table:table-cell table:formula="of:=[.M13] + 15" office:value-type="float" office:value="195" calcext:value-type="float">
            <text:p>195</text:p>
          </table:table-cell>
          <table:table-cell/>
          <table:table-cell office:value-type="float" office:value="3.96825396825397" calcext:value-type="float">
            <text:p>3.968253968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/126 * 100" office:value-type="float" office:value="3.96825396825397" calcext:value-type="float">
            <text:p>3.9682539683</text:p>
          </table:table-cell>
          <table:table-cell table:formula="of:=[.J14] + 0.5" office:value-type="float" office:value="7.5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table:formula="of:=[.K15]/113 * 100" office:value-type="float" office:value="28.3185840707965" calcext:value-type="float">
            <text:p>28.3185840708</text:p>
          </table:table-cell>
          <table:table-cell table:formula="of:=[.M14] + 15" office:value-type="float" office:value="210" calcext:value-type="float">
            <text:p>210</text:p>
          </table:table-cell>
          <table:table-cell/>
          <table:table-cell office:value-type="float" office:value="3.96825396825397" calcext:value-type="float">
            <text:p>3.9682539683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6]/126 * 100" office:value-type="float" office:value="3.96825396825397" calcext:value-type="float">
            <text:p>3.9682539683</text:p>
          </table:table-cell>
          <table:table-cell table:formula="of:=[.J15] + 0.5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K16]/113 * 100" office:value-type="float" office:value="24.7787610619469" calcext:value-type="float">
            <text:p>24.7787610619</text:p>
          </table:table-cell>
          <table:table-cell table:formula="of:=[.M15] + 15" office:value-type="float" office:value="225" calcext:value-type="float">
            <text:p>225</text:p>
          </table:table-cell>
          <table:table-cell/>
          <table:table-cell office:value-type="float" office:value="3.96825396825397" calcext:value-type="float">
            <text:p>3.9682539683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7]/126 * 100" office:value-type="float" office:value="3.17460317460317" calcext:value-type="float">
            <text:p>3.1746031746</text:p>
          </table:table-cell>
          <table:table-cell table:formula="of:=[.J16] + 0.5" office:value-type="float" office:value="8.5" calcext:value-type="float">
            <text:p>8.5</text:p>
          </table:table-cell>
          <table:table-cell office:value-type="float" office:value="24" calcext:value-type="float">
            <text:p>24</text:p>
          </table:table-cell>
          <table:table-cell table:formula="of:=[.K17]/113 * 100" office:value-type="float" office:value="21.2389380530973" calcext:value-type="float">
            <text:p>21.2389380531</text:p>
          </table:table-cell>
          <table:table-cell table:formula="of:=[.M16] + 15" office:value-type="float" office:value="240" calcext:value-type="float">
            <text:p>240</text:p>
          </table:table-cell>
          <table:table-cell/>
          <table:table-cell office:value-type="float" office:value="3.17460317460317" calcext:value-type="float">
            <text:p>3.1746031746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8]/126 * 100" office:value-type="float" office:value="2.38095238095238" calcext:value-type="float">
            <text:p>2.380952381</text:p>
          </table:table-cell>
          <table:table-cell table:formula="of:=[.J17] + 0.5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[.K18]/113 * 100" office:value-type="float" office:value="19.4690265486726" calcext:value-type="float">
            <text:p>19.4690265487</text:p>
          </table:table-cell>
          <table:table-cell table:formula="of:=[.M17] + 15" office:value-type="float" office:value="255" calcext:value-type="float">
            <text:p>25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19]/126 * 100" office:value-type="float" office:value="2.38095238095238" calcext:value-type="float">
            <text:p>2.380952381</text:p>
          </table:table-cell>
          <table:table-cell table:formula="of:=[.J18] + 0.5" office:value-type="float" office:value="9.5" calcext:value-type="float">
            <text:p>9.5</text:p>
          </table:table-cell>
          <table:table-cell office:value-type="float" office:value="17" calcext:value-type="float">
            <text:p>17</text:p>
          </table:table-cell>
          <table:table-cell table:formula="of:=[.K19]/113 * 100" office:value-type="float" office:value="15.0442477876106" calcext:value-type="float">
            <text:p>15.0442477876</text:p>
          </table:table-cell>
          <table:table-cell table:formula="of:=[.M18] + 15" office:value-type="float" office:value="270" calcext:value-type="float">
            <text:p>270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0]/126 * 100" office:value-type="float" office:value="2.38095238095238" calcext:value-type="float">
            <text:p>2.380952381</text:p>
          </table:table-cell>
          <table:table-cell table:formula="of:=[.J19] + 0.5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K20]/113 * 100" office:value-type="float" office:value="12.3893805309735" calcext:value-type="float">
            <text:p>12.389380531</text:p>
          </table:table-cell>
          <table:table-cell table:formula="of:=[.M19] + 15" office:value-type="float" office:value="285" calcext:value-type="float">
            <text:p>28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1]/126 * 100" office:value-type="float" office:value="2.38095238095238" calcext:value-type="float">
            <text:p>2.380952381</text:p>
          </table:table-cell>
          <table:table-cell table:formula="of:=[.J20] + 0.5"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table:formula="of:=[.K21]/113 * 100" office:value-type="float" office:value="10.6194690265487" calcext:value-type="float">
            <text:p>10.6194690265</text:p>
          </table:table-cell>
          <table:table-cell table:formula="of:=[.M20] + 15" office:value-type="float" office:value="300" calcext:value-type="float">
            <text:p>300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2]/126 * 100" office:value-type="float" office:value="2.38095238095238" calcext:value-type="float">
            <text:p>2.380952381</text:p>
          </table:table-cell>
          <table:table-cell table:formula="of:=[.J21] + 0.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K22]/113 * 100" office:value-type="float" office:value="10.6194690265487" calcext:value-type="float">
            <text:p>10.6194690265</text:p>
          </table:table-cell>
          <table:table-cell table:formula="of:=[.M21] + 15" office:value-type="float" office:value="315" calcext:value-type="float">
            <text:p>31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3]/126 * 100" office:value-type="float" office:value="2.38095238095238" calcext:value-type="float">
            <text:p>2.380952381</text:p>
          </table:table-cell>
          <table:table-cell table:formula="of:=[.J22] + 0.5"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table:formula="of:=[.K23]/113 * 100" office:value-type="float" office:value="8.84955752212389" calcext:value-type="float">
            <text:p>8.8495575221</text:p>
          </table:table-cell>
          <table:table-cell table:formula="of:=[.M22] + 15" office:value-type="float" office:value="330" calcext:value-type="float">
            <text:p>330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4]/126 * 100" office:value-type="float" office:value="2.38095238095238" calcext:value-type="float">
            <text:p>2.380952381</text:p>
          </table:table-cell>
          <table:table-cell table:formula="of:=[.J23] + 0.5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K24]/113 * 100" office:value-type="float" office:value="7.07964601769912" calcext:value-type="float">
            <text:p>7.0796460177</text:p>
          </table:table-cell>
          <table:table-cell table:formula="of:=[.M23] + 15" office:value-type="float" office:value="345" calcext:value-type="float">
            <text:p>34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5]/126 * 100" office:value-type="float" office:value="2.38095238095238" calcext:value-type="float">
            <text:p>2.380952381</text:p>
          </table:table-cell>
          <table:table-cell table:formula="of:=[.J24] + 0.5"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table:formula="of:=[.K25]/113 * 100" office:value-type="float" office:value="5.30973451327434" calcext:value-type="float">
            <text:p>5.3097345133</text:p>
          </table:table-cell>
          <table:table-cell table:formula="of:=[.M24] + 15" office:value-type="float" office:value="360" calcext:value-type="float">
            <text:p>360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6]/126 * 100" office:value-type="float" office:value="2.38095238095238" calcext:value-type="float">
            <text:p>2.380952381</text:p>
          </table:table-cell>
          <table:table-cell table:formula="of:=[.J25] + 0.5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K26]/113 * 100" office:value-type="float" office:value="5.30973451327434" calcext:value-type="float">
            <text:p>5.3097345133</text:p>
          </table:table-cell>
          <table:table-cell table:formula="of:=[.M25] + 15" office:value-type="float" office:value="375" calcext:value-type="float">
            <text:p>37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7]/126 * 100" office:value-type="float" office:value="2.38095238095238" calcext:value-type="float">
            <text:p>2.380952381</text:p>
          </table:table-cell>
          <table:table-cell table:formula="of:=[.J26] + 0.5"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table:formula="of:=[.K27]/113 * 100" office:value-type="float" office:value="4.42477876106195" calcext:value-type="float">
            <text:p>4.4247787611</text:p>
          </table:table-cell>
          <table:table-cell table:formula="of:=[.M26] + 15" office:value-type="float" office:value="390" calcext:value-type="float">
            <text:p>390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8]/126 * 100" office:value-type="float" office:value="2.38095238095238" calcext:value-type="float">
            <text:p>2.380952381</text:p>
          </table:table-cell>
          <table:table-cell table:formula="of:=[.J27] + 0.5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K28]/113 * 100" office:value-type="float" office:value="4.42477876106195" calcext:value-type="float">
            <text:p>4.4247787611</text:p>
          </table:table-cell>
          <table:table-cell table:formula="of:=[.M27] + 15" office:value-type="float" office:value="405" calcext:value-type="float">
            <text:p>40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29]/126 * 100" office:value-type="float" office:value="2.38095238095238" calcext:value-type="float">
            <text:p>2.380952381</text:p>
          </table:table-cell>
          <table:table-cell table:formula="of:=[.J28] + 0.5"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table:formula="of:=[.K29]/113 * 100" office:value-type="float" office:value="4.42477876106195" calcext:value-type="float">
            <text:p>4.4247787611</text:p>
          </table:table-cell>
          <table:table-cell table:formula="of:=[.M28] + 15" office:value-type="float" office:value="420" calcext:value-type="float">
            <text:p>420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30]/126 * 100" office:value-type="float" office:value="2.38095238095238" calcext:value-type="float">
            <text:p>2.380952381</text:p>
          </table:table-cell>
          <table:table-cell table:formula="of:=[.J29] + 0.5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K30]/113 * 100" office:value-type="float" office:value="4.42477876106195" calcext:value-type="float">
            <text:p>4.4247787611</text:p>
          </table:table-cell>
          <table:table-cell table:formula="of:=[.M29] + 15" office:value-type="float" office:value="435" calcext:value-type="float">
            <text:p>435</text:p>
          </table:table-cell>
          <table:table-cell/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1]/126 * 100" office:value-type="float" office:value="1.58730158730159" calcext:value-type="float">
            <text:p>1.5873015873</text:p>
          </table:table-cell>
          <table:table-cell table:formula="of:=[.J30] + 0.5"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table:formula="of:=[.K31]/113 * 100" office:value-type="float" office:value="4.42477876106195" calcext:value-type="float">
            <text:p>4.4247787611</text:p>
          </table:table-cell>
          <table:table-cell table:formula="of:=[.M30] + 15" office:value-type="float" office:value="450" calcext:value-type="float">
            <text:p>450</text:p>
          </table:table-cell>
          <table:table-cell/>
          <table:table-cell office:value-type="float" office:value="1.58730158730159" calcext:value-type="float">
            <text:p>1.5873015873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2]/126 * 100" office:value-type="float" office:value="0.793650793650794" calcext:value-type="float">
            <text:p>0.7936507937</text:p>
          </table:table-cell>
          <table:table-cell table:formula="of:=[.J31] + 0.5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K32]/113 * 100" office:value-type="float" office:value="4.42477876106195" calcext:value-type="float">
            <text:p>4.4247787611</text:p>
          </table:table-cell>
          <table:table-cell table:formula="of:=[.M31] + 15" office:value-type="float" office:value="465" calcext:value-type="float">
            <text:p>465</text:p>
          </table:table-cell>
          <table:table-cell/>
          <table:table-cell office:value-type="float" office:value="0.793650793650794" calcext:value-type="float">
            <text:p>0.7936507937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3]/126 * 100" office:value-type="float" office:value="0.793650793650794" calcext:value-type="float">
            <text:p>0.7936507937</text:p>
          </table:table-cell>
          <table:table-cell office:value-type="float" office:value="16.5" calcext:value-type="float">
            <text:p>16.5</text:p>
          </table:table-cell>
          <table:table-cell office:value-type="float" office:value="4" calcext:value-type="float">
            <text:p>4</text:p>
          </table:table-cell>
          <table:table-cell table:formula="of:=[.K33]/113 * 100" office:value-type="float" office:value="3.53982300884956" calcext:value-type="float">
            <text:p>3.5398230088</text:p>
          </table:table-cell>
          <table:table-cell table:formula="of:=[.M32] + 15" office:value-type="float" office:value="480" calcext:value-type="float">
            <text:p>480</text:p>
          </table:table-cell>
          <table:table-cell/>
          <table:table-cell office:value-type="float" office:value="0.793650793650794" calcext:value-type="float">
            <text:p>0.7936507937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4]/126 * 100" office:value-type="float" office:value="0.793650793650794" calcext:value-type="float">
            <text:p>0.793650793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K34]/113 * 100" office:value-type="float" office:value="2.65486725663717" calcext:value-type="float">
            <text:p>2.6548672566</text:p>
          </table:table-cell>
          <table:table-cell table:formula="of:=[.M33] + 15" office:value-type="float" office:value="495" calcext:value-type="float">
            <text:p>495</text:p>
          </table:table-cell>
          <table:table-cell/>
          <table:table-cell office:value-type="float" office:value="0.793650793650794" calcext:value-type="float">
            <text:p>0.7936507937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5]/126 * 100"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K35]/113 * 100" office:value-type="float" office:value="2.65486725663717" calcext:value-type="float">
            <text:p>2.6548672566</text:p>
          </table:table-cell>
          <table:table-cell table:formula="of:=[.M34] + 15" office:value-type="float" office:value="510" calcext:value-type="float">
            <text:p>5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number-columns-repeated="2"/>
          <table:table-cell table:formula="of:=[.H36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36]/113 * 100" office:value-type="float" office:value="2.65486725663717" calcext:value-type="float">
            <text:p>2.6548672566</text:p>
          </table:table-cell>
          <table:table-cell table:formula="of:=[.M35] + 15"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  <table:table-cell table:formula="of:=[.H37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37]/113 * 100" office:value-type="float" office:value="2.65486725663717" calcext:value-type="float">
            <text:p>2.6548672566</text:p>
          </table:table-cell>
          <table:table-cell table:formula="of:=[.M36] + 15" office:value-type="float" office:value="540" calcext:value-type="float">
            <text:p>5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2"/>
          <table:table-cell table:formula="of:=[.H38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38]/113 * 100" office:value-type="float" office:value="2.65486725663717" calcext:value-type="float">
            <text:p>2.6548672566</text:p>
          </table:table-cell>
          <table:table-cell table:formula="of:=[.M37] + 15"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2"/>
          <table:table-cell table:formula="of:=[.H39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39]/113 * 100" office:value-type="float" office:value="2.65486725663717" calcext:value-type="float">
            <text:p>2.6548672566</text:p>
          </table:table-cell>
          <table:table-cell table:formula="of:=[.M38] + 15" office:value-type="float" office:value="570" calcext:value-type="float">
            <text:p>57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table:formula="of:=[.H40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0]/113 * 100" office:value-type="float" office:value="2.65486725663717" calcext:value-type="float">
            <text:p>2.6548672566</text:p>
          </table:table-cell>
          <table:table-cell table:formula="of:=[.M39] + 15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2"/>
          <table:table-cell table:formula="of:=[.H41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1]/113 * 100" office:value-type="float" office:value="2.65486725663717" calcext:value-type="float">
            <text:p>2.6548672566</text:p>
          </table:table-cell>
          <table:table-cell table:formula="of:=[.M40] + 15"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2"/>
          <table:table-cell table:formula="of:=[.H42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2]/113 * 100" office:value-type="float" office:value="2.65486725663717" calcext:value-type="float">
            <text:p>2.6548672566</text:p>
          </table:table-cell>
          <table:table-cell table:formula="of:=[.M41] + 15"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2"/>
          <table:table-cell table:formula="of:=[.H43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3]/113 * 100" office:value-type="float" office:value="2.65486725663717" calcext:value-type="float">
            <text:p>2.6548672566</text:p>
          </table:table-cell>
          <table:table-cell table:formula="of:=[.M42] + 15"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2"/>
          <table:table-cell table:formula="of:=[.H44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4]/113 * 100" office:value-type="float" office:value="2.65486725663717" calcext:value-type="float">
            <text:p>2.6548672566</text:p>
          </table:table-cell>
          <table:table-cell table:formula="of:=[.M43] + 15" office:value-type="float" office:value="645" calcext:value-type="float">
            <text:p>64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number-columns-repeated="2"/>
          <table:table-cell table:formula="of:=[.H45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5]/113 * 100" office:value-type="float" office:value="2.65486725663717" calcext:value-type="float">
            <text:p>2.6548672566</text:p>
          </table:table-cell>
          <table:table-cell table:formula="of:=[.M44] + 15"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number-columns-repeated="2"/>
          <table:table-cell table:formula="of:=[.H46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6]/113 * 100" office:value-type="float" office:value="2.65486725663717" calcext:value-type="float">
            <text:p>2.6548672566</text:p>
          </table:table-cell>
          <table:table-cell table:formula="of:=[.M45] + 15"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number-columns-repeated="2"/>
          <table:table-cell table:formula="of:=[.H47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7]/113 * 100" office:value-type="float" office:value="2.65486725663717" calcext:value-type="float">
            <text:p>2.6548672566</text:p>
          </table:table-cell>
          <table:table-cell table:formula="of:=[.M46] + 15"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number-columns-repeated="2"/>
          <table:table-cell table:formula="of:=[.H48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8]/113 * 100" office:value-type="float" office:value="2.65486725663717" calcext:value-type="float">
            <text:p>2.6548672566</text:p>
          </table:table-cell>
          <table:table-cell table:formula="of:=[.M47] + 15" office:value-type="float" office:value="705" calcext:value-type="float">
            <text:p>7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number-columns-repeated="2"/>
          <table:table-cell table:formula="of:=[.H49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49]/113 * 100" office:value-type="float" office:value="2.65486725663717" calcext:value-type="float">
            <text:p>2.6548672566</text:p>
          </table:table-cell>
          <table:table-cell table:formula="of:=[.M48] + 15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2"/>
          <table:table-cell table:formula="of:=[.H50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0]/113 * 100" office:value-type="float" office:value="2.65486725663717" calcext:value-type="float">
            <text:p>2.6548672566</text:p>
          </table:table-cell>
          <table:table-cell table:formula="of:=[.M49] + 15"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2"/>
          <table:table-cell table:formula="of:=[.H51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1]/113 * 100" office:value-type="float" office:value="2.65486725663717" calcext:value-type="float">
            <text:p>2.6548672566</text:p>
          </table:table-cell>
          <table:table-cell table:formula="of:=[.M50] + 15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number-columns-repeated="2"/>
          <table:table-cell table:formula="of:=[.H52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2]/113 * 100" office:value-type="float" office:value="2.65486725663717" calcext:value-type="float">
            <text:p>2.6548672566</text:p>
          </table:table-cell>
          <table:table-cell table:formula="of:=[.M51] + 15"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2"/>
          <table:table-cell table:formula="of:=[.H53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3]/113 * 100" office:value-type="float" office:value="2.65486725663717" calcext:value-type="float">
            <text:p>2.6548672566</text:p>
          </table:table-cell>
          <table:table-cell table:formula="of:=[.M52] + 15"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2"/>
          <table:table-cell table:formula="of:=[.H54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4]/113 * 100" office:value-type="float" office:value="2.65486725663717" calcext:value-type="float">
            <text:p>2.6548672566</text:p>
          </table:table-cell>
          <table:table-cell table:formula="of:=[.M53] + 15" office:value-type="float" office:value="795" calcext:value-type="float">
            <text:p>79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number-columns-repeated="2"/>
          <table:table-cell table:formula="of:=[.H55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5]/113 * 100" office:value-type="float" office:value="2.65486725663717" calcext:value-type="float">
            <text:p>2.6548672566</text:p>
          </table:table-cell>
          <table:table-cell table:formula="of:=[.M54] + 15" office:value-type="float" office:value="810" calcext:value-type="float">
            <text:p>81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2"/>
          <table:table-cell table:formula="of:=[.H56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6]/113 * 100" office:value-type="float" office:value="2.65486725663717" calcext:value-type="float">
            <text:p>2.6548672566</text:p>
          </table:table-cell>
          <table:table-cell table:formula="of:=[.M55] + 15"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number-columns-repeated="2"/>
          <table:table-cell table:formula="of:=[.H57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7]/113 * 100" office:value-type="float" office:value="2.65486725663717" calcext:value-type="float">
            <text:p>2.6548672566</text:p>
          </table:table-cell>
          <table:table-cell table:formula="of:=[.M56] + 15"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2"/>
          <table:table-cell table:formula="of:=[.H58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8]/113 * 100" office:value-type="float" office:value="2.65486725663717" calcext:value-type="float">
            <text:p>2.6548672566</text:p>
          </table:table-cell>
          <table:table-cell table:formula="of:=[.M57] + 15" office:value-type="float" office:value="855" calcext:value-type="float">
            <text:p>85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2"/>
          <table:table-cell table:formula="of:=[.H59]/126 * 100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K59]/113 * 100" office:value-type="float" office:value="2.65486725663717" calcext:value-type="float">
            <text:p>2.6548672566</text:p>
          </table:table-cell>
          <table:table-cell table:formula="of:=[.M58] + 15"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2"/>
          <table:table-cell table:formula="of:=[.H60]/126 * 100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60]/113 * 100" office:value-type="float" office:value="1.76991150442478" calcext:value-type="float">
            <text:p>1.7699115044</text:p>
          </table:table-cell>
          <table:table-cell table:formula="of:=[.M59] + 15" office:value-type="float" office:value="885" calcext:value-type="float">
            <text:p>88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2"/>
          <table:table-cell table:formula="of:=[.H61]/126 * 100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61]/113 * 100" office:value-type="float" office:value="1.76991150442478" calcext:value-type="float">
            <text:p>1.7699115044</text:p>
          </table:table-cell>
          <table:table-cell table:formula="of:=[.M60] + 15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2"/>
          <table:table-cell table:formula="of:=[.H62]/126 * 100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62]/113 * 100" office:value-type="float" office:value="1.76991150442478" calcext:value-type="float">
            <text:p>1.7699115044</text:p>
          </table:table-cell>
          <table:table-cell table:formula="of:=[.M61] + 15"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2"/>
          <table:table-cell table:formula="of:=[.H63]/126 * 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3]/113 * 100" office:value-type="float" office:value="0.884955752212389" calcext:value-type="float">
            <text:p>0.8849557522</text:p>
          </table:table-cell>
          <table:table-cell table:formula="of:=[.M62] + 15"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2"/>
          <table:table-cell table:formula="of:=[.H64]/126 * 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4]/113 * 100" office:value-type="float" office:value="0.884955752212389" calcext:value-type="float">
            <text:p>0.8849557522</text:p>
          </table:table-cell>
          <table:table-cell table:formula="of:=[.M63] + 15"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table:number-columns-repeated="2"/>
          <table:table-cell table:formula="of:=[.H65]/126 * 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5]/113 * 100" office:value-type="float" office:value="0.884955752212389" calcext:value-type="float">
            <text:p>0.8849557522</text:p>
          </table:table-cell>
          <table:table-cell table:formula="of:=[.M64] + 15"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3" calcext:value-type="float">
            <text:p>103</text:p>
          </table:table-cell>
          <table:table-cell table:number-columns-repeated="2"/>
          <table:table-cell table:formula="of:=[.H66]/126 * 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6]/113 * 100" office:value-type="float" office:value="0.884955752212389" calcext:value-type="float">
            <text:p>0.8849557522</text:p>
          </table:table-cell>
          <table:table-cell table:formula="of:=[.M65] + 15"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2"/>
          <table:table-cell table:formula="of:=[.H67]/126 * 100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67]/113 * 100" office:value-type="float" office:value="0.884955752212389" calcext:value-type="float">
            <text:p>0.8849557522</text:p>
          </table:table-cell>
          <table:table-cell table:formula="of:=[.M66] + 15"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2"/>
          <table:table-cell table:formula="of:=[.H68]/126 * 10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68]/113 * 100" office:value-type="float" office:value="0" calcext:value-type="float">
            <text:p>0</text:p>
          </table:table-cell>
          <table:table-cell table:formula="of:=[.M67] + 15" office:value-type="float" office:value="1005" calcext:value-type="float">
            <text:p>100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number-columns-repeated="2"/>
          <table:table-cell table:formula="of:=[.H69]/126 * 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number-columns-repeated="2"/>
          <table:table-cell table:formula="of:=[.H70]/126 * 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1" calcext:value-type="float">
            <text:p>121</text:p>
          </table:table-cell>
          <table:table-cell table:number-columns-repeated="2"/>
          <table:table-cell table:formula="of:=[.H71]/126 * 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number-columns-repeated="2"/>
          <table:table-cell table:formula="of:=[.H72]/126 * 10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72" calcext:value-type="float">
            <text:p>17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18" calcext:value-type="float">
            <text:p>21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5" calcext:value-type="float">
            <text:p>26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69" calcext:value-type="float">
            <text:p>26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4" calcext:value-type="float">
            <text:p>27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49" calcext:value-type="float">
            <text:p>349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992" calcext:value-type="float">
            <text:p>992</text:p>
          </table:table-cell>
          <table:table-cell/>
          <table:table-cell table:formula="of:=992/60" office:value-type="float" office:value="16.5333333333333" calcext:value-type="float">
            <text:p>16.5333333333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13.5307in" svg:height="7.8744in" svg:x="3.8083in" svg:y="23.9374in">
            <draw:object draw:notify-on-update-of-ranges="Sheet2.V1:Sheet2.V143 Sheet2.U1:Sheet2.U143 Sheet2.W1:Sheet2.W34 Sheet2.V1:Sheet2.V1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1.5339in" svg:height="7.5815in" svg:x="0in" svg:y="17.0146in">
            <draw:object draw:notify-on-update-of-ranges="Sheet2.Q1:Sheet2.Q8 Sheet2.N1:Sheet2.N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0.6996in" svg:height="7.111in" svg:x="2.1618in" svg:y="8.7217in">
            <draw:object draw:notify-on-update-of-ranges="Sheet2.H4:Sheet2.H4 Sheet2.H5:Sheet2.H5 Sheet2.H6:Sheet2.H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9.7665in" svg:height="5.3122in" svg:x="0in" svg:y="9.0669in">
            <draw:object draw:notify-on-update-of-ranges="Sheet2.M4:Sheet2.M4 Sheet2.M5:Sheet2.M5 Sheet2.M6:Sheet2.M6 Sheet2.M7:Sheet2.M7 Sheet2.M8:Sheet2.M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12.5539in" svg:height="6.672in" svg:x="0in" svg:y="3.3256in">
            <draw:object draw:notify-on-update-of-ranges="Sheet2.L11:Sheet2.L11 Sheet2.L12:Sheet2.L12 Sheet2.L13:Sheet2.L1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2" office:value-type="string" calcext:value-type="string">
            <text:p>52 players</text:p>
          </table:table-cell>
          <table:table-cell table:formula="of:=121.379 + 109.5035" office:value-type="float" office:value="230.8825" calcext:value-type="float">
            <text:p>230.8825</text:p>
          </table:table-cell>
          <table:table-cell table:formula="of:=63.59 + 45.162" office:value-type="float" office:value="108.752" calcext:value-type="float">
            <text:p>108.752</text:p>
          </table:table-cell>
          <table:table-cell/>
          <table:table-cell office:value-type="string" calcext:value-type="string">
            <text:p>Build Phase</text:p>
          </table:table-cell>
          <table:table-cell/>
          <table:table-cell office:value-type="string" calcext:value-type="string">
            <text:p>per player</text:p>
          </table:table-cell>
          <table:table-cell office:value-type="string" calcext:value-type="string">
            <text:p>per phase</text:p>
          </table:table-cell>
          <table:table-cell/>
          <table:table-cell office:value-type="string" calcext:value-type="string">
            <text:p>run phase</text:p>
          </table:table-cell>
          <table:table-cell/>
          <table:table-cell office:value-type="string" calcext:value-type="string">
            <text:p>per player</text:p>
          </table:table-cell>
          <table:table-cell office:value-type="string" calcext:value-type="string">
            <text:p>per phase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formula="of:=([.O1] + [.P1]) / 62 * 100" office:value-type="float" office:value="100" calcext:value-type="float">
            <text:p>100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[.R1]+[.S1]" office:value-type="float" office:value="52" calcext:value-type="float">
            <text:p>52</text:p>
          </table:table-cell>
          <table:table-cell table:formula="of:= [.T1]/52 *100"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264 + 261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info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O2] + [.P2]) / 62 * 100" office:value-type="float" office:value="11.2903225806452" calcext:value-type="float">
            <text:p>11.290322580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[.R2]+[.S2]" office:value-type="float" office:value="45" calcext:value-type="float">
            <text:p>45</text:p>
          </table:table-cell>
          <table:table-cell table:formula="of:= [.T2]/52 *100" office:value-type="float" office:value="86.5384615384616" calcext:value-type="float">
            <text:p>86.5384615385</text:p>
          </table:table-cell>
          <table:table-cell table:formula="of:=[.V1] + 0.5" office:value-type="float" office:value="1" calcext:value-type="float">
            <text:p>1</text:p>
          </table:table-cell>
          <table:table-cell office:value-type="float" office:value="81.7460317460317" calcext:value-type="float">
            <text:p>81.746031746</text:p>
          </table:table-cell>
        </table:table-row>
        <table:table-row table:style-name="ro1">
          <table:table-cell/>
          <table:table-cell table:formula="of:=[.B1]/[.B2] * 60" office:value-type="float" office:value="26.3865714285714" calcext:value-type="float">
            <text:p>26.3865714286</text:p>
          </table:table-cell>
          <table:table-cell table:formula="of:=[.C1]/[.C2] * 60" office:value-type="float" office:value="12.4288" calcext:value-type="float">
            <text:p>12.4288</text:p>
          </table:table-cell>
          <table:table-cell table:number-columns-repeated="10"/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O3] + [.P3]) / 62 * 100" office:value-type="float" office:value="1.61290322580645" calcext:value-type="float">
            <text:p>1.612903225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R3]+[.S3]" office:value-type="float" office:value="27" calcext:value-type="float">
            <text:p>27</text:p>
          </table:table-cell>
          <table:table-cell table:formula="of:= [.T3]/52 *100" office:value-type="float" office:value="51.9230769230769" calcext:value-type="float">
            <text:p>51.9230769231</text:p>
          </table:table-cell>
          <table:table-cell table:formula="of:=[.V2] + 0.5" office:value-type="float" office:value="1.5" calcext:value-type="float">
            <text:p>1.5</text:p>
          </table:table-cell>
          <table:table-cell office:value-type="float" office:value="69.8412698412698" calcext:value-type="float">
            <text:p>69.8412698413</text:p>
          </table:table-cell>
        </table:table-row>
        <table:table-row table:style-name="ro1">
          <table:table-cell/>
          <table:table-cell table:style-name="ce3" table:formula="of:=525 /52" office:value-type="float" office:value="10.0961538461538" calcext:value-type="float">
            <text:p>10.0961538462</text:p>
          </table:table-cell>
          <table:table-cell table:style-name="ce3" table:formula="of:=525 /52" office:value-type="float" office:value="10.0961538461538" calcext:value-type="float">
            <text:p>10.0961538462</text:p>
          </table:table-cell>
          <table:table-cell/>
          <table:table-cell office:value-type="string" calcext:value-type="string">
            <text:p>gold spent</text:p>
          </table:table-cell>
          <table:table-cell table:formula="of:=441+453" office:value-type="float" office:value="894" calcext:value-type="float">
            <text:p>894</text:p>
          </table:table-cell>
          <table:table-cell table:formula="of:=[.F4] / 52" office:value-type="float" office:value="17.1923076923077" calcext:value-type="float">
            <text:p>17.1923076923</text:p>
          </table:table-cell>
          <table:table-cell table:formula="of:=[.F4]/525" office:value-type="float" office:value="1.70285714285714" calcext:value-type="float">
            <text:p>1.7028571429</text:p>
          </table:table-cell>
          <table:table-cell/>
          <table:table-cell office:value-type="string" calcext:value-type="string">
            <text:p>goldEarned</text:p>
          </table:table-cell>
          <table:table-cell table:formula="of:=539 + 480" office:value-type="float" office:value="1019" calcext:value-type="float">
            <text:p>1019</text:p>
          </table:table-cell>
          <table:table-cell/>
          <table:table-cell table:formula="of:=[.K4]/525" office:value-type="float" office:value="1.94095238095238" calcext:value-type="float">
            <text:p>1.9409523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O4] + [.P4]) / 62 * 1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R4]+[.S4]" office:value-type="float" office:value="20" calcext:value-type="float">
            <text:p>20</text:p>
          </table:table-cell>
          <table:table-cell table:formula="of:= [.T4]/52 *100" office:value-type="float" office:value="38.4615384615385" calcext:value-type="float">
            <text:p>38.4615384615</text:p>
          </table:table-cell>
          <table:table-cell table:formula="of:=[.V3] + 0.5" office:value-type="float" office:value="2" calcext:value-type="float">
            <text:p>2</text:p>
          </table:table-cell>
          <table:table-cell office:value-type="float" office:value="50.7936507936508" calcext:value-type="float">
            <text:p>50.7936507937</text:p>
          </table:table-cell>
        </table:table-row>
        <table:table-row table:style-name="ro1">
          <table:table-cell/>
          <table:table-cell office:value-type="string" calcext:value-type="string">
            <text:p>Build Phase</text:p>
          </table:table-cell>
          <table:table-cell office:value-type="string" calcext:value-type="string">
            <text:p>Run Phase</text:p>
          </table:table-cell>
          <table:table-cell/>
          <table:table-cell office:value-type="string" calcext:value-type="string">
            <text:p>tiles placed</text:p>
          </table:table-cell>
          <table:table-cell table:formula="of:=230+255" office:value-type="float" office:value="485" calcext:value-type="float">
            <text:p>485</text:p>
          </table:table-cell>
          <table:table-cell table:formula="of:=[.F5] / 52" office:value-type="float" office:value="9.32692307692308" calcext:value-type="float">
            <text:p>9.3269230769</text:p>
          </table:table-cell>
          <table:table-cell table:formula="of:=[.F5]/525" office:value-type="float" office:value="0.923809523809524" calcext:value-type="float">
            <text:p>0.9238095238</text:p>
          </table:table-cell>
          <table:table-cell/>
          <table:table-cell office:value-type="string" calcext:value-type="string">
            <text:p>distanceTraveled</text:p>
          </table:table-cell>
          <table:table-cell table:formula="of:=600 + 673" office:value-type="float" office:value="1273" calcext:value-type="float">
            <text:p>1273</text:p>
          </table:table-cell>
          <table:table-cell/>
          <table:table-cell table:formula="of:=[.K5]/525" office:value-type="float" office:value="2.4247619047619" calcext:value-type="float">
            <text:p>2.42476190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O5] + [.P5]) / 62 * 10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R5]+[.S5]" office:value-type="float" office:value="19" calcext:value-type="float">
            <text:p>19</text:p>
          </table:table-cell>
          <table:table-cell table:formula="of:= [.T5]/52 *100" office:value-type="float" office:value="36.5384615384615" calcext:value-type="float">
            <text:p>36.5384615385</text:p>
          </table:table-cell>
          <table:table-cell table:formula="of:=[.V4] + 0.5" office:value-type="float" office:value="2.5" calcext:value-type="float">
            <text:p>2.5</text:p>
          </table:table-cell>
          <table:table-cell office:value-type="float" office:value="39.6825396825397" calcext:value-type="float">
            <text:p>39.682539682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ime</text:p>
          </table:table-cell>
          <table:table-cell/>
          <table:table-cell office:value-type="string" calcext:value-type="string">
            <text:p>entities placed</text:p>
          </table:table-cell>
          <table:table-cell table:formula="of:=77 + 37" office:value-type="float" office:value="114" calcext:value-type="float">
            <text:p>114</text:p>
          </table:table-cell>
          <table:table-cell table:formula="of:=[.F6] / 52" office:value-type="float" office:value="2.19230769230769" calcext:value-type="float">
            <text:p>2.1923076923</text:p>
          </table:table-cell>
          <table:table-cell table:formula="of:=[.F6]/525" office:value-type="float" office:value="0.217142857142857" calcext:value-type="float">
            <text:p>0.2171428571</text:p>
          </table:table-cell>
          <table:table-cell/>
          <table:table-cell office:value-type="string" calcext:value-type="string">
            <text:p>enemies</text:p>
          </table:table-cell>
          <table:table-cell table:formula="of:=401 + 302" office:value-type="float" office:value="703" calcext:value-type="float">
            <text:p>703</text:p>
          </table:table-cell>
          <table:table-cell/>
          <table:table-cell table:formula="of:=[.K6]/525" office:value-type="float" office:value="1.33904761904762" calcext:value-type="float">
            <text:p>1.3390476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O6] + [.P6]) / 62 * 1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R6]+[.S6]" office:value-type="float" office:value="17" calcext:value-type="float">
            <text:p>17</text:p>
          </table:table-cell>
          <table:table-cell table:formula="of:= [.T6]/52 *100" office:value-type="float" office:value="32.6923076923077" calcext:value-type="float">
            <text:p>32.6923076923</text:p>
          </table:table-cell>
          <table:table-cell table:formula="of:=[.V5] + 0.5" office:value-type="float" office:value="3" calcext:value-type="float">
            <text:p>3</text:p>
          </table:table-cell>
          <table:table-cell office:value-type="float" office:value="34.9206349206349" calcext:value-type="float">
            <text:p>34.92063492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staminaleft</text:p>
          </table:table-cell>
          <table:table-cell table:formula="of:= 449 + 514" office:value-type="float" office:value="963" calcext:value-type="float">
            <text:p>963</text:p>
          </table:table-cell>
          <table:table-cell/>
          <table:table-cell table:formula="of:=[.K7]/525" office:value-type="float" office:value="1.83428571428571" calcext:value-type="float">
            <text:p>1.8342857143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O7] + [.P7]) / 62 * 100" office:value-type="float" office:value="1.61290322580645" calcext:value-type="float">
            <text:p>1.61290322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R7]+[.S7]" office:value-type="float" office:value="17" calcext:value-type="float">
            <text:p>17</text:p>
          </table:table-cell>
          <table:table-cell table:formula="of:= [.T7]/52 *100" office:value-type="float" office:value="32.6923076923077" calcext:value-type="float">
            <text:p>32.6923076923</text:p>
          </table:table-cell>
          <table:table-cell table:formula="of:=[.V6] + 0.5" office:value-type="float" office:value="3.5" calcext:value-type="float">
            <text:p>3.5</text:p>
          </table:table-cell>
          <table:table-cell office:value-type="float" office:value="32.5396825396825" calcext:value-type="float">
            <text:p>32.53968253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tities placed</text:p>
          </table:table-cell>
          <table:table-cell table:number-columns-repeated="4"/>
          <table:table-cell office:value-type="string" calcext:value-type="string">
            <text:p>healthLeft</text:p>
          </table:table-cell>
          <table:table-cell table:formula="of:= 99 + 2014" office:value-type="float" office:value="2113" calcext:value-type="float">
            <text:p>2113</text:p>
          </table:table-cell>
          <table:table-cell/>
          <table:table-cell table:formula="of:=[.K8]/525" office:value-type="float" office:value="4.0247619047619" calcext:value-type="float">
            <text:p>4.02476190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O8] + [.P8]) / 62 * 1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R8]+[.S8]" office:value-type="float" office:value="16" calcext:value-type="float">
            <text:p>16</text:p>
          </table:table-cell>
          <table:table-cell table:formula="of:= [.T8]/52 *100" office:value-type="float" office:value="30.7692307692308" calcext:value-type="float">
            <text:p>30.7692307692</text:p>
          </table:table-cell>
          <table:table-cell table:formula="of:=[.V7] + 0.5" office:value-type="float" office:value="4" calcext:value-type="float">
            <text:p>4</text:p>
          </table:table-cell>
          <table:table-cell office:value-type="float" office:value="29.3650793650794" calcext:value-type="float">
            <text:p>29.3650793651</text:p>
          </table:table-cell>
        </table:table-row>
        <table:table-row table:style-name="ro1">
          <table:table-cell table:number-columns-repeated="3"/>
          <table:table-cell table:style-name="ce3" table:formula="of:=525 /52" office:value-type="float" office:value="10.0961538461538" calcext:value-type="float">
            <text:p>10.0961538462</text:p>
          </table:table-cell>
          <table:table-cell office:value-type="string" calcext:value-type="string">
            <text:p>healing</text:p>
          </table:table-cell>
          <table:table-cell office:value-type="float" office:value="72" calcext:value-type="float">
            <text:p>72</text:p>
          </table:table-cell>
          <table:table-cell table:number-columns-repeated="11"/>
          <table:table-cell table:number-columns-repeated="2" office:value-type="float" office:value="7" calcext:value-type="float">
            <text:p>7</text:p>
          </table:table-cell>
          <table:table-cell table:formula="of:=[.R9]+[.S9]" office:value-type="float" office:value="14" calcext:value-type="float">
            <text:p>14</text:p>
          </table:table-cell>
          <table:table-cell table:formula="of:= [.T9]/52 *100" office:value-type="float" office:value="26.9230769230769" calcext:value-type="float">
            <text:p>26.9230769231</text:p>
          </table:table-cell>
          <table:table-cell table:formula="of:=[.V8] + 0.5" office:value-type="float" office:value="4.5" calcext:value-type="float">
            <text:p>4.5</text:p>
          </table:table-cell>
          <table:table-cell office:value-type="float" office:value="21.4285714285714" calcext:value-type="float">
            <text:p>21.42857142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nemy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reason</text:p>
          </table:table-cell>
          <table:table-cell table:number-columns-repeated="7"/>
          <table:table-cell table:number-columns-repeated="2" office:value-type="float" office:value="7" calcext:value-type="float">
            <text:p>7</text:p>
          </table:table-cell>
          <table:table-cell table:formula="of:=[.R10]+[.S10]" office:value-type="float" office:value="14" calcext:value-type="float">
            <text:p>14</text:p>
          </table:table-cell>
          <table:table-cell table:formula="of:= [.T10]/52 *100" office:value-type="float" office:value="26.9230769230769" calcext:value-type="float">
            <text:p>26.9230769231</text:p>
          </table:table-cell>
          <table:table-cell table:formula="of:=[.V9] + 0.5" office:value-type="float" office:value="5" calcext:value-type="float">
            <text:p>5</text:p>
          </table:table-cell>
          <table:table-cell office:value-type="float" office:value="15.8730158730159" calcext:value-type="float">
            <text:p>15.8730158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utofstamina</text:p>
          </table:table-cell>
          <table:table-cell table:formula="of:=140 + 149" office:value-type="float" office:value="289" calcext:value-type="float">
            <text:p>289</text:p>
          </table:table-cell>
          <table:table-cell table:formula="of:=[.K11]/523 * 100" office:value-type="float" office:value="55.2581261950287" calcext:value-type="float">
            <text:p>55.25812619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1]+[.S11]" office:value-type="float" office:value="13" calcext:value-type="float">
            <text:p>13</text:p>
          </table:table-cell>
          <table:table-cell table:formula="of:= [.T11]/52 *100" office:value-type="float" office:value="25" calcext:value-type="float">
            <text:p>25</text:p>
          </table:table-cell>
          <table:table-cell table:formula="of:=[.V10] + 0.5" office:value-type="float" office:value="5.5" calcext:value-type="float">
            <text:p>5.5</text:p>
          </table:table-cell>
          <table:table-cell office:value-type="float" office:value="11.9047619047619" calcext:value-type="float">
            <text:p>11.90476190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endbutton</text:p>
          </table:table-cell>
          <table:table-cell table:formula="of:=102 + 102" office:value-type="float" office:value="204" calcext:value-type="float">
            <text:p>204</text:p>
          </table:table-cell>
          <table:table-cell table:formula="of:=[.K12]/523 * 100" office:value-type="float" office:value="39.0057361376673" calcext:value-type="float">
            <text:p>39.005736137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R12]+[.S12]" office:value-type="float" office:value="13" calcext:value-type="float">
            <text:p>13</text:p>
          </table:table-cell>
          <table:table-cell table:formula="of:= [.T12]/52 *100" office:value-type="float" office:value="25" calcext:value-type="float">
            <text:p>25</text:p>
          </table:table-cell>
          <table:table-cell table:formula="of:=[.V11] + 0.5" office:value-type="float" office:value="6" calcext:value-type="float">
            <text:p>6</text:p>
          </table:table-cell>
          <table:table-cell office:value-type="float" office:value="9.52380952380952" calcext:value-type="float">
            <text:p>9.52380952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ied</text:p>
          </table:table-cell>
          <table:table-cell office:value-type="float" office:value="30" calcext:value-type="float">
            <text:p>30</text:p>
          </table:table-cell>
          <table:table-cell table:formula="of:=[.K13]/523 * 100" office:value-type="float" office:value="5.73613766730402" calcext:value-type="float">
            <text:p>5.736137667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R13]+[.S13]" office:value-type="float" office:value="12" calcext:value-type="float">
            <text:p>12</text:p>
          </table:table-cell>
          <table:table-cell table:formula="of:= [.T13]/52 *100" office:value-type="float" office:value="23.0769230769231" calcext:value-type="float">
            <text:p>23.0769230769</text:p>
          </table:table-cell>
          <table:table-cell table:formula="of:=[.V12] + 0.5" office:value-type="float" office:value="6.5" calcext:value-type="float">
            <text:p>6.5</text:p>
          </table:table-cell>
          <table:table-cell office:value-type="float" office:value="4.76190476190476" calcext:value-type="float">
            <text:p>4.7619047619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R14]+[.S14]" office:value-type="float" office:value="12" calcext:value-type="float">
            <text:p>12</text:p>
          </table:table-cell>
          <table:table-cell table:formula="of:= [.T14]/52 *100" office:value-type="float" office:value="23.0769230769231" calcext:value-type="float">
            <text:p>23.0769230769</text:p>
          </table:table-cell>
          <table:table-cell table:formula="of:=[.V13] + 0.5" office:value-type="float" office:value="7" calcext:value-type="float">
            <text:p>7</text:p>
          </table:table-cell>
          <table:table-cell office:value-type="float" office:value="3.96825396825397" calcext:value-type="float">
            <text:p>3.9682539683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15]+[.S15]" office:value-type="float" office:value="11" calcext:value-type="float">
            <text:p>11</text:p>
          </table:table-cell>
          <table:table-cell table:formula="of:= [.T15]/52 *100" office:value-type="float" office:value="21.1538461538462" calcext:value-type="float">
            <text:p>21.1538461538</text:p>
          </table:table-cell>
          <table:table-cell table:formula="of:=[.V14] + 0.5" office:value-type="float" office:value="7.5" calcext:value-type="float">
            <text:p>7.5</text:p>
          </table:table-cell>
          <table:table-cell office:value-type="float" office:value="3.96825396825397" calcext:value-type="float">
            <text:p>3.9682539683</text:p>
          </table:table-cell>
        </table:table-row>
        <table:table-row table:style-name="ro1">
          <table:table-cell table:number-columns-repeated="3"/>
          <table:table-cell table:formula="of:=(9266 + 11085) / 60 / 52" office:value-type="float" office:value="6.52275641025641" calcext:value-type="float">
            <text:p>6.5227564103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16]+[.S16]" office:value-type="float" office:value="11" calcext:value-type="float">
            <text:p>11</text:p>
          </table:table-cell>
          <table:table-cell table:formula="of:= [.T16]/52 *100" office:value-type="float" office:value="21.1538461538462" calcext:value-type="float">
            <text:p>21.1538461538</text:p>
          </table:table-cell>
          <table:table-cell table:formula="of:=[.V15] + 0.5" office:value-type="float" office:value="8" calcext:value-type="float">
            <text:p>8</text:p>
          </table:table-cell>
          <table:table-cell office:value-type="float" office:value="3.96825396825397" calcext:value-type="float">
            <text:p>3.9682539683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17]+[.S17]" office:value-type="float" office:value="11" calcext:value-type="float">
            <text:p>11</text:p>
          </table:table-cell>
          <table:table-cell table:formula="of:= [.T17]/52 *100" office:value-type="float" office:value="21.1538461538462" calcext:value-type="float">
            <text:p>21.1538461538</text:p>
          </table:table-cell>
          <table:table-cell table:formula="of:=[.V16] + 0.5" office:value-type="float" office:value="8.5" calcext:value-type="float">
            <text:p>8.5</text:p>
          </table:table-cell>
          <table:table-cell office:value-type="float" office:value="3.17460317460317" calcext:value-type="float">
            <text:p>3.1746031746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18]+[.S18]" office:value-type="float" office:value="11" calcext:value-type="float">
            <text:p>11</text:p>
          </table:table-cell>
          <table:table-cell table:formula="of:= [.T18]/52 *100" office:value-type="float" office:value="21.1538461538462" calcext:value-type="float">
            <text:p>21.1538461538</text:p>
          </table:table-cell>
          <table:table-cell table:formula="of:=[.V17] + 0.5" office:value-type="float" office:value="9" calcext:value-type="float">
            <text:p>9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0"/>
          <table:table-cell table:formula="of:=289+204+30" office:value-type="float" office:value="523" calcext:value-type="float">
            <text:p>52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19]+[.S19]" office:value-type="float" office:value="11" calcext:value-type="float">
            <text:p>11</text:p>
          </table:table-cell>
          <table:table-cell table:formula="of:= [.T19]/52 *100" office:value-type="float" office:value="21.1538461538462" calcext:value-type="float">
            <text:p>21.1538461538</text:p>
          </table:table-cell>
          <table:table-cell table:formula="of:=[.V18] + 0.5" office:value-type="float" office:value="9.5" calcext:value-type="float">
            <text:p>9.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20]+[.S20]" office:value-type="float" office:value="11" calcext:value-type="float">
            <text:p>11</text:p>
          </table:table-cell>
          <table:table-cell table:formula="of:= [.T20]/52 *100" office:value-type="float" office:value="21.1538461538462" calcext:value-type="float">
            <text:p>21.1538461538</text:p>
          </table:table-cell>
          <table:table-cell table:formula="of:=[.V19] + 0.5" office:value-type="float" office:value="10" calcext:value-type="float">
            <text:p>10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R21]+[.S21]" office:value-type="float" office:value="11" calcext:value-type="float">
            <text:p>11</text:p>
          </table:table-cell>
          <table:table-cell table:formula="of:= [.T21]/52 *100" office:value-type="float" office:value="21.1538461538462" calcext:value-type="float">
            <text:p>21.1538461538</text:p>
          </table:table-cell>
          <table:table-cell table:formula="of:=[.V20] + 0.5" office:value-type="float" office:value="10.5" calcext:value-type="float">
            <text:p>10.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formula="of:=[.R22]+[.S22]" office:value-type="float" office:value="10" calcext:value-type="float">
            <text:p>10</text:p>
          </table:table-cell>
          <table:table-cell table:formula="of:= [.T22]/52 *100" office:value-type="float" office:value="19.2307692307692" calcext:value-type="float">
            <text:p>19.2307692308</text:p>
          </table:table-cell>
          <table:table-cell table:formula="of:=[.V21] + 0.5" office:value-type="float" office:value="11" calcext:value-type="float">
            <text:p>11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formula="of:=[.R23]+[.S23]" office:value-type="float" office:value="10" calcext:value-type="float">
            <text:p>10</text:p>
          </table:table-cell>
          <table:table-cell table:formula="of:= [.T23]/52 *100" office:value-type="float" office:value="19.2307692307692" calcext:value-type="float">
            <text:p>19.2307692308</text:p>
          </table:table-cell>
          <table:table-cell table:formula="of:=[.V22] + 0.5" office:value-type="float" office:value="11.5" calcext:value-type="float">
            <text:p>11.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formula="of:=[.R24]+[.S24]" office:value-type="float" office:value="10" calcext:value-type="float">
            <text:p>10</text:p>
          </table:table-cell>
          <table:table-cell table:formula="of:= [.T24]/52 *100" office:value-type="float" office:value="19.2307692307692" calcext:value-type="float">
            <text:p>19.2307692308</text:p>
          </table:table-cell>
          <table:table-cell table:formula="of:=[.V23] + 0.5" office:value-type="float" office:value="12" calcext:value-type="float">
            <text:p>12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formula="of:=[.R25]+[.S25]" office:value-type="float" office:value="10" calcext:value-type="float">
            <text:p>10</text:p>
          </table:table-cell>
          <table:table-cell table:formula="of:= [.T25]/52 *100" office:value-type="float" office:value="19.2307692307692" calcext:value-type="float">
            <text:p>19.2307692308</text:p>
          </table:table-cell>
          <table:table-cell table:formula="of:=[.V24] + 0.5" office:value-type="float" office:value="12.5" calcext:value-type="float">
            <text:p>12.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formula="of:=[.R26]+[.S26]" office:value-type="float" office:value="10" calcext:value-type="float">
            <text:p>10</text:p>
          </table:table-cell>
          <table:table-cell table:formula="of:= [.T26]/52 *100" office:value-type="float" office:value="19.2307692307692" calcext:value-type="float">
            <text:p>19.2307692308</text:p>
          </table:table-cell>
          <table:table-cell table:formula="of:=[.V25] + 0.5" office:value-type="float" office:value="13" calcext:value-type="float">
            <text:p>13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table:number-columns-repeated="2" office:value-type="float" office:value="5" calcext:value-type="float">
            <text:p>5</text:p>
          </table:table-cell>
          <table:table-cell table:formula="of:=[.R27]+[.S27]" office:value-type="float" office:value="10" calcext:value-type="float">
            <text:p>10</text:p>
          </table:table-cell>
          <table:table-cell table:formula="of:= [.T27]/52 *100" office:value-type="float" office:value="19.2307692307692" calcext:value-type="float">
            <text:p>19.2307692308</text:p>
          </table:table-cell>
          <table:table-cell table:formula="of:=[.V26] + 0.5" office:value-type="float" office:value="13.5" calcext:value-type="float">
            <text:p>13.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28]+[.S28]" office:value-type="float" office:value="9" calcext:value-type="float">
            <text:p>9</text:p>
          </table:table-cell>
          <table:table-cell table:formula="of:= [.T28]/52 *100" office:value-type="float" office:value="17.3076923076923" calcext:value-type="float">
            <text:p>17.3076923077</text:p>
          </table:table-cell>
          <table:table-cell table:formula="of:=[.V27] + 0.5" office:value-type="float" office:value="14" calcext:value-type="float">
            <text:p>14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29]+[.S29]" office:value-type="float" office:value="9" calcext:value-type="float">
            <text:p>9</text:p>
          </table:table-cell>
          <table:table-cell table:formula="of:= [.T29]/52 *100" office:value-type="float" office:value="17.3076923076923" calcext:value-type="float">
            <text:p>17.3076923077</text:p>
          </table:table-cell>
          <table:table-cell table:formula="of:=[.V28] + 0.5" office:value-type="float" office:value="14.5" calcext:value-type="float">
            <text:p>14.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30]+[.S30]" office:value-type="float" office:value="9" calcext:value-type="float">
            <text:p>9</text:p>
          </table:table-cell>
          <table:table-cell table:formula="of:= [.T30]/52 *100" office:value-type="float" office:value="17.3076923076923" calcext:value-type="float">
            <text:p>17.3076923077</text:p>
          </table:table-cell>
          <table:table-cell table:formula="of:=[.V29] + 0.5" office:value-type="float" office:value="15" calcext:value-type="float">
            <text:p>15</text:p>
          </table:table-cell>
          <table:table-cell office:value-type="float" office:value="2.38095238095238" calcext:value-type="float">
            <text:p>2.380952381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31]+[.S31]" office:value-type="float" office:value="9" calcext:value-type="float">
            <text:p>9</text:p>
          </table:table-cell>
          <table:table-cell table:formula="of:= [.T31]/52 *100" office:value-type="float" office:value="17.3076923076923" calcext:value-type="float">
            <text:p>17.3076923077</text:p>
          </table:table-cell>
          <table:table-cell table:formula="of:=[.V30] + 0.5" office:value-type="float" office:value="15.5" calcext:value-type="float">
            <text:p>15.5</text:p>
          </table:table-cell>
          <table:table-cell office:value-type="float" office:value="1.58730158730159" calcext:value-type="float">
            <text:p>1.5873015873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32]+[.S32]" office:value-type="float" office:value="9" calcext:value-type="float">
            <text:p>9</text:p>
          </table:table-cell>
          <table:table-cell table:formula="of:= [.T32]/52 *100" office:value-type="float" office:value="17.3076923076923" calcext:value-type="float">
            <text:p>17.3076923077</text:p>
          </table:table-cell>
          <table:table-cell table:formula="of:=[.V31] + 0.5" office:value-type="float" office:value="16" calcext:value-type="float">
            <text:p>16</text:p>
          </table:table-cell>
          <table:table-cell office:value-type="float" office:value="0.793650793650794" calcext:value-type="float">
            <text:p>0.7936507937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33]+[.S33]" office:value-type="float" office:value="9" calcext:value-type="float">
            <text:p>9</text:p>
          </table:table-cell>
          <table:table-cell table:formula="of:= [.T33]/52 *100" office:value-type="float" office:value="17.3076923076923" calcext:value-type="float">
            <text:p>17.3076923077</text:p>
          </table:table-cell>
          <table:table-cell table:formula="of:=[.V32] + 0.5" office:value-type="float" office:value="16.5" calcext:value-type="float">
            <text:p>16.5</text:p>
          </table:table-cell>
          <table:table-cell office:value-type="float" office:value="0.793650793650794" calcext:value-type="float">
            <text:p>0.7936507937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34]+[.S34]" office:value-type="float" office:value="9" calcext:value-type="float">
            <text:p>9</text:p>
          </table:table-cell>
          <table:table-cell table:formula="of:= [.T34]/52 *100" office:value-type="float" office:value="17.3076923076923" calcext:value-type="float">
            <text:p>17.3076923077</text:p>
          </table:table-cell>
          <table:table-cell table:formula="of:=[.V33] + 0.5" office:value-type="float" office:value="17" calcext:value-type="float">
            <text:p>17</text:p>
          </table:table-cell>
          <table:table-cell office:value-type="float" office:value="0.793650793650794" calcext:value-type="float">
            <text:p>0.7936507937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R35]+[.S35]" office:value-type="float" office:value="9" calcext:value-type="float">
            <text:p>9</text:p>
          </table:table-cell>
          <table:table-cell table:formula="of:= [.T35]/52 *100" office:value-type="float" office:value="17.3076923076923" calcext:value-type="float">
            <text:p>17.3076923077</text:p>
          </table:table-cell>
          <table:table-cell table:formula="of:=[.V34] + 0.5" office:value-type="float" office:value="17.5" calcext:value-type="float">
            <text:p>17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R36]+[.S36]" office:value-type="float" office:value="8" calcext:value-type="float">
            <text:p>8</text:p>
          </table:table-cell>
          <table:table-cell table:formula="of:= [.T36]/52 *100" office:value-type="float" office:value="15.3846153846154" calcext:value-type="float">
            <text:p>15.3846153846</text:p>
          </table:table-cell>
          <table:table-cell table:formula="of:=[.V35] + 0.5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R37]+[.S37]" office:value-type="float" office:value="8" calcext:value-type="float">
            <text:p>8</text:p>
          </table:table-cell>
          <table:table-cell table:formula="of:= [.T37]/52 *100" office:value-type="float" office:value="15.3846153846154" calcext:value-type="float">
            <text:p>15.3846153846</text:p>
          </table:table-cell>
          <table:table-cell table:formula="of:=[.V36] + 0.5" office:value-type="float" office:value="18.5" calcext:value-type="float">
            <text:p>18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R38]+[.S38]" office:value-type="float" office:value="8" calcext:value-type="float">
            <text:p>8</text:p>
          </table:table-cell>
          <table:table-cell table:formula="of:= [.T38]/52 *100" office:value-type="float" office:value="15.3846153846154" calcext:value-type="float">
            <text:p>15.3846153846</text:p>
          </table:table-cell>
          <table:table-cell table:formula="of:=[.V37] + 0.5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R39]+[.S39]" office:value-type="float" office:value="8" calcext:value-type="float">
            <text:p>8</text:p>
          </table:table-cell>
          <table:table-cell table:formula="of:= [.T39]/52 *100" office:value-type="float" office:value="15.3846153846154" calcext:value-type="float">
            <text:p>15.3846153846</text:p>
          </table:table-cell>
          <table:table-cell table:formula="of:=[.V38] + 0.5" office:value-type="float" office:value="19.5" calcext:value-type="float">
            <text:p>19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R40]+[.S40]" office:value-type="float" office:value="7" calcext:value-type="float">
            <text:p>7</text:p>
          </table:table-cell>
          <table:table-cell table:formula="of:= [.T40]/52 *100" office:value-type="float" office:value="13.4615384615385" calcext:value-type="float">
            <text:p>13.4615384615</text:p>
          </table:table-cell>
          <table:table-cell table:formula="of:=[.V39] + 0.5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R41]+[.S41]" office:value-type="float" office:value="7" calcext:value-type="float">
            <text:p>7</text:p>
          </table:table-cell>
          <table:table-cell table:formula="of:= [.T41]/52 *100" office:value-type="float" office:value="13.4615384615385" calcext:value-type="float">
            <text:p>13.4615384615</text:p>
          </table:table-cell>
          <table:table-cell table:formula="of:=[.V40] + 0.5" office:value-type="float" office:value="20.5" calcext:value-type="float">
            <text:p>20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R42]+[.S42]" office:value-type="float" office:value="7" calcext:value-type="float">
            <text:p>7</text:p>
          </table:table-cell>
          <table:table-cell table:formula="of:= [.T42]/52 *100" office:value-type="float" office:value="13.4615384615385" calcext:value-type="float">
            <text:p>13.4615384615</text:p>
          </table:table-cell>
          <table:table-cell table:formula="of:=[.V41] + 0.5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R43]+[.S43]" office:value-type="float" office:value="7" calcext:value-type="float">
            <text:p>7</text:p>
          </table:table-cell>
          <table:table-cell table:formula="of:= [.T43]/52 *100" office:value-type="float" office:value="13.4615384615385" calcext:value-type="float">
            <text:p>13.4615384615</text:p>
          </table:table-cell>
          <table:table-cell table:formula="of:=[.V42] + 0.5" office:value-type="float" office:value="21.5" calcext:value-type="float">
            <text:p>21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R44]+[.S44]" office:value-type="float" office:value="6" calcext:value-type="float">
            <text:p>6</text:p>
          </table:table-cell>
          <table:table-cell table:formula="of:= [.T44]/52 *100" office:value-type="float" office:value="11.5384615384615" calcext:value-type="float">
            <text:p>11.5384615385</text:p>
          </table:table-cell>
          <table:table-cell table:formula="of:=[.V43] + 0.5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formula="of:=[.R45]+[.S45]" office:value-type="float" office:value="4" calcext:value-type="float">
            <text:p>4</text:p>
          </table:table-cell>
          <table:table-cell table:formula="of:= [.T45]/52 *100" office:value-type="float" office:value="7.69230769230769" calcext:value-type="float">
            <text:p>7.6923076923</text:p>
          </table:table-cell>
          <table:table-cell table:formula="of:=[.V44] + 0.5" office:value-type="float" office:value="22.5" calcext:value-type="float">
            <text:p>22.5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formula="of:=[.R46]+[.S46]" office:value-type="float" office:value="4" calcext:value-type="float">
            <text:p>4</text:p>
          </table:table-cell>
          <table:table-cell table:formula="of:= [.T46]/52 *100" office:value-type="float" office:value="7.69230769230769" calcext:value-type="float">
            <text:p>7.6923076923</text:p>
          </table:table-cell>
          <table:table-cell table:formula="of:=[.V45] + 0.5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formula="of:=[.R47]+[.S47]" office:value-type="float" office:value="4" calcext:value-type="float">
            <text:p>4</text:p>
          </table:table-cell>
          <table:table-cell table:formula="of:= [.T47]/52 *100" office:value-type="float" office:value="7.69230769230769" calcext:value-type="float">
            <text:p>7.6923076923</text:p>
          </table:table-cell>
          <table:table-cell table:formula="of:=[.V46] + 0.5" office:value-type="float" office:value="23.5" calcext:value-type="float">
            <text:p>23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48]+[.S48]" office:value-type="float" office:value="3" calcext:value-type="float">
            <text:p>3</text:p>
          </table:table-cell>
          <table:table-cell table:formula="of:= [.T48]/52 *100" office:value-type="float" office:value="5.76923076923077" calcext:value-type="float">
            <text:p>5.7692307692</text:p>
          </table:table-cell>
          <table:table-cell table:formula="of:=[.V47] + 0.5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49]+[.S49]" office:value-type="float" office:value="3" calcext:value-type="float">
            <text:p>3</text:p>
          </table:table-cell>
          <table:table-cell table:formula="of:= [.T49]/52 *100" office:value-type="float" office:value="5.76923076923077" calcext:value-type="float">
            <text:p>5.7692307692</text:p>
          </table:table-cell>
          <table:table-cell table:formula="of:=[.V48] + 0.5" office:value-type="float" office:value="24.5" calcext:value-type="float">
            <text:p>24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0]+[.S50]" office:value-type="float" office:value="3" calcext:value-type="float">
            <text:p>3</text:p>
          </table:table-cell>
          <table:table-cell table:formula="of:= [.T50]/52 *100" office:value-type="float" office:value="5.76923076923077" calcext:value-type="float">
            <text:p>5.7692307692</text:p>
          </table:table-cell>
          <table:table-cell table:formula="of:=[.V49] + 0.5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1]+[.S51]" office:value-type="float" office:value="3" calcext:value-type="float">
            <text:p>3</text:p>
          </table:table-cell>
          <table:table-cell table:formula="of:= [.T51]/52 *100" office:value-type="float" office:value="5.76923076923077" calcext:value-type="float">
            <text:p>5.7692307692</text:p>
          </table:table-cell>
          <table:table-cell table:formula="of:=[.V50] + 0.5" office:value-type="float" office:value="25.5" calcext:value-type="float">
            <text:p>25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2]+[.S52]" office:value-type="float" office:value="3" calcext:value-type="float">
            <text:p>3</text:p>
          </table:table-cell>
          <table:table-cell table:formula="of:= [.T52]/52 *100" office:value-type="float" office:value="5.76923076923077" calcext:value-type="float">
            <text:p>5.7692307692</text:p>
          </table:table-cell>
          <table:table-cell table:formula="of:=[.V51] + 0.5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3]+[.S53]" office:value-type="float" office:value="3" calcext:value-type="float">
            <text:p>3</text:p>
          </table:table-cell>
          <table:table-cell table:formula="of:= [.T53]/52 *100" office:value-type="float" office:value="5.76923076923077" calcext:value-type="float">
            <text:p>5.7692307692</text:p>
          </table:table-cell>
          <table:table-cell table:formula="of:=[.V52] + 0.5" office:value-type="float" office:value="26.5" calcext:value-type="float">
            <text:p>26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4]+[.S54]" office:value-type="float" office:value="3" calcext:value-type="float">
            <text:p>3</text:p>
          </table:table-cell>
          <table:table-cell table:formula="of:= [.T54]/52 *100" office:value-type="float" office:value="5.76923076923077" calcext:value-type="float">
            <text:p>5.7692307692</text:p>
          </table:table-cell>
          <table:table-cell table:formula="of:=[.V53] + 0.5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5]+[.S55]" office:value-type="float" office:value="3" calcext:value-type="float">
            <text:p>3</text:p>
          </table:table-cell>
          <table:table-cell table:formula="of:= [.T55]/52 *100" office:value-type="float" office:value="5.76923076923077" calcext:value-type="float">
            <text:p>5.7692307692</text:p>
          </table:table-cell>
          <table:table-cell table:formula="of:=[.V54] + 0.5" office:value-type="float" office:value="27.5" calcext:value-type="float">
            <text:p>27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6]+[.S56]" office:value-type="float" office:value="3" calcext:value-type="float">
            <text:p>3</text:p>
          </table:table-cell>
          <table:table-cell table:formula="of:= [.T56]/52 *100" office:value-type="float" office:value="5.76923076923077" calcext:value-type="float">
            <text:p>5.7692307692</text:p>
          </table:table-cell>
          <table:table-cell table:formula="of:=[.V55] + 0.5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7]+[.S57]" office:value-type="float" office:value="3" calcext:value-type="float">
            <text:p>3</text:p>
          </table:table-cell>
          <table:table-cell table:formula="of:= [.T57]/52 *100" office:value-type="float" office:value="5.76923076923077" calcext:value-type="float">
            <text:p>5.7692307692</text:p>
          </table:table-cell>
          <table:table-cell table:formula="of:=[.V56] + 0.5" office:value-type="float" office:value="28.5" calcext:value-type="float">
            <text:p>28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8]+[.S58]" office:value-type="float" office:value="3" calcext:value-type="float">
            <text:p>3</text:p>
          </table:table-cell>
          <table:table-cell table:formula="of:= [.T58]/52 *100" office:value-type="float" office:value="5.76923076923077" calcext:value-type="float">
            <text:p>5.7692307692</text:p>
          </table:table-cell>
          <table:table-cell table:formula="of:=[.V57] + 0.5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59]+[.S59]" office:value-type="float" office:value="3" calcext:value-type="float">
            <text:p>3</text:p>
          </table:table-cell>
          <table:table-cell table:formula="of:= [.T59]/52 *100" office:value-type="float" office:value="5.76923076923077" calcext:value-type="float">
            <text:p>5.7692307692</text:p>
          </table:table-cell>
          <table:table-cell table:formula="of:=[.V58] + 0.5" office:value-type="float" office:value="29.5" calcext:value-type="float">
            <text:p>29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R60]+[.S60]" office:value-type="float" office:value="3" calcext:value-type="float">
            <text:p>3</text:p>
          </table:table-cell>
          <table:table-cell table:formula="of:= [.T60]/52 *100" office:value-type="float" office:value="5.76923076923077" calcext:value-type="float">
            <text:p>5.7692307692</text:p>
          </table:table-cell>
          <table:table-cell table:formula="of:=[.V59] + 0.5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1]+[.S61]" office:value-type="float" office:value="2" calcext:value-type="float">
            <text:p>2</text:p>
          </table:table-cell>
          <table:table-cell table:formula="of:= [.T61]/52 *100" office:value-type="float" office:value="3.84615384615385" calcext:value-type="float">
            <text:p>3.8461538462</text:p>
          </table:table-cell>
          <table:table-cell table:formula="of:=[.V60] + 0.5" office:value-type="float" office:value="30.5" calcext:value-type="float">
            <text:p>30.5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2]+[.S62]" office:value-type="float" office:value="2" calcext:value-type="float">
            <text:p>2</text:p>
          </table:table-cell>
          <table:table-cell table:formula="of:= [.T62]/52 *100" office:value-type="float" office:value="3.84615384615385" calcext:value-type="float">
            <text:p>3.8461538462</text:p>
          </table:table-cell>
          <table:table-cell table:formula="of:=[.V61] + 0.5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3]+[.S63]" office:value-type="float" office:value="2" calcext:value-type="float">
            <text:p>2</text:p>
          </table:table-cell>
          <table:table-cell table:formula="of:= [.T63]/52 *100" office:value-type="float" office:value="3.84615384615385" calcext:value-type="float">
            <text:p>3.8461538462</text:p>
          </table:table-cell>
          <table:table-cell table:formula="of:=[.V62] + 0.5" office:value-type="float" office:value="31.5" calcext:value-type="float">
            <text:p>31.5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4]+[.S64]" office:value-type="float" office:value="2" calcext:value-type="float">
            <text:p>2</text:p>
          </table:table-cell>
          <table:table-cell table:formula="of:= [.T64]/52 *100" office:value-type="float" office:value="3.84615384615385" calcext:value-type="float">
            <text:p>3.8461538462</text:p>
          </table:table-cell>
          <table:table-cell table:formula="of:=[.V63] + 0.5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5]+[.S65]" office:value-type="float" office:value="2" calcext:value-type="float">
            <text:p>2</text:p>
          </table:table-cell>
          <table:table-cell table:formula="of:= [.T65]/52 *100" office:value-type="float" office:value="3.84615384615385" calcext:value-type="float">
            <text:p>3.8461538462</text:p>
          </table:table-cell>
          <table:table-cell table:formula="of:=[.V64] + 0.5" office:value-type="float" office:value="32.5" calcext:value-type="float">
            <text:p>32.5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6]+[.S66]" office:value-type="float" office:value="2" calcext:value-type="float">
            <text:p>2</text:p>
          </table:table-cell>
          <table:table-cell table:formula="of:= [.T66]/52 *100" office:value-type="float" office:value="3.84615384615385" calcext:value-type="float">
            <text:p>3.8461538462</text:p>
          </table:table-cell>
          <table:table-cell table:formula="of:=[.V65] + 0.5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7]+[.S67]" office:value-type="float" office:value="2" calcext:value-type="float">
            <text:p>2</text:p>
          </table:table-cell>
          <table:table-cell table:formula="of:= [.T67]/52 *100" office:value-type="float" office:value="3.84615384615385" calcext:value-type="float">
            <text:p>3.8461538462</text:p>
          </table:table-cell>
          <table:table-cell table:formula="of:=[.V66] + 0.5" office:value-type="float" office:value="33.5" calcext:value-type="float">
            <text:p>33.5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8]+[.S68]" office:value-type="float" office:value="2" calcext:value-type="float">
            <text:p>2</text:p>
          </table:table-cell>
          <table:table-cell table:formula="of:= [.T68]/52 *100" office:value-type="float" office:value="3.84615384615385" calcext:value-type="float">
            <text:p>3.8461538462</text:p>
          </table:table-cell>
          <table:table-cell table:formula="of:=[.V67] + 0.5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formula="of:=[.R69]+[.S69]" office:value-type="float" office:value="2" calcext:value-type="float">
            <text:p>2</text:p>
          </table:table-cell>
          <table:table-cell table:formula="of:= [.T69]/52 *100" office:value-type="float" office:value="3.84615384615385" calcext:value-type="float">
            <text:p>3.8461538462</text:p>
          </table:table-cell>
          <table:table-cell table:formula="of:=[.V68] + 0.5" office:value-type="float" office:value="34.5" calcext:value-type="float">
            <text:p>34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0]+[.S70]" office:value-type="float" office:value="1" calcext:value-type="float">
            <text:p>1</text:p>
          </table:table-cell>
          <table:table-cell table:formula="of:= [.T70]/52 *100" office:value-type="float" office:value="1.92307692307692" calcext:value-type="float">
            <text:p>1.9230769231</text:p>
          </table:table-cell>
          <table:table-cell table:formula="of:=[.V69] + 0.5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1]+[.S71]" office:value-type="float" office:value="1" calcext:value-type="float">
            <text:p>1</text:p>
          </table:table-cell>
          <table:table-cell table:formula="of:= [.T71]/52 *100" office:value-type="float" office:value="1.92307692307692" calcext:value-type="float">
            <text:p>1.9230769231</text:p>
          </table:table-cell>
          <table:table-cell table:formula="of:=[.V70] + 0.5" office:value-type="float" office:value="35.5" calcext:value-type="float">
            <text:p>35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2]+[.S72]" office:value-type="float" office:value="1" calcext:value-type="float">
            <text:p>1</text:p>
          </table:table-cell>
          <table:table-cell table:formula="of:= [.T72]/52 *100" office:value-type="float" office:value="1.92307692307692" calcext:value-type="float">
            <text:p>1.9230769231</text:p>
          </table:table-cell>
          <table:table-cell table:formula="of:=[.V71] + 0.5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3]+[.S73]" office:value-type="float" office:value="1" calcext:value-type="float">
            <text:p>1</text:p>
          </table:table-cell>
          <table:table-cell table:formula="of:= [.T73]/52 *100" office:value-type="float" office:value="1.92307692307692" calcext:value-type="float">
            <text:p>1.9230769231</text:p>
          </table:table-cell>
          <table:table-cell table:formula="of:=[.V72] + 0.5" office:value-type="float" office:value="36.5" calcext:value-type="float">
            <text:p>36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4]+[.S74]" office:value-type="float" office:value="1" calcext:value-type="float">
            <text:p>1</text:p>
          </table:table-cell>
          <table:table-cell table:formula="of:= [.T74]/52 *100" office:value-type="float" office:value="1.92307692307692" calcext:value-type="float">
            <text:p>1.9230769231</text:p>
          </table:table-cell>
          <table:table-cell table:formula="of:=[.V73] + 0.5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5]+[.S75]" office:value-type="float" office:value="1" calcext:value-type="float">
            <text:p>1</text:p>
          </table:table-cell>
          <table:table-cell table:formula="of:= [.T75]/52 *100" office:value-type="float" office:value="1.92307692307692" calcext:value-type="float">
            <text:p>1.9230769231</text:p>
          </table:table-cell>
          <table:table-cell table:formula="of:=[.V74] + 0.5" office:value-type="float" office:value="37.5" calcext:value-type="float">
            <text:p>37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6]+[.S76]" office:value-type="float" office:value="1" calcext:value-type="float">
            <text:p>1</text:p>
          </table:table-cell>
          <table:table-cell table:formula="of:= [.T76]/52 *100" office:value-type="float" office:value="1.92307692307692" calcext:value-type="float">
            <text:p>1.9230769231</text:p>
          </table:table-cell>
          <table:table-cell table:formula="of:=[.V75] + 0.5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7]+[.S77]" office:value-type="float" office:value="1" calcext:value-type="float">
            <text:p>1</text:p>
          </table:table-cell>
          <table:table-cell table:formula="of:= [.T77]/52 *100" office:value-type="float" office:value="1.92307692307692" calcext:value-type="float">
            <text:p>1.9230769231</text:p>
          </table:table-cell>
          <table:table-cell table:formula="of:=[.V76] + 0.5" office:value-type="float" office:value="38.5" calcext:value-type="float">
            <text:p>38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8]+[.S78]" office:value-type="float" office:value="1" calcext:value-type="float">
            <text:p>1</text:p>
          </table:table-cell>
          <table:table-cell table:formula="of:= [.T78]/52 *100" office:value-type="float" office:value="1.92307692307692" calcext:value-type="float">
            <text:p>1.9230769231</text:p>
          </table:table-cell>
          <table:table-cell table:formula="of:=[.V77] + 0.5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79]+[.S79]" office:value-type="float" office:value="1" calcext:value-type="float">
            <text:p>1</text:p>
          </table:table-cell>
          <table:table-cell table:formula="of:= [.T79]/52 *100" office:value-type="float" office:value="1.92307692307692" calcext:value-type="float">
            <text:p>1.9230769231</text:p>
          </table:table-cell>
          <table:table-cell table:formula="of:=[.V78] + 0.5" office:value-type="float" office:value="39.5" calcext:value-type="float">
            <text:p>39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0]+[.S80]" office:value-type="float" office:value="1" calcext:value-type="float">
            <text:p>1</text:p>
          </table:table-cell>
          <table:table-cell table:formula="of:= [.T80]/52 *100" office:value-type="float" office:value="1.92307692307692" calcext:value-type="float">
            <text:p>1.9230769231</text:p>
          </table:table-cell>
          <table:table-cell table:formula="of:=[.V79] + 0.5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1]+[.S81]" office:value-type="float" office:value="1" calcext:value-type="float">
            <text:p>1</text:p>
          </table:table-cell>
          <table:table-cell table:formula="of:= [.T81]/52 *100" office:value-type="float" office:value="1.92307692307692" calcext:value-type="float">
            <text:p>1.9230769231</text:p>
          </table:table-cell>
          <table:table-cell table:formula="of:=[.V80] + 0.5" office:value-type="float" office:value="40.5" calcext:value-type="float">
            <text:p>40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2]+[.S82]" office:value-type="float" office:value="1" calcext:value-type="float">
            <text:p>1</text:p>
          </table:table-cell>
          <table:table-cell table:formula="of:= [.T82]/52 *100" office:value-type="float" office:value="1.92307692307692" calcext:value-type="float">
            <text:p>1.9230769231</text:p>
          </table:table-cell>
          <table:table-cell table:formula="of:=[.V81] + 0.5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3]+[.S83]" office:value-type="float" office:value="1" calcext:value-type="float">
            <text:p>1</text:p>
          </table:table-cell>
          <table:table-cell table:formula="of:= [.T83]/52 *100" office:value-type="float" office:value="1.92307692307692" calcext:value-type="float">
            <text:p>1.9230769231</text:p>
          </table:table-cell>
          <table:table-cell table:formula="of:=[.V82] + 0.5" office:value-type="float" office:value="41.5" calcext:value-type="float">
            <text:p>41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4]+[.S84]" office:value-type="float" office:value="1" calcext:value-type="float">
            <text:p>1</text:p>
          </table:table-cell>
          <table:table-cell table:formula="of:= [.T84]/52 *100" office:value-type="float" office:value="1.92307692307692" calcext:value-type="float">
            <text:p>1.9230769231</text:p>
          </table:table-cell>
          <table:table-cell table:formula="of:=[.V83] + 0.5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5]+[.S85]" office:value-type="float" office:value="1" calcext:value-type="float">
            <text:p>1</text:p>
          </table:table-cell>
          <table:table-cell table:formula="of:= [.T85]/52 *100" office:value-type="float" office:value="1.92307692307692" calcext:value-type="float">
            <text:p>1.9230769231</text:p>
          </table:table-cell>
          <table:table-cell table:formula="of:=[.V84] + 0.5" office:value-type="float" office:value="42.5" calcext:value-type="float">
            <text:p>42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6]+[.S86]" office:value-type="float" office:value="1" calcext:value-type="float">
            <text:p>1</text:p>
          </table:table-cell>
          <table:table-cell table:formula="of:= [.T86]/52 *100" office:value-type="float" office:value="1.92307692307692" calcext:value-type="float">
            <text:p>1.9230769231</text:p>
          </table:table-cell>
          <table:table-cell table:formula="of:=[.V85] + 0.5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7]+[.S87]" office:value-type="float" office:value="1" calcext:value-type="float">
            <text:p>1</text:p>
          </table:table-cell>
          <table:table-cell table:formula="of:= [.T87]/52 *100" office:value-type="float" office:value="1.92307692307692" calcext:value-type="float">
            <text:p>1.9230769231</text:p>
          </table:table-cell>
          <table:table-cell table:formula="of:=[.V86] + 0.5" office:value-type="float" office:value="43.5" calcext:value-type="float">
            <text:p>43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8]+[.S88]" office:value-type="float" office:value="1" calcext:value-type="float">
            <text:p>1</text:p>
          </table:table-cell>
          <table:table-cell table:formula="of:= [.T88]/52 *100" office:value-type="float" office:value="1.92307692307692" calcext:value-type="float">
            <text:p>1.9230769231</text:p>
          </table:table-cell>
          <table:table-cell table:formula="of:=[.V87] + 0.5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89]+[.S89]" office:value-type="float" office:value="1" calcext:value-type="float">
            <text:p>1</text:p>
          </table:table-cell>
          <table:table-cell table:formula="of:= [.T89]/52 *100" office:value-type="float" office:value="1.92307692307692" calcext:value-type="float">
            <text:p>1.9230769231</text:p>
          </table:table-cell>
          <table:table-cell table:formula="of:=[.V88] + 0.5" office:value-type="float" office:value="44.5" calcext:value-type="float">
            <text:p>44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0]+[.S90]" office:value-type="float" office:value="1" calcext:value-type="float">
            <text:p>1</text:p>
          </table:table-cell>
          <table:table-cell table:formula="of:= [.T90]/52 *100" office:value-type="float" office:value="1.92307692307692" calcext:value-type="float">
            <text:p>1.9230769231</text:p>
          </table:table-cell>
          <table:table-cell table:formula="of:=[.V89] + 0.5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1]+[.S91]" office:value-type="float" office:value="1" calcext:value-type="float">
            <text:p>1</text:p>
          </table:table-cell>
          <table:table-cell table:formula="of:= [.T91]/52 *100" office:value-type="float" office:value="1.92307692307692" calcext:value-type="float">
            <text:p>1.9230769231</text:p>
          </table:table-cell>
          <table:table-cell table:formula="of:=[.V90] + 0.5" office:value-type="float" office:value="45.5" calcext:value-type="float">
            <text:p>45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2]+[.S92]" office:value-type="float" office:value="1" calcext:value-type="float">
            <text:p>1</text:p>
          </table:table-cell>
          <table:table-cell table:formula="of:= [.T92]/52 *100" office:value-type="float" office:value="1.92307692307692" calcext:value-type="float">
            <text:p>1.9230769231</text:p>
          </table:table-cell>
          <table:table-cell table:formula="of:=[.V91] + 0.5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3]+[.S93]" office:value-type="float" office:value="1" calcext:value-type="float">
            <text:p>1</text:p>
          </table:table-cell>
          <table:table-cell table:formula="of:= [.T93]/52 *100" office:value-type="float" office:value="1.92307692307692" calcext:value-type="float">
            <text:p>1.9230769231</text:p>
          </table:table-cell>
          <table:table-cell table:formula="of:=[.V92] + 0.5" office:value-type="float" office:value="46.5" calcext:value-type="float">
            <text:p>46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4]+[.S94]" office:value-type="float" office:value="1" calcext:value-type="float">
            <text:p>1</text:p>
          </table:table-cell>
          <table:table-cell table:formula="of:= [.T94]/52 *100" office:value-type="float" office:value="1.92307692307692" calcext:value-type="float">
            <text:p>1.9230769231</text:p>
          </table:table-cell>
          <table:table-cell table:formula="of:=[.V93] + 0.5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5]+[.S95]" office:value-type="float" office:value="1" calcext:value-type="float">
            <text:p>1</text:p>
          </table:table-cell>
          <table:table-cell table:formula="of:= [.T95]/52 *100" office:value-type="float" office:value="1.92307692307692" calcext:value-type="float">
            <text:p>1.9230769231</text:p>
          </table:table-cell>
          <table:table-cell table:formula="of:=[.V94] + 0.5" office:value-type="float" office:value="47.5" calcext:value-type="float">
            <text:p>47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6]+[.S96]" office:value-type="float" office:value="1" calcext:value-type="float">
            <text:p>1</text:p>
          </table:table-cell>
          <table:table-cell table:formula="of:= [.T96]/52 *100" office:value-type="float" office:value="1.92307692307692" calcext:value-type="float">
            <text:p>1.9230769231</text:p>
          </table:table-cell>
          <table:table-cell table:formula="of:=[.V95] + 0.5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7]+[.S97]" office:value-type="float" office:value="1" calcext:value-type="float">
            <text:p>1</text:p>
          </table:table-cell>
          <table:table-cell table:formula="of:= [.T97]/52 *100" office:value-type="float" office:value="1.92307692307692" calcext:value-type="float">
            <text:p>1.9230769231</text:p>
          </table:table-cell>
          <table:table-cell table:formula="of:=[.V96] + 0.5" office:value-type="float" office:value="48.5" calcext:value-type="float">
            <text:p>48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8]+[.S98]" office:value-type="float" office:value="1" calcext:value-type="float">
            <text:p>1</text:p>
          </table:table-cell>
          <table:table-cell table:formula="of:= [.T98]/52 *100" office:value-type="float" office:value="1.92307692307692" calcext:value-type="float">
            <text:p>1.9230769231</text:p>
          </table:table-cell>
          <table:table-cell table:formula="of:=[.V97] + 0.5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99]+[.S99]" office:value-type="float" office:value="1" calcext:value-type="float">
            <text:p>1</text:p>
          </table:table-cell>
          <table:table-cell table:formula="of:= [.T99]/52 *100" office:value-type="float" office:value="1.92307692307692" calcext:value-type="float">
            <text:p>1.9230769231</text:p>
          </table:table-cell>
          <table:table-cell table:formula="of:=[.V98] + 0.5" office:value-type="float" office:value="49.5" calcext:value-type="float">
            <text:p>49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0]+[.S100]" office:value-type="float" office:value="1" calcext:value-type="float">
            <text:p>1</text:p>
          </table:table-cell>
          <table:table-cell table:formula="of:= [.T100]/52 *100" office:value-type="float" office:value="1.92307692307692" calcext:value-type="float">
            <text:p>1.9230769231</text:p>
          </table:table-cell>
          <table:table-cell table:formula="of:=[.V99] + 0.5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1]+[.S101]" office:value-type="float" office:value="1" calcext:value-type="float">
            <text:p>1</text:p>
          </table:table-cell>
          <table:table-cell table:formula="of:= [.T101]/52 *100" office:value-type="float" office:value="1.92307692307692" calcext:value-type="float">
            <text:p>1.9230769231</text:p>
          </table:table-cell>
          <table:table-cell table:formula="of:=[.V100] + 0.5" office:value-type="float" office:value="50.5" calcext:value-type="float">
            <text:p>50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2]+[.S102]" office:value-type="float" office:value="1" calcext:value-type="float">
            <text:p>1</text:p>
          </table:table-cell>
          <table:table-cell table:formula="of:= [.T102]/52 *100" office:value-type="float" office:value="1.92307692307692" calcext:value-type="float">
            <text:p>1.9230769231</text:p>
          </table:table-cell>
          <table:table-cell table:formula="of:=[.V101] + 0.5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3]+[.S103]" office:value-type="float" office:value="1" calcext:value-type="float">
            <text:p>1</text:p>
          </table:table-cell>
          <table:table-cell table:formula="of:= [.T103]/52 *100" office:value-type="float" office:value="1.92307692307692" calcext:value-type="float">
            <text:p>1.9230769231</text:p>
          </table:table-cell>
          <table:table-cell table:formula="of:=[.V102] + 0.5" office:value-type="float" office:value="51.5" calcext:value-type="float">
            <text:p>51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4]+[.S104]" office:value-type="float" office:value="1" calcext:value-type="float">
            <text:p>1</text:p>
          </table:table-cell>
          <table:table-cell table:formula="of:= [.T104]/52 *100" office:value-type="float" office:value="1.92307692307692" calcext:value-type="float">
            <text:p>1.9230769231</text:p>
          </table:table-cell>
          <table:table-cell table:formula="of:=[.V103] + 0.5" office:value-type="float" office:value="52" calcext:value-type="float">
            <text:p>52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5]+[.S105]" office:value-type="float" office:value="1" calcext:value-type="float">
            <text:p>1</text:p>
          </table:table-cell>
          <table:table-cell table:formula="of:= [.T105]/52 *100" office:value-type="float" office:value="1.92307692307692" calcext:value-type="float">
            <text:p>1.9230769231</text:p>
          </table:table-cell>
          <table:table-cell table:formula="of:=[.V104] + 0.5" office:value-type="float" office:value="52.5" calcext:value-type="float">
            <text:p>52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6]+[.S106]" office:value-type="float" office:value="1" calcext:value-type="float">
            <text:p>1</text:p>
          </table:table-cell>
          <table:table-cell table:formula="of:= [.T106]/52 *100" office:value-type="float" office:value="1.92307692307692" calcext:value-type="float">
            <text:p>1.9230769231</text:p>
          </table:table-cell>
          <table:table-cell table:formula="of:=[.V105] + 0.5" office:value-type="float" office:value="53" calcext:value-type="float">
            <text:p>53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7]+[.S107]" office:value-type="float" office:value="1" calcext:value-type="float">
            <text:p>1</text:p>
          </table:table-cell>
          <table:table-cell table:formula="of:= [.T107]/52 *100" office:value-type="float" office:value="1.92307692307692" calcext:value-type="float">
            <text:p>1.9230769231</text:p>
          </table:table-cell>
          <table:table-cell table:formula="of:=[.V106] + 0.5" office:value-type="float" office:value="53.5" calcext:value-type="float">
            <text:p>53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8]+[.S108]" office:value-type="float" office:value="1" calcext:value-type="float">
            <text:p>1</text:p>
          </table:table-cell>
          <table:table-cell table:formula="of:= [.T108]/52 *100" office:value-type="float" office:value="1.92307692307692" calcext:value-type="float">
            <text:p>1.9230769231</text:p>
          </table:table-cell>
          <table:table-cell table:formula="of:=[.V107] + 0.5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09]+[.S109]" office:value-type="float" office:value="1" calcext:value-type="float">
            <text:p>1</text:p>
          </table:table-cell>
          <table:table-cell table:formula="of:= [.T109]/52 *100" office:value-type="float" office:value="1.92307692307692" calcext:value-type="float">
            <text:p>1.9230769231</text:p>
          </table:table-cell>
          <table:table-cell table:formula="of:=[.V108] + 0.5" office:value-type="float" office:value="54.5" calcext:value-type="float">
            <text:p>54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0]+[.S110]" office:value-type="float" office:value="1" calcext:value-type="float">
            <text:p>1</text:p>
          </table:table-cell>
          <table:table-cell table:formula="of:= [.T110]/52 *100" office:value-type="float" office:value="1.92307692307692" calcext:value-type="float">
            <text:p>1.9230769231</text:p>
          </table:table-cell>
          <table:table-cell table:formula="of:=[.V109] + 0.5"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1]+[.S111]" office:value-type="float" office:value="1" calcext:value-type="float">
            <text:p>1</text:p>
          </table:table-cell>
          <table:table-cell table:formula="of:= [.T111]/52 *100" office:value-type="float" office:value="1.92307692307692" calcext:value-type="float">
            <text:p>1.9230769231</text:p>
          </table:table-cell>
          <table:table-cell table:formula="of:=[.V110] + 0.5" office:value-type="float" office:value="55.5" calcext:value-type="float">
            <text:p>55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2]+[.S112]" office:value-type="float" office:value="1" calcext:value-type="float">
            <text:p>1</text:p>
          </table:table-cell>
          <table:table-cell table:formula="of:= [.T112]/52 *100" office:value-type="float" office:value="1.92307692307692" calcext:value-type="float">
            <text:p>1.9230769231</text:p>
          </table:table-cell>
          <table:table-cell table:formula="of:=[.V111] + 0.5" office:value-type="float" office:value="56" calcext:value-type="float">
            <text:p>56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3]+[.S113]" office:value-type="float" office:value="1" calcext:value-type="float">
            <text:p>1</text:p>
          </table:table-cell>
          <table:table-cell table:formula="of:= [.T113]/52 *100" office:value-type="float" office:value="1.92307692307692" calcext:value-type="float">
            <text:p>1.9230769231</text:p>
          </table:table-cell>
          <table:table-cell table:formula="of:=[.V112] + 0.5" office:value-type="float" office:value="56.5" calcext:value-type="float">
            <text:p>56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4]+[.S114]" office:value-type="float" office:value="1" calcext:value-type="float">
            <text:p>1</text:p>
          </table:table-cell>
          <table:table-cell table:formula="of:= [.T114]/52 *100" office:value-type="float" office:value="1.92307692307692" calcext:value-type="float">
            <text:p>1.9230769231</text:p>
          </table:table-cell>
          <table:table-cell table:formula="of:=[.V113] + 0.5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5]+[.S115]" office:value-type="float" office:value="1" calcext:value-type="float">
            <text:p>1</text:p>
          </table:table-cell>
          <table:table-cell table:formula="of:= [.T115]/52 *100" office:value-type="float" office:value="1.92307692307692" calcext:value-type="float">
            <text:p>1.9230769231</text:p>
          </table:table-cell>
          <table:table-cell table:formula="of:=[.V114] + 0.5" office:value-type="float" office:value="57.5" calcext:value-type="float">
            <text:p>57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6]+[.S116]" office:value-type="float" office:value="1" calcext:value-type="float">
            <text:p>1</text:p>
          </table:table-cell>
          <table:table-cell table:formula="of:= [.T116]/52 *100" office:value-type="float" office:value="1.92307692307692" calcext:value-type="float">
            <text:p>1.9230769231</text:p>
          </table:table-cell>
          <table:table-cell table:formula="of:=[.V115] + 0.5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7]+[.S117]" office:value-type="float" office:value="1" calcext:value-type="float">
            <text:p>1</text:p>
          </table:table-cell>
          <table:table-cell table:formula="of:= [.T117]/52 *100" office:value-type="float" office:value="1.92307692307692" calcext:value-type="float">
            <text:p>1.9230769231</text:p>
          </table:table-cell>
          <table:table-cell table:formula="of:=[.V116] + 0.5" office:value-type="float" office:value="58.5" calcext:value-type="float">
            <text:p>58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8]+[.S118]" office:value-type="float" office:value="1" calcext:value-type="float">
            <text:p>1</text:p>
          </table:table-cell>
          <table:table-cell table:formula="of:= [.T118]/52 *100" office:value-type="float" office:value="1.92307692307692" calcext:value-type="float">
            <text:p>1.9230769231</text:p>
          </table:table-cell>
          <table:table-cell table:formula="of:=[.V117] + 0.5" office:value-type="float" office:value="59" calcext:value-type="float">
            <text:p>5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19]+[.S119]" office:value-type="float" office:value="1" calcext:value-type="float">
            <text:p>1</text:p>
          </table:table-cell>
          <table:table-cell table:formula="of:= [.T119]/52 *100" office:value-type="float" office:value="1.92307692307692" calcext:value-type="float">
            <text:p>1.9230769231</text:p>
          </table:table-cell>
          <table:table-cell table:formula="of:=[.V118] + 0.5" office:value-type="float" office:value="59.5" calcext:value-type="float">
            <text:p>59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0]+[.S120]" office:value-type="float" office:value="1" calcext:value-type="float">
            <text:p>1</text:p>
          </table:table-cell>
          <table:table-cell table:formula="of:= [.T120]/52 *100" office:value-type="float" office:value="1.92307692307692" calcext:value-type="float">
            <text:p>1.9230769231</text:p>
          </table:table-cell>
          <table:table-cell table:formula="of:=[.V119] + 0.5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1]+[.S121]" office:value-type="float" office:value="1" calcext:value-type="float">
            <text:p>1</text:p>
          </table:table-cell>
          <table:table-cell table:formula="of:= [.T121]/52 *100" office:value-type="float" office:value="1.92307692307692" calcext:value-type="float">
            <text:p>1.9230769231</text:p>
          </table:table-cell>
          <table:table-cell table:formula="of:=[.V120] + 0.5" office:value-type="float" office:value="60.5" calcext:value-type="float">
            <text:p>60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2]+[.S122]" office:value-type="float" office:value="1" calcext:value-type="float">
            <text:p>1</text:p>
          </table:table-cell>
          <table:table-cell table:formula="of:= [.T122]/52 *100" office:value-type="float" office:value="1.92307692307692" calcext:value-type="float">
            <text:p>1.9230769231</text:p>
          </table:table-cell>
          <table:table-cell table:formula="of:=[.V121] + 0.5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3]+[.S123]" office:value-type="float" office:value="1" calcext:value-type="float">
            <text:p>1</text:p>
          </table:table-cell>
          <table:table-cell table:formula="of:= [.T123]/52 *100" office:value-type="float" office:value="1.92307692307692" calcext:value-type="float">
            <text:p>1.9230769231</text:p>
          </table:table-cell>
          <table:table-cell table:formula="of:=[.V122] + 0.5" office:value-type="float" office:value="61.5" calcext:value-type="float">
            <text:p>61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4]+[.S124]" office:value-type="float" office:value="1" calcext:value-type="float">
            <text:p>1</text:p>
          </table:table-cell>
          <table:table-cell table:formula="of:= [.T124]/52 *100" office:value-type="float" office:value="1.92307692307692" calcext:value-type="float">
            <text:p>1.9230769231</text:p>
          </table:table-cell>
          <table:table-cell table:formula="of:=[.V123] + 0.5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5]+[.S125]" office:value-type="float" office:value="1" calcext:value-type="float">
            <text:p>1</text:p>
          </table:table-cell>
          <table:table-cell table:formula="of:= [.T125]/52 *100" office:value-type="float" office:value="1.92307692307692" calcext:value-type="float">
            <text:p>1.9230769231</text:p>
          </table:table-cell>
          <table:table-cell table:formula="of:=[.V124] + 0.5" office:value-type="float" office:value="62.5" calcext:value-type="float">
            <text:p>62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6]+[.S126]" office:value-type="float" office:value="1" calcext:value-type="float">
            <text:p>1</text:p>
          </table:table-cell>
          <table:table-cell table:formula="of:= [.T126]/52 *100" office:value-type="float" office:value="1.92307692307692" calcext:value-type="float">
            <text:p>1.9230769231</text:p>
          </table:table-cell>
          <table:table-cell table:formula="of:=[.V125] + 0.5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7]+[.S127]" office:value-type="float" office:value="1" calcext:value-type="float">
            <text:p>1</text:p>
          </table:table-cell>
          <table:table-cell table:formula="of:= [.T127]/52 *100" office:value-type="float" office:value="1.92307692307692" calcext:value-type="float">
            <text:p>1.9230769231</text:p>
          </table:table-cell>
          <table:table-cell table:formula="of:=[.V126] + 0.5" office:value-type="float" office:value="63.5" calcext:value-type="float">
            <text:p>63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8]+[.S128]" office:value-type="float" office:value="1" calcext:value-type="float">
            <text:p>1</text:p>
          </table:table-cell>
          <table:table-cell table:formula="of:= [.T128]/52 *100" office:value-type="float" office:value="1.92307692307692" calcext:value-type="float">
            <text:p>1.9230769231</text:p>
          </table:table-cell>
          <table:table-cell table:formula="of:=[.V127] + 0.5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29]+[.S129]" office:value-type="float" office:value="1" calcext:value-type="float">
            <text:p>1</text:p>
          </table:table-cell>
          <table:table-cell table:formula="of:= [.T129]/52 *100" office:value-type="float" office:value="1.92307692307692" calcext:value-type="float">
            <text:p>1.9230769231</text:p>
          </table:table-cell>
          <table:table-cell table:formula="of:=[.V128] + 0.5" office:value-type="float" office:value="64.5" calcext:value-type="float">
            <text:p>64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0]+[.S130]" office:value-type="float" office:value="1" calcext:value-type="float">
            <text:p>1</text:p>
          </table:table-cell>
          <table:table-cell table:formula="of:= [.T130]/52 *100" office:value-type="float" office:value="1.92307692307692" calcext:value-type="float">
            <text:p>1.9230769231</text:p>
          </table:table-cell>
          <table:table-cell table:formula="of:=[.V129] + 0.5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1]+[.S131]" office:value-type="float" office:value="1" calcext:value-type="float">
            <text:p>1</text:p>
          </table:table-cell>
          <table:table-cell table:formula="of:= [.T131]/52 *100" office:value-type="float" office:value="1.92307692307692" calcext:value-type="float">
            <text:p>1.9230769231</text:p>
          </table:table-cell>
          <table:table-cell table:formula="of:=[.V130] + 0.5" office:value-type="float" office:value="65.5" calcext:value-type="float">
            <text:p>65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2]+[.S132]" office:value-type="float" office:value="1" calcext:value-type="float">
            <text:p>1</text:p>
          </table:table-cell>
          <table:table-cell table:formula="of:= [.T132]/52 *100" office:value-type="float" office:value="1.92307692307692" calcext:value-type="float">
            <text:p>1.9230769231</text:p>
          </table:table-cell>
          <table:table-cell table:formula="of:=[.V131] + 0.5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3]+[.S133]" office:value-type="float" office:value="1" calcext:value-type="float">
            <text:p>1</text:p>
          </table:table-cell>
          <table:table-cell table:formula="of:= [.T133]/52 *100" office:value-type="float" office:value="1.92307692307692" calcext:value-type="float">
            <text:p>1.9230769231</text:p>
          </table:table-cell>
          <table:table-cell table:formula="of:=[.V132] + 0.5" office:value-type="float" office:value="66.5" calcext:value-type="float">
            <text:p>66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4]+[.S134]" office:value-type="float" office:value="1" calcext:value-type="float">
            <text:p>1</text:p>
          </table:table-cell>
          <table:table-cell table:formula="of:= [.T134]/52 *100" office:value-type="float" office:value="1.92307692307692" calcext:value-type="float">
            <text:p>1.9230769231</text:p>
          </table:table-cell>
          <table:table-cell table:formula="of:=[.V133] + 0.5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5]+[.S135]" office:value-type="float" office:value="1" calcext:value-type="float">
            <text:p>1</text:p>
          </table:table-cell>
          <table:table-cell table:formula="of:= [.T135]/52 *100" office:value-type="float" office:value="1.92307692307692" calcext:value-type="float">
            <text:p>1.9230769231</text:p>
          </table:table-cell>
          <table:table-cell table:formula="of:=[.V134] + 0.5" office:value-type="float" office:value="67.5" calcext:value-type="float">
            <text:p>67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6]+[.S136]" office:value-type="float" office:value="1" calcext:value-type="float">
            <text:p>1</text:p>
          </table:table-cell>
          <table:table-cell table:formula="of:= [.T136]/52 *100" office:value-type="float" office:value="1.92307692307692" calcext:value-type="float">
            <text:p>1.9230769231</text:p>
          </table:table-cell>
          <table:table-cell table:formula="of:=[.V135] + 0.5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7]+[.S137]" office:value-type="float" office:value="1" calcext:value-type="float">
            <text:p>1</text:p>
          </table:table-cell>
          <table:table-cell table:formula="of:= [.T137]/52 *100" office:value-type="float" office:value="1.92307692307692" calcext:value-type="float">
            <text:p>1.9230769231</text:p>
          </table:table-cell>
          <table:table-cell table:formula="of:=[.V136] + 0.5" office:value-type="float" office:value="68.5" calcext:value-type="float">
            <text:p>68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8]+[.S138]" office:value-type="float" office:value="1" calcext:value-type="float">
            <text:p>1</text:p>
          </table:table-cell>
          <table:table-cell table:formula="of:= [.T138]/52 *100" office:value-type="float" office:value="1.92307692307692" calcext:value-type="float">
            <text:p>1.9230769231</text:p>
          </table:table-cell>
          <table:table-cell table:formula="of:=[.V137] + 0.5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39]+[.S139]" office:value-type="float" office:value="1" calcext:value-type="float">
            <text:p>1</text:p>
          </table:table-cell>
          <table:table-cell table:formula="of:= [.T139]/52 *100" office:value-type="float" office:value="1.92307692307692" calcext:value-type="float">
            <text:p>1.9230769231</text:p>
          </table:table-cell>
          <table:table-cell table:formula="of:=[.V138] + 0.5" office:value-type="float" office:value="69.5" calcext:value-type="float">
            <text:p>69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40]+[.S140]" office:value-type="float" office:value="1" calcext:value-type="float">
            <text:p>1</text:p>
          </table:table-cell>
          <table:table-cell table:formula="of:= [.T140]/52 *100" office:value-type="float" office:value="1.92307692307692" calcext:value-type="float">
            <text:p>1.9230769231</text:p>
          </table:table-cell>
          <table:table-cell table:formula="of:=[.V139] + 0.5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41]+[.S141]" office:value-type="float" office:value="1" calcext:value-type="float">
            <text:p>1</text:p>
          </table:table-cell>
          <table:table-cell table:formula="of:= [.T141]/52 *100" office:value-type="float" office:value="1.92307692307692" calcext:value-type="float">
            <text:p>1.9230769231</text:p>
          </table:table-cell>
          <table:table-cell table:formula="of:=[.V140] + 0.5" office:value-type="float" office:value="70.5" calcext:value-type="float">
            <text:p>70.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42]+[.S142]" office:value-type="float" office:value="1" calcext:value-type="float">
            <text:p>1</text:p>
          </table:table-cell>
          <table:table-cell table:formula="of:= [.T142]/52 *100" office:value-type="float" office:value="1.92307692307692" calcext:value-type="float">
            <text:p>1.9230769231</text:p>
          </table:table-cell>
          <table:table-cell table:formula="of:=[.V141] + 0.5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table:formula="of:=[.R143]+[.S143]" office:value-type="float" office:value="1" calcext:value-type="float">
            <text:p>1</text:p>
          </table:table-cell>
          <table:table-cell table:formula="of:= [.T143]/52 *100" office:value-type="float" office:value="1.92307692307692" calcext:value-type="float">
            <text:p>1.9230769231</text:p>
          </table:table-cell>
          <table:table-cell table:formula="of:=[.V142] + 0.5" office:value-type="float" office:value="71.5" calcext:value-type="float">
            <text:p>71.5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3.7748in" svg:height="2.8028in" svg:x="1.2291in" svg:y="58.4154in">
            <draw:object draw:notify-on-update-of-ranges="Sheet3.D1:Sheet3.D295 Sheet3.H1:Sheet3.H295 Sheet3.D1:Sheet3.D295 Sheet2.W1:Sheet2.W34 Sheet2.U1:Sheet2.U143 Sheet3.D1:Sheet3.D2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768in" svg:height="4.3398in" svg:x="1.0862in" svg:y="7.6134in">
            <draw:object draw:notify-on-update-of-ranges="Sheet3.D1:Sheet3.D51 Sheet3.H1:Sheet3.H51 Sheet2.U1:Sheet2.U50 Sheet3.D1:Sheet3.D51 Sheet3.D1:Sheet3.D51 Sheet2.W1:Sheet2.W3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4.8724in" svg:height="4.0157in" svg:x="0.9764in" svg:y="9.6941in">
            <draw:object draw:notify-on-update-of-ranges="Sheet3.O1:Sheet3.O13 Sheet2.Q1:Sheet2.Q8 Sheet2.N1:Sheet2.N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3.1823in" svg:height="3.1059in" svg:x="0in" svg:y="8.387in">
            <draw:object draw:notify-on-update-of-ranges="Sheet3.Q3:Sheet3.Q4 Sheet3.R3:Sheet3.R4 Sheet3.S3:Sheet3.S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4.5543in" svg:height="3.9634in" svg:x="4.0823in" svg:y="5.9504in">
            <draw:object draw:notify-on-update-of-ranges="Sheet3.V1:Sheet3.V3 Sheet3.W1:Sheet3.W3 Sheet3.X1:Sheet3.X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2.4909in" svg:height="2.2378in" svg:x="4.9823in" svg:y="7.2681in">
            <draw:object draw:notify-on-update-of-ranges="Sheet3.V6:Sheet3.V6 Sheet3.W6:Sheet3.W6 Sheet3.V7:Sheet3.V7 Sheet3.W7:Sheet3.W7 Sheet3.V8:Sheet3.V8 Sheet3.W8:Sheet3.W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.8547in" svg:height="3.0433in" svg:x="7.8461in" svg:y="2.5307in">
            <draw:object draw:notify-on-update-of-ranges="Sheet3.V20:Sheet3.V22 Sheet3.W20:Sheet3.W22 Sheet3.X20:Sheet3.X2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9.4598in" svg:height="4.2665in" svg:x="4.2138in" svg:y="5.2394in">
            <draw:object draw:notify-on-update-of-ranges="Sheet3.V31:Sheet3.V35 Sheet3.W31:Sheet3.W35 Sheet3.X31:Sheet3.X35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Time Played</text:p>
          </table:table-cell>
          <table:table-cell office:value-type="float" office:value="690" calcext:value-type="float">
            <text:p>690</text:p>
          </table:table-cell>
          <table:table-cell table:formula="of:=[.B1]/690 * 100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formula="of:=[.B1]+[.E1]+[.F1]" office:value-type="float" office:value="777" calcext:value-type="float">
            <text:p>777</text:p>
          </table:table-cell>
          <table:table-cell table:formula="of:=[.G1]/777 * 100" office:value-type="float" office:value="100" calcext:value-type="float">
            <text:p>100</text:p>
          </table:table-cell>
          <table:table-cell/>
          <table:table-cell office:value-type="string" calcext:value-type="string">
            <text:p>return rate</text:p>
          </table:table-cell>
          <table:table-cell office:value-type="float" office:value="819" calcext:value-type="float">
            <text:p>819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table:formula="of:=[.K1]+[.L1]+[.M1]" office:value-type="float" office:value="936" calcext:value-type="float">
            <text:p>936</text:p>
          </table:table-cell>
          <table:table-cell table:formula="of:=[.N1]/936 * 100" office:value-type="float" office:value="100" calcext:value-type="float">
            <text:p>100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6321.475317" calcext:value-type="float">
            <text:p>6321.475317</text:p>
          </table:table-cell>
          <table:table-cell office:value-type="float" office:value="3264.4246" calcext:value-type="float">
            <text:p>3264.4246</text:p>
          </table:table-cell>
          <table:table-cell table:number-columns-repeated="2"/>
          <table:table-cell office:value-type="string" calcext:value-type="string">
            <text:p>Tiles Bought</text:p>
          </table:table-cell>
          <table:table-cell table:formula="of:=[.T25]/[.R2]" office:value-type="float" office:value="6.70367579335175" calcext:value-type="float">
            <text:p>6.7036757934</text:p>
          </table:table-cell>
          <table:table-cell table:formula="of:=[.R32]/[.R37]" office:value-type="float" office:value="2.39568345323741" calcext:value-type="float">
            <text:p>2.3956834532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[.B2]/690 * 100" office:value-type="float" office:value="96.9565217391304" calcext:value-type="float">
            <text:p>96.9565217391</text:p>
          </table:table-cell>
          <table:table-cell table:formula="of:=[.D1] + 0.5" office:value-type="float" office:value="0.5" calcext:value-type="float">
            <text:p>0.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formula="of:=[.B2]+[.E2]+[.F2]" office:value-type="float" office:value="748" calcext:value-type="float">
            <text:p>748</text:p>
          </table:table-cell>
          <table:table-cell table:formula="of:=[.G2]/777 * 100" office:value-type="float" office:value="96.2676962676963" calcext:value-type="float">
            <text:p>96.2676962677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K2]+[.L2]+[.M2]" office:value-type="float" office:value="86" calcext:value-type="float">
            <text:p>86</text:p>
          </table:table-cell>
          <table:table-cell table:formula="of:=[.N2]/936 * 100" office:value-type="float" office:value="9.18803418803419" calcext:value-type="float">
            <text:p>9.188034188</text:p>
          </table:table-cell>
          <table:table-cell table:number-columns-repeated="2"/>
          <table:table-cell office:value-type="float" office:value="11943" calcext:value-type="float">
            <text:p>11943</text:p>
          </table:table-cell>
          <table:table-cell office:value-type="float" office:value="11111" calcext:value-type="float">
            <text:p>11111</text:p>
          </table:table-cell>
          <table:table-cell table:number-columns-repeated="2"/>
          <table:table-cell office:value-type="string" calcext:value-type="string">
            <text:p>Entities Bought</text:p>
          </table:table-cell>
          <table:table-cell table:formula="of:=[.T27]/[.R2]" office:value-type="float" office:value="0.824248513773759" calcext:value-type="float">
            <text:p>0.8242485138</text:p>
          </table:table-cell>
          <table:table-cell table:formula="of:=[.R34]/[.R37]" office:value-type="float" office:value="0.264131551901336" calcext:value-type="float">
            <text:p>0.2641315519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[.B3]/690 * 100" office:value-type="float" office:value="79.5652173913043" calcext:value-type="float">
            <text:p>79.5652173913</text:p>
          </table:table-cell>
          <table:table-cell table:formula="of:=[.D2] + 0.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3]+[.E3]+[.F3]" office:value-type="float" office:value="594" calcext:value-type="float">
            <text:p>594</text:p>
          </table:table-cell>
          <table:table-cell table:formula="of:=[.G3]/777 * 100" office:value-type="float" office:value="76.4478764478765" calcext:value-type="float">
            <text:p>76.44787644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3]+[.L3]+[.M3]" office:value-type="float" office:value="33" calcext:value-type="float">
            <text:p>33</text:p>
          </table:table-cell>
          <table:table-cell table:formula="of:=[.N3]/936 * 100" office:value-type="float" office:value="3.52564102564103" calcext:value-type="float">
            <text:p>3.5256410256</text:p>
          </table:table-cell>
          <table:table-cell/>
          <table:table-cell office:value-type="string" calcext:value-type="string">
            <text:p>Build Phase</text:p>
          </table:table-cell>
          <table:table-cell table:formula="of:=[.R1]/[.R2] * 60" office:value-type="float" office:value="31.7582281688018" calcext:value-type="float">
            <text:p>31.7582281688</text:p>
          </table:table-cell>
          <table:table-cell table:number-columns-repeated="2" office:value-type="float" office:value="26.3865714285714" calcext:value-type="float">
            <text:p>26.3865714286</text:p>
          </table:table-cell>
          <table:table-cell/>
          <table:table-cell office:value-type="string" calcext:value-type="string">
            <text:p>Gold Spent</text:p>
          </table:table-cell>
          <table:table-cell table:formula="of:=[.T26]/[.R2]" office:value-type="float" office:value="48.1237545005443" calcext:value-type="float">
            <text:p>48.1237545005</text:p>
          </table:table-cell>
          <table:table-cell table:formula="of:=[.R33]/[.R37]" office:value-type="float" office:value="18.7718396711202" calcext:value-type="float">
            <text:p>18.7718396711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[.B4]/690 * 100" office:value-type="float" office:value="68.2608695652174" calcext:value-type="float">
            <text:p>68.2608695652</text:p>
          </table:table-cell>
          <table:table-cell table:formula="of:=[.D3] + 0.5" office:value-type="float" office:value="1.5" calcext:value-type="float">
            <text:p>1.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[.B4]+[.E4]+[.F4]" office:value-type="float" office:value="510" calcext:value-type="float">
            <text:p>510</text:p>
          </table:table-cell>
          <table:table-cell table:formula="of:=[.G4]/777 * 100" office:value-type="float" office:value="65.6370656370656" calcext:value-type="float">
            <text:p>65.63706563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K4]+[.L4]+[.M4]" office:value-type="float" office:value="10" calcext:value-type="float">
            <text:p>10</text:p>
          </table:table-cell>
          <table:table-cell table:formula="of:=[.N4]/936 * 100" office:value-type="float" office:value="1.06837606837607" calcext:value-type="float">
            <text:p>1.0683760684</text:p>
          </table:table-cell>
          <table:table-cell/>
          <table:table-cell office:value-type="string" calcext:value-type="string">
            <text:p>Run Phase</text:p>
          </table:table-cell>
          <table:table-cell office:value-type="float" office:value="17.6280691206912" calcext:value-type="float">
            <text:p>17.6280691207</text:p>
          </table:table-cell>
          <table:table-cell office:value-type="float" office:value="12.4288" calcext:value-type="float">
            <text:p>12.42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[.B5]/690 * 100" office:value-type="float" office:value="61.8840579710145" calcext:value-type="float">
            <text:p>61.884057971</text:p>
          </table:table-cell>
          <table:table-cell table:formula="of:=[.D4] + 0.5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B5]+[.E5]+[.F5]" office:value-type="float" office:value="460" calcext:value-type="float">
            <text:p>460</text:p>
          </table:table-cell>
          <table:table-cell table:formula="of:=[.G5]/777 * 100" office:value-type="float" office:value="59.2020592020592" calcext:value-type="float">
            <text:p>59.20205920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5]+[.L5]+[.M5]" office:value-type="float" office:value="8" calcext:value-type="float">
            <text:p>8</text:p>
          </table:table-cell>
          <table:table-cell table:formula="of:=[.N5]/936 * 100" office:value-type="float" office:value="0.854700854700855" calcext:value-type="float">
            <text:p>0.854700854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[.B6]/690 * 100" office:value-type="float" office:value="56.6666666666667" calcext:value-type="float">
            <text:p>56.6666666667</text:p>
          </table:table-cell>
          <table:table-cell table:formula="of:=[.D5] + 0.5"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6]+[.E6]+[.F6]" office:value-type="float" office:value="417" calcext:value-type="float">
            <text:p>417</text:p>
          </table:table-cell>
          <table:table-cell table:formula="of:=[.G6]/777 * 100" office:value-type="float" office:value="53.6679536679537" calcext:value-type="float">
            <text:p>53.6679536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6]+[.L6]+[.M6]" office:value-type="float" office:value="5" calcext:value-type="float">
            <text:p>5</text:p>
          </table:table-cell>
          <table:table-cell table:formula="of:=[.N6]/936 * 100" office:value-type="float" office:value="0.534188034188034" calcext:value-type="float">
            <text:p>0.5341880342</text:p>
          </table:table-cell>
          <table:table-cell table:number-columns-repeated="2"/>
          <table:table-cell table:formula="of:=[.R2]/[.Q1]" office:value-type="float" office:value="17.3086956521739" calcext:value-type="float">
            <text:p>17.3086956522</text:p>
          </table:table-cell>
          <table:table-cell table:style-name="ce3" table:formula="of:=[.S2]/[.Q1]" office:value-type="float" office:value="16.1028985507246" calcext:value-type="float">
            <text:p>16.1028985507</text:p>
          </table:table-cell>
          <table:table-cell table:number-columns-repeated="2"/>
          <table:table-cell office:value-type="string" calcext:value-type="string">
            <text:p>Healing/Stamina</text:p>
          </table:table-cell>
          <table:table-cell table:formula="of:=[.V13]/[.T27]*100" office:value-type="float" office:value="71.6375457131248" calcext:value-type="float">
            <text:p>71.6375457131</text:p>
          </table:table-cell>
          <table:table-cell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[.B7]/690 * 100" office:value-type="float" office:value="52.7536231884058" calcext:value-type="float">
            <text:p>52.7536231884</text:p>
          </table:table-cell>
          <table:table-cell table:formula="of:=[.D6] + 0.5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7]+[.E7]+[.F7]" office:value-type="float" office:value="385" calcext:value-type="float">
            <text:p>385</text:p>
          </table:table-cell>
          <table:table-cell table:formula="of:=[.G7]/777 * 100" office:value-type="float" office:value="49.5495495495496" calcext:value-type="float">
            <text:p>49.549549549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[.K7]+[.L7]+[.M7]" office:value-type="float" office:value="2" calcext:value-type="float">
            <text:p>2</text:p>
          </table:table-cell>
          <table:table-cell table:formula="of:=[.N7]/936 * 100" office:value-type="float" office:value="0.213675213675214" calcext:value-type="float">
            <text:p>0.2136752137</text:p>
          </table:table-cell>
          <table:table-cell table:number-columns-repeated="6"/>
          <table:table-cell office:value-type="string" calcext:value-type="string">
            <text:p>Enemies</text:p>
          </table:table-cell>
          <table:table-cell table:formula="of:=[.V14]/[.T27]*100" office:value-type="float" office:value="25.2133279154815" calcext:value-type="float">
            <text:p>25.2133279155</text:p>
          </table:table-cell>
          <table:table-cell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[.B8]/690 * 100" office:value-type="float" office:value="49.2753623188406" calcext:value-type="float">
            <text:p>49.2753623188</text:p>
          </table:table-cell>
          <table:table-cell table:formula="of:=[.D7] + 0.5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8]+[.E8]+[.F8]" office:value-type="float" office:value="361" calcext:value-type="float">
            <text:p>361</text:p>
          </table:table-cell>
          <table:table-cell table:formula="of:=[.G8]/777 * 100" office:value-type="float" office:value="46.4607464607465" calcext:value-type="float">
            <text:p>46.460746460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[.K8]+[.L8]+[.M8]" office:value-type="float" office:value="2" calcext:value-type="float">
            <text:p>2</text:p>
          </table:table-cell>
          <table:table-cell table:formula="of:=[.N8]/936 * 100" office:value-type="float" office:value="0.213675213675214" calcext:value-type="float">
            <text:p>0.2136752137</text:p>
          </table:table-cell>
          <table:table-cell table:number-columns-repeated="6"/>
          <table:table-cell office:value-type="string" calcext:value-type="string">
            <text:p>Traps</text:p>
          </table:table-cell>
          <table:table-cell table:formula="of:=[.V15]/[.T27]*100" office:value-type="float" office:value="3.14912637139374" calcext:value-type="float">
            <text:p>3.1491263714</text:p>
          </table:table-cell>
          <table:table-cell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[.B9]/690 * 100" office:value-type="float" office:value="46.231884057971" calcext:value-type="float">
            <text:p>46.231884058</text:p>
          </table:table-cell>
          <table:table-cell table:formula="of:=[.D8] + 0.5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9]+[.E9]+[.F9]" office:value-type="float" office:value="338" calcext:value-type="float">
            <text:p>338</text:p>
          </table:table-cell>
          <table:table-cell table:formula="of:=[.G9]/777 * 100" office:value-type="float" office:value="43.5006435006435" calcext:value-type="float">
            <text:p>43.500643500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[.K9]+[.L9]+[.M9]" office:value-type="float" office:value="2" calcext:value-type="float">
            <text:p>2</text:p>
          </table:table-cell>
          <table:table-cell table:formula="of:=[.N9]/936 * 100" office:value-type="float" office:value="0.213675213675214" calcext:value-type="float">
            <text:p>0.21367521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B10]/690 * 100" office:value-type="float" office:value="43.4782608695652" calcext:value-type="float">
            <text:p>43.4782608696</text:p>
          </table:table-cell>
          <table:table-cell table:formula="of:=[.D9] + 0.5"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0]+[.E10]+[.F10]" office:value-type="float" office:value="319" calcext:value-type="float">
            <text:p>319</text:p>
          </table:table-cell>
          <table:table-cell table:formula="of:=[.G10]/777 * 100" office:value-type="float" office:value="41.0553410553411" calcext:value-type="float">
            <text:p>41.05534105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K10]+[.L10]+[.M10]" office:value-type="float" office:value="1" calcext:value-type="float">
            <text:p>1</text:p>
          </table:table-cell>
          <table:table-cell table:formula="of:=[.N10]/936 * 100" office:value-type="float" office:value="0.106837606837607" calcext:value-type="float">
            <text:p>0.10683760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[.B11]/690 * 100" office:value-type="float" office:value="41.4492753623188" calcext:value-type="float">
            <text:p>41.4492753623</text:p>
          </table:table-cell>
          <table:table-cell table:formula="of:=[.D10] + 0.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11]+[.E11]+[.F11]" office:value-type="float" office:value="305" calcext:value-type="float">
            <text:p>305</text:p>
          </table:table-cell>
          <table:table-cell table:formula="of:=[.G11]/777 * 100" office:value-type="float" office:value="39.2535392535393" calcext:value-type="float">
            <text:p>39.253539253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K11]+[.L11]+[.M11]" office:value-type="float" office:value="1" calcext:value-type="float">
            <text:p>1</text:p>
          </table:table-cell>
          <table:table-cell table:formula="of:=[.N11]/936 * 100" office:value-type="float" office:value="0.106837606837607" calcext:value-type="float">
            <text:p>0.1068376068</text:p>
          </table:table-cell>
          <table:table-cell table:number-columns-repeated="2"/>
          <table:table-cell office:value-type="string" calcext:value-type="string">
            <text:p>build phase</text:p>
          </table:table-cell>
          <table:table-cell office:value-type="string" calcext:value-type="string">
            <text:p>run ph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[.B12]/690 * 100" office:value-type="float" office:value="39.8550724637681" calcext:value-type="float">
            <text:p>39.8550724638</text:p>
          </table:table-cell>
          <table:table-cell table:formula="of:=[.D11] + 0.5" office:value-type="float" office:value="5.5" calcext:value-type="float">
            <text:p>5.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2]+[.E12]+[.F12]" office:value-type="float" office:value="293" calcext:value-type="float">
            <text:p>293</text:p>
          </table:table-cell>
          <table:table-cell table:formula="of:=[.G12]/777 * 100" office:value-type="float" office:value="37.7091377091377" calcext:value-type="float">
            <text:p>37.70913770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K12]+[.L12]+[.M12]" office:value-type="float" office:value="1" calcext:value-type="float">
            <text:p>1</text:p>
          </table:table-cell>
          <table:table-cell table:formula="of:=[.N12]/936 * 100" office:value-type="float" office:value="0.106837606837607" calcext:value-type="float">
            <text:p>0.10683760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[.B13]/690 * 100" office:value-type="float" office:value="38.5507246376812" calcext:value-type="float">
            <text:p>38.5507246377</text:p>
          </table:table-cell>
          <table:table-cell table:formula="of:=[.D12] + 0.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]+[.E13]+[.F13]" office:value-type="float" office:value="282" calcext:value-type="float">
            <text:p>282</text:p>
          </table:table-cell>
          <table:table-cell table:formula="of:=[.G13]/777 * 100" office:value-type="float" office:value="36.2934362934363" calcext:value-type="float">
            <text:p>36.29343629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K13]+[.L13]+[.M13]" office:value-type="float" office:value="1" calcext:value-type="float">
            <text:p>1</text:p>
          </table:table-cell>
          <table:table-cell table:formula="of:=[.N13]/936 * 100" office:value-type="float" office:value="0.106837606837607" calcext:value-type="float">
            <text:p>0.1068376068</text:p>
          </table:table-cell>
          <table:table-cell table:number-columns-repeated="6"/>
          <table:table-cell office:value-type="float" office:value="7052" calcext:value-type="float">
            <text:p>70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[.B14]/690 * 100" office:value-type="float" office:value="37.536231884058" calcext:value-type="float">
            <text:p>37.5362318841</text:p>
          </table:table-cell>
          <table:table-cell table:formula="of:=[.D13] + 0.5"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]+[.E14]+[.F14]" office:value-type="float" office:value="275" calcext:value-type="float">
            <text:p>275</text:p>
          </table:table-cell>
          <table:table-cell table:formula="of:=[.G14]/777 * 100" office:value-type="float" office:value="35.3925353925354" calcext:value-type="float">
            <text:p>35.3925353925</text:p>
          </table:table-cell>
          <table:table-cell table:number-columns-repeated="13"/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[.B15]/690 * 100" office:value-type="float" office:value="36.8115942028986" calcext:value-type="float">
            <text:p>36.8115942029</text:p>
          </table:table-cell>
          <table:table-cell table:formula="of:=[.D14] + 0.5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5]+[.E15]+[.F15]" office:value-type="float" office:value="270" calcext:value-type="float">
            <text:p>270</text:p>
          </table:table-cell>
          <table:table-cell table:formula="of:=[.G15]/777 * 100" office:value-type="float" office:value="34.7490347490347" calcext:value-type="float">
            <text:p>34.749034749</text:p>
          </table:table-cell>
          <table:table-cell table:number-columns-repeated="13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[.B16]/690 * 100" office:value-type="float" office:value="36.0869565217391" calcext:value-type="float">
            <text:p>36.0869565217</text:p>
          </table:table-cell>
          <table:table-cell table:formula="of:=[.D15] + 0.5"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6]+[.E16]+[.F16]" office:value-type="float" office:value="264" calcext:value-type="float">
            <text:p>264</text:p>
          </table:table-cell>
          <table:table-cell table:formula="of:=[.G16]/777 * 100" office:value-type="float" office:value="33.976833976834" calcext:value-type="float">
            <text:p>33.976833976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[.B17]/690 * 100" office:value-type="float" office:value="35.6521739130435" calcext:value-type="float">
            <text:p>35.652173913</text:p>
          </table:table-cell>
          <table:table-cell table:formula="of:=[.D16] + 0.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7]+[.E17]+[.F17]" office:value-type="float" office:value="261" calcext:value-type="float">
            <text:p>261</text:p>
          </table:table-cell>
          <table:table-cell table:formula="of:=[.G17]/777 * 100" office:value-type="float" office:value="33.5907335907336" calcext:value-type="float">
            <text:p>33.5907335907</text:p>
          </table:table-cell>
          <table:table-cell table:number-columns-repeated="10"/>
          <table:table-cell table:formula="of:=[.S1]/[.S2]*60" office:value-type="float" office:value="17.6280691206912" calcext:value-type="float">
            <text:p>17.62806912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[.B18]/690 * 100" office:value-type="float" office:value="34.6376811594203" calcext:value-type="float">
            <text:p>34.6376811594</text:p>
          </table:table-cell>
          <table:table-cell table:formula="of:=[.D17] + 0.5"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18]+[.E18]+[.F18]" office:value-type="float" office:value="253" calcext:value-type="float">
            <text:p>253</text:p>
          </table:table-cell>
          <table:table-cell table:formula="of:=[.G18]/777 * 100" office:value-type="float" office:value="32.5611325611326" calcext:value-type="float">
            <text:p>32.56113256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[.B19]/690 * 100" office:value-type="float" office:value="34.3478260869565" calcext:value-type="float">
            <text:p>34.347826087</text:p>
          </table:table-cell>
          <table:table-cell table:formula="of:=[.D18] + 0.5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19]+[.E19]+[.F19]" office:value-type="float" office:value="250" calcext:value-type="float">
            <text:p>250</text:p>
          </table:table-cell>
          <table:table-cell table:formula="of:=[.G19]/777 * 100" office:value-type="float" office:value="32.1750321750322" calcext:value-type="float">
            <text:p>32.1750321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[.B20]/690 * 100" office:value-type="float" office:value="33.4782608695652" calcext:value-type="float">
            <text:p>33.4782608696</text:p>
          </table:table-cell>
          <table:table-cell table:formula="of:=[.D19] + 0.5"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0]+[.E20]+[.F20]" office:value-type="float" office:value="244" calcext:value-type="float">
            <text:p>244</text:p>
          </table:table-cell>
          <table:table-cell table:formula="of:=[.G20]/777 * 100" office:value-type="float" office:value="31.4028314028314" calcext:value-type="float">
            <text:p>31.4028314028</text:p>
          </table:table-cell>
          <table:table-cell table:number-columns-repeated="13"/>
          <table:table-cell office:value-type="string" calcext:value-type="string">
            <text:p>Stamina</text:p>
          </table:table-cell>
          <table:table-cell table:formula="of:=[.V25]/[.S2] * 100" office:value-type="float" office:value="89.7668976689767" calcext:value-type="float">
            <text:p>89.766897669</text:p>
          </table:table-cell>
          <table:table-cell table:formula="of:=[.W25]/[.S37] * 100" office:value-type="float" office:value="58.7058823529412" calcext:value-type="float">
            <text:p>58.7058823529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[.B21]/690 * 100" office:value-type="float" office:value="33.1884057971015" calcext:value-type="float">
            <text:p>33.1884057971</text:p>
          </table:table-cell>
          <table:table-cell table:formula="of:=[.D20] + 0.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1]+[.E21]+[.F21]" office:value-type="float" office:value="242" calcext:value-type="float">
            <text:p>242</text:p>
          </table:table-cell>
          <table:table-cell table:formula="of:=[.G21]/777 * 100" office:value-type="float" office:value="31.1454311454311" calcext:value-type="float">
            <text:p>31.1454311454</text:p>
          </table:table-cell>
          <table:table-cell table:number-columns-repeated="13"/>
          <table:table-cell office:value-type="string" calcext:value-type="string">
            <text:p>No Health</text:p>
          </table:table-cell>
          <table:table-cell table:formula="of:=[.V26]/[.S2] * 100" office:value-type="float" office:value="5.19305193051931" calcext:value-type="float">
            <text:p>5.1930519305</text:p>
          </table:table-cell>
          <table:table-cell table:formula="of:=[.W26]/[.S37] * 100" office:value-type="float" office:value="5.29411764705882" calcext:value-type="float">
            <text:p>5.294117647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[.B22]/690 * 100" office:value-type="float" office:value="32.1739130434783" calcext:value-type="float">
            <text:p>32.1739130435</text:p>
          </table:table-cell>
          <table:table-cell table:formula="of:=[.D21] + 0.5"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2]+[.E22]+[.F22]" office:value-type="float" office:value="235" calcext:value-type="float">
            <text:p>235</text:p>
          </table:table-cell>
          <table:table-cell table:formula="of:=[.G22]/777 * 100" office:value-type="float" office:value="30.2445302445302" calcext:value-type="float">
            <text:p>30.2445302445</text:p>
          </table:table-cell>
          <table:table-cell table:number-columns-repeated="13"/>
          <table:table-cell office:value-type="string" calcext:value-type="string">
            <text:p>End Run Button</text:p>
          </table:table-cell>
          <table:table-cell table:formula="of:=[.V27]/[.S2] * 100" office:value-type="float" office:value="11.880118801188" calcext:value-type="float">
            <text:p>11.8801188012</text:p>
          </table:table-cell>
          <table:table-cell table:formula="of:=[.W27]/[.S37] * 100" office:value-type="float" office:value="32.5882352941176" calcext:value-type="float">
            <text:p>32.5882352941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[.B23]/690 * 100" office:value-type="float" office:value="31.7391304347826" calcext:value-type="float">
            <text:p>31.7391304348</text:p>
          </table:table-cell>
          <table:table-cell table:formula="of:=[.D22] + 0.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3]+[.E23]+[.F23]" office:value-type="float" office:value="232" calcext:value-type="float">
            <text:p>232</text:p>
          </table:table-cell>
          <table:table-cell table:formula="of:=[.G23]/777 * 100" office:value-type="float" office:value="29.8584298584299" calcext:value-type="float">
            <text:p>29.85842985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24]/690 * 100" office:value-type="float" office:value="31.304347826087" calcext:value-type="float">
            <text:p>31.3043478261</text:p>
          </table:table-cell>
          <table:table-cell table:formula="of:=[.D23] + 0.5"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4]+[.E24]+[.F24]" office:value-type="float" office:value="229" calcext:value-type="float">
            <text:p>229</text:p>
          </table:table-cell>
          <table:table-cell table:formula="of:=[.G24]/777 * 100" office:value-type="float" office:value="29.4723294723295" calcext:value-type="float">
            <text:p>29.47232947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[.B25]/690 * 100" office:value-type="float" office:value="31.1594202898551" calcext:value-type="float">
            <text:p>31.1594202899</text:p>
          </table:table-cell>
          <table:table-cell table:formula="of:=[.D24] + 0.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5]+[.E25]+[.F25]" office:value-type="float" office:value="228" calcext:value-type="float">
            <text:p>228</text:p>
          </table:table-cell>
          <table:table-cell table:formula="of:=[.G25]/777 * 100" office:value-type="float" office:value="29.3436293436293" calcext:value-type="float">
            <text:p>29.3436293436</text:p>
          </table:table-cell>
          <table:table-cell table:number-columns-repeated="8"/>
          <table:table-cell office:value-type="float" office:value="73725" calcext:value-type="float">
            <text:p>73725</text:p>
          </table:table-cell>
          <table:table-cell office:value-type="float" office:value="4557" calcext:value-type="float">
            <text:p>4557</text:p>
          </table:table-cell>
          <table:table-cell office:value-type="float" office:value="1780" calcext:value-type="float">
            <text:p>1780</text:p>
          </table:table-cell>
          <table:table-cell table:formula="of:=[.Q25]+[.R25]+[.S25]" office:value-type="float" office:value="80062" calcext:value-type="float">
            <text:p>80062</text:p>
          </table:table-cell>
          <table:table-cell/>
          <table:table-cell office:value-type="float" office:value="9974" calcext:value-type="float">
            <text:p>9974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[.B26]/690 * 100" office:value-type="float" office:value="30.4347826086957" calcext:value-type="float">
            <text:p>30.4347826087</text:p>
          </table:table-cell>
          <table:table-cell table:formula="of:=[.D25] + 0.5"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6]+[.E26]+[.F26]" office:value-type="float" office:value="223" calcext:value-type="float">
            <text:p>223</text:p>
          </table:table-cell>
          <table:table-cell table:formula="of:=[.G26]/777 * 100" office:value-type="float" office:value="28.7001287001287" calcext:value-type="float">
            <text:p>28.7001287001</text:p>
          </table:table-cell>
          <table:table-cell table:number-columns-repeated="8"/>
          <table:table-cell office:value-type="float" office:value="544841" calcext:value-type="float">
            <text:p>544841</text:p>
          </table:table-cell>
          <table:table-cell office:value-type="float" office:value="9377" calcext:value-type="float">
            <text:p>9377</text:p>
          </table:table-cell>
          <table:table-cell office:value-type="float" office:value="20524" calcext:value-type="float">
            <text:p>20524</text:p>
          </table:table-cell>
          <table:table-cell table:formula="of:=[.Q26]+[.R26]+[.S26]" office:value-type="float" office:value="574742" calcext:value-type="float">
            <text:p>574742</text:p>
          </table:table-cell>
          <table:table-cell/>
          <table:table-cell office:value-type="float" office:value="577" calcext:value-type="float">
            <text:p>57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[.B27]/690 * 100" office:value-type="float" office:value="30" calcext:value-type="float">
            <text:p>30</text:p>
          </table:table-cell>
          <table:table-cell table:formula="of:=[.D26] + 0.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7]+[.E27]+[.F27]" office:value-type="float" office:value="220" calcext:value-type="float">
            <text:p>220</text:p>
          </table:table-cell>
          <table:table-cell table:formula="of:=[.G27]/777 * 100" office:value-type="float" office:value="28.3140283140283" calcext:value-type="float">
            <text:p>28.314028314</text:p>
          </table:table-cell>
          <table:table-cell table:number-columns-repeated="8"/>
          <table:table-cell office:value-type="float" office:value="9088" calcext:value-type="float">
            <text:p>9088</text:p>
          </table:table-cell>
          <table:table-cell office:value-type="float" office:value="246" calcext:value-type="float">
            <text:p>246</text:p>
          </table:table-cell>
          <table:table-cell office:value-type="float" office:value="510" calcext:value-type="float">
            <text:p>510</text:p>
          </table:table-cell>
          <table:table-cell table:formula="of:=[.Q27]+[.R27]+[.S27]" office:value-type="float" office:value="9844" calcext:value-type="float">
            <text:p>9844</text:p>
          </table:table-cell>
          <table:table-cell/>
          <table:table-cell office:value-type="float" office:value="1320" calcext:value-type="float">
            <text:p>1320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[.B28]/690 * 100" office:value-type="float" office:value="29.4202898550725" calcext:value-type="float">
            <text:p>29.4202898551</text:p>
          </table:table-cell>
          <table:table-cell table:formula="of:=[.D27] + 0.5"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8]+[.E28]+[.F28]" office:value-type="float" office:value="216" calcext:value-type="float">
            <text:p>216</text:p>
          </table:table-cell>
          <table:table-cell table:formula="of:=[.G28]/777 * 100" office:value-type="float" office:value="27.7992277992278" calcext:value-type="float">
            <text:p>27.79922779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[.B29]/690 * 100" office:value-type="float" office:value="29.2753623188406" calcext:value-type="float">
            <text:p>29.2753623188</text:p>
          </table:table-cell>
          <table:table-cell table:formula="of:=[.D28] + 0.5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9]+[.E29]+[.F29]" office:value-type="float" office:value="215" calcext:value-type="float">
            <text:p>215</text:p>
          </table:table-cell>
          <table:table-cell table:formula="of:=[.G29]/777 * 100" office:value-type="float" office:value="27.6705276705277" calcext:value-type="float">
            <text:p>27.67052767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[.B30]/690 * 100" office:value-type="float" office:value="29.1304347826087" calcext:value-type="float">
            <text:p>29.1304347826</text:p>
          </table:table-cell>
          <table:table-cell table:formula="of:=[.D29] + 0.5"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0]+[.E30]+[.F30]" office:value-type="float" office:value="214" calcext:value-type="float">
            <text:p>214</text:p>
          </table:table-cell>
          <table:table-cell table:formula="of:=[.G30]/777 * 100" office:value-type="float" office:value="27.5418275418275" calcext:value-type="float">
            <text:p>27.54182754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[.B31]/690 * 100" office:value-type="float" office:value="28.5507246376812" calcext:value-type="float">
            <text:p>28.5507246377</text:p>
          </table:table-cell>
          <table:table-cell table:formula="of:=[.D30] + 0.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1]+[.E31]+[.F31]" office:value-type="float" office:value="210" calcext:value-type="float">
            <text:p>210</text:p>
          </table:table-cell>
          <table:table-cell table:formula="of:=[.G31]/777 * 100" office:value-type="float" office:value="27.027027027027" calcext:value-type="float">
            <text:p>27.027027027</text:p>
          </table:table-cell>
          <table:table-cell table:number-columns-repeated="8"/>
          <table:table-cell office:value-type="string" calcext:value-type="string">
            <text:p>old phase now</text:p>
          </table:table-cell>
          <table:table-cell table:number-columns-repeated="4"/>
          <table:table-cell office:value-type="string" calcext:value-type="string">
            <text:p>Distance Traveled</text:p>
          </table:table-cell>
          <table:table-cell table:formula="of:=[.V37]/[.S2]" office:value-type="float" office:value="18.3784537845378" calcext:value-type="float">
            <text:p>18.3784537845</text:p>
          </table:table-cell>
          <table:table-cell table:formula="of:=[.W37]/[.S37]" office:value-type="float" office:value="10.5752941176471" calcext:value-type="float">
            <text:p>10.5752941176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[.B32]/690 * 100" office:value-type="float" office:value="28.2608695652174" calcext:value-type="float">
            <text:p>28.2608695652</text:p>
          </table:table-cell>
          <table:table-cell table:formula="of:=[.D31] + 0.5"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2]+[.E32]+[.F32]" office:value-type="float" office:value="208" calcext:value-type="float">
            <text:p>208</text:p>
          </table:table-cell>
          <table:table-cell table:formula="of:=[.G32]/777 * 100" office:value-type="float" office:value="26.7696267696268" calcext:value-type="float">
            <text:p>26.769626769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3"/>
          <table:table-cell office:value-type="string" calcext:value-type="string">
            <text:p>Stamina Left</text:p>
          </table:table-cell>
          <table:table-cell table:formula="of:=[.V38]/[.S2]" office:value-type="float" office:value="1.40536405364054" calcext:value-type="float">
            <text:p>1.4053640536</text:p>
          </table:table-cell>
          <table:table-cell table:formula="of:=[.W38]/[.S37]" office:value-type="float" office:value="3.44588235294118" calcext:value-type="float">
            <text:p>3.4458823529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33]/690 * 100" office:value-type="float" office:value="27.8260869565217" calcext:value-type="float">
            <text:p>27.8260869565</text:p>
          </table:table-cell>
          <table:table-cell table:formula="of:=[.D32] + 0.5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3]+[.E33]+[.F33]" office:value-type="float" office:value="205" calcext:value-type="float">
            <text:p>205</text:p>
          </table:table-cell>
          <table:table-cell table:formula="of:=[.G33]/777 * 100" office:value-type="float" office:value="26.3835263835264" calcext:value-type="float">
            <text:p>26.3835263835</text:p>
          </table:table-cell>
          <table:table-cell table:number-columns-repeated="9"/>
          <table:table-cell office:value-type="float" office:value="18265" calcext:value-type="float">
            <text:p>18265</text:p>
          </table:table-cell>
          <table:table-cell table:number-columns-repeated="3"/>
          <table:table-cell office:value-type="string" calcext:value-type="string">
            <text:p>Health Left</text:p>
          </table:table-cell>
          <table:table-cell table:formula="of:=[.V39]/[.S2]" office:value-type="float" office:value="6.81666816668167" calcext:value-type="float">
            <text:p>6.8166681667</text:p>
          </table:table-cell>
          <table:table-cell table:formula="of:=[.W39]/[.S37]" office:value-type="float" office:value="6.59294117647059" calcext:value-type="float">
            <text:p>6.5929411765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[.B34]/690 * 100" office:value-type="float" office:value="27.3913043478261" calcext:value-type="float">
            <text:p>27.3913043478</text:p>
          </table:table-cell>
          <table:table-cell table:formula="of:=[.D33] + 0.5" office:value-type="float" office:value="16.5" calcext:value-type="float">
            <text:p>16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4]+[.E34]+[.F34]" office:value-type="float" office:value="202" calcext:value-type="float">
            <text:p>202</text:p>
          </table:table-cell>
          <table:table-cell table:formula="of:=[.G34]/777 * 100" office:value-type="float" office:value="25.997425997426" calcext:value-type="float">
            <text:p>25.9974259974</text:p>
          </table:table-cell>
          <table:table-cell table:number-columns-repeated="9"/>
          <table:table-cell office:value-type="float" office:value="257" calcext:value-type="float">
            <text:p>257</text:p>
          </table:table-cell>
          <table:table-cell table:number-columns-repeated="3"/>
          <table:table-cell office:value-type="string" calcext:value-type="string">
            <text:p>Gold Earned</text:p>
          </table:table-cell>
          <table:table-cell table:formula="of:=[.V40]/[.S2]" office:value-type="float" office:value="50.039690396904" calcext:value-type="float">
            <text:p>50.0396903969</text:p>
          </table:table-cell>
          <table:table-cell table:formula="of:=[.W40]/[.S37]" office:value-type="float" office:value="39.5611764705882" calcext:value-type="float">
            <text:p>39.561176470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[.B35]/690 * 100" office:value-type="float" office:value="27.1014492753623" calcext:value-type="float">
            <text:p>27.1014492754</text:p>
          </table:table-cell>
          <table:table-cell table:formula="of:=[.D34] + 0.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5]+[.E35]+[.F35]" office:value-type="float" office:value="200" calcext:value-type="float">
            <text:p>200</text:p>
          </table:table-cell>
          <table:table-cell table:formula="of:=[.G35]/777 * 100" office:value-type="float" office:value="25.7400257400257" calcext:value-type="float">
            <text:p>25.74002574</text:p>
          </table:table-cell>
          <table:table-cell table:number-columns-repeated="13"/>
          <table:table-cell office:value-type="string" calcext:value-type="string">
            <text:p>Enemies Defeated</text:p>
          </table:table-cell>
          <table:table-cell table:formula="of:=[.V41]/[.S2]" office:value-type="float" office:value="3.94275942759428" calcext:value-type="float">
            <text:p>3.9427594276</text:p>
          </table:table-cell>
          <table:table-cell table:formula="of:=[.W41]/[.S37]" office:value-type="float" office:value="1.75294117647059" calcext:value-type="float">
            <text:p>1.7529411765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[.B36]/690 * 100" office:value-type="float" office:value="26.3768115942029" calcext:value-type="float">
            <text:p>26.3768115942</text:p>
          </table:table-cell>
          <table:table-cell table:formula="of:=[.D35] + 0.5"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6]+[.E36]+[.F36]" office:value-type="float" office:value="195" calcext:value-type="float">
            <text:p>195</text:p>
          </table:table-cell>
          <table:table-cell table:formula="of:=[.G36]/777 * 100" office:value-type="float" office:value="25.0965250965251" calcext:value-type="float">
            <text:p>25.09652509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[.B37]/690 * 100" office:value-type="float" office:value="25.7971014492754" calcext:value-type="float">
            <text:p>25.7971014493</text:p>
          </table:table-cell>
          <table:table-cell table:formula="of:=[.D36] + 0.5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7]+[.E37]+[.F37]" office:value-type="float" office:value="191" calcext:value-type="float">
            <text:p>191</text:p>
          </table:table-cell>
          <table:table-cell table:formula="of:=[.G37]/777 * 100" office:value-type="float" office:value="24.5817245817246" calcext:value-type="float">
            <text:p>24.5817245817</text:p>
          </table:table-cell>
          <table:table-cell table:number-columns-repeated="9"/>
          <table:table-cell office:value-type="float" office:value="973" calcext:value-type="float">
            <text:p>973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204203" calcext:value-type="float">
            <text:p>204203</text:p>
          </table:table-cell>
          <table:table-cell office:value-type="float" office:value="8989" calcext:value-type="float">
            <text:p>8989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38]/690 * 100" office:value-type="float" office:value="25.0724637681159" calcext:value-type="float">
            <text:p>25.0724637681</text:p>
          </table:table-cell>
          <table:table-cell table:formula="of:=[.D37] + 0.5"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8]+[.E38]+[.F38]" office:value-type="float" office:value="186" calcext:value-type="float">
            <text:p>186</text:p>
          </table:table-cell>
          <table:table-cell table:formula="of:=[.G38]/777 * 100" office:value-type="float" office:value="23.9382239382239" calcext:value-type="float">
            <text:p>23.9382239382</text:p>
          </table:table-cell>
          <table:table-cell table:number-columns-repeated="13"/>
          <table:table-cell office:value-type="float" office:value="15615" calcext:value-type="float">
            <text:p>15615</text:p>
          </table:table-cell>
          <table:table-cell office:value-type="float" office:value="2929" calcext:value-type="float">
            <text:p>2929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[.B39]/690 * 100" office:value-type="float" office:value="25.0724637681159" calcext:value-type="float">
            <text:p>25.0724637681</text:p>
          </table:table-cell>
          <table:table-cell table:formula="of:=[.D38] + 0.5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9]+[.E39]+[.F39]" office:value-type="float" office:value="186" calcext:value-type="float">
            <text:p>186</text:p>
          </table:table-cell>
          <table:table-cell table:formula="of:=[.G39]/777 * 100" office:value-type="float" office:value="23.9382239382239" calcext:value-type="float">
            <text:p>23.9382239382</text:p>
          </table:table-cell>
          <table:table-cell table:number-columns-repeated="13"/>
          <table:table-cell office:value-type="float" office:value="75740" calcext:value-type="float">
            <text:p>75740</text:p>
          </table:table-cell>
          <table:table-cell office:value-type="float" office:value="5604" calcext:value-type="float">
            <text:p>5604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[.B40]/690 * 100" office:value-type="float" office:value="24.6376811594203" calcext:value-type="float">
            <text:p>24.6376811594</text:p>
          </table:table-cell>
          <table:table-cell table:formula="of:=[.D39] + 0.5" office:value-type="float" office:value="19.5" calcext:value-type="float">
            <text:p>19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0]+[.E40]+[.F40]" office:value-type="float" office:value="182" calcext:value-type="float">
            <text:p>182</text:p>
          </table:table-cell>
          <table:table-cell table:formula="of:=[.G40]/777 * 100" office:value-type="float" office:value="23.4234234234234" calcext:value-type="float">
            <text:p>23.4234234234</text:p>
          </table:table-cell>
          <table:table-cell table:number-columns-repeated="13"/>
          <table:table-cell office:value-type="float" office:value="555991" calcext:value-type="float">
            <text:p>555991</text:p>
          </table:table-cell>
          <table:table-cell office:value-type="float" office:value="33627" calcext:value-type="float">
            <text:p>33627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41]/690 * 100" office:value-type="float" office:value="24.3478260869565" calcext:value-type="float">
            <text:p>24.347826087</text:p>
          </table:table-cell>
          <table:table-cell table:formula="of:=[.D40] + 0.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1]+[.E41]+[.F41]" office:value-type="float" office:value="180" calcext:value-type="float">
            <text:p>180</text:p>
          </table:table-cell>
          <table:table-cell table:formula="of:=[.G41]/777 * 100" office:value-type="float" office:value="23.1660231660232" calcext:value-type="float">
            <text:p>23.166023166</text:p>
          </table:table-cell>
          <table:table-cell table:number-columns-repeated="13"/>
          <table:table-cell office:value-type="float" office:value="43808" calcext:value-type="float">
            <text:p>43808</text:p>
          </table:table-cell>
          <table:table-cell office:value-type="float" office:value="1490" calcext:value-type="float">
            <text:p>1490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[.B42]/690 * 100" office:value-type="float" office:value="24.2028985507246" calcext:value-type="float">
            <text:p>24.2028985507</text:p>
          </table:table-cell>
          <table:table-cell table:formula="of:=[.D41] + 0.5" office:value-type="float" office:value="20.5" calcext:value-type="float">
            <text:p>20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2]+[.E42]+[.F42]" office:value-type="float" office:value="179" calcext:value-type="float">
            <text:p>179</text:p>
          </table:table-cell>
          <table:table-cell table:formula="of:=[.G42]/777 * 100" office:value-type="float" office:value="23.037323037323" calcext:value-type="float">
            <text:p>23.03732303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[.B43]/690 * 100" office:value-type="float" office:value="24.0579710144928" calcext:value-type="float">
            <text:p>24.0579710145</text:p>
          </table:table-cell>
          <table:table-cell table:formula="of:=[.D42] + 0.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3]+[.E43]+[.F43]" office:value-type="float" office:value="178" calcext:value-type="float">
            <text:p>178</text:p>
          </table:table-cell>
          <table:table-cell table:formula="of:=[.G43]/777 * 100" office:value-type="float" office:value="22.9086229086229" calcext:value-type="float">
            <text:p>22.90862290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[.B44]/690 * 100" office:value-type="float" office:value="23.9130434782609" calcext:value-type="float">
            <text:p>23.9130434783</text:p>
          </table:table-cell>
          <table:table-cell table:formula="of:=[.D43] + 0.5" office:value-type="float" office:value="21.5" calcext:value-type="float">
            <text:p>21.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4]+[.E44]+[.F44]" office:value-type="float" office:value="177" calcext:value-type="float">
            <text:p>177</text:p>
          </table:table-cell>
          <table:table-cell table:formula="of:=[.G44]/777 * 100" office:value-type="float" office:value="22.7799227799228" calcext:value-type="float">
            <text:p>22.77992277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45]/690 * 100" office:value-type="float" office:value="23.768115942029" calcext:value-type="float">
            <text:p>23.768115942</text:p>
          </table:table-cell>
          <table:table-cell table:formula="of:=[.D44] + 0.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45]+[.E45]+[.F45]" office:value-type="float" office:value="176" calcext:value-type="float">
            <text:p>176</text:p>
          </table:table-cell>
          <table:table-cell table:formula="of:=[.G45]/777 * 100" office:value-type="float" office:value="22.6512226512227" calcext:value-type="float">
            <text:p>22.651222651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[.B46]/690 * 100" office:value-type="float" office:value="23.768115942029" calcext:value-type="float">
            <text:p>23.768115942</text:p>
          </table:table-cell>
          <table:table-cell table:formula="of:=[.D45] + 0.5"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46]+[.E46]+[.F46]" office:value-type="float" office:value="175" calcext:value-type="float">
            <text:p>175</text:p>
          </table:table-cell>
          <table:table-cell table:formula="of:=[.G46]/777 * 100" office:value-type="float" office:value="22.5225225225225" calcext:value-type="float">
            <text:p>22.52252252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[.B47]/690 * 100" office:value-type="float" office:value="23.3333333333333" calcext:value-type="float">
            <text:p>23.3333333333</text:p>
          </table:table-cell>
          <table:table-cell table:formula="of:=[.D46] + 0.5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47]+[.E47]+[.F47]" office:value-type="float" office:value="172" calcext:value-type="float">
            <text:p>172</text:p>
          </table:table-cell>
          <table:table-cell table:formula="of:=[.G47]/777 * 100" office:value-type="float" office:value="22.1364221364221" calcext:value-type="float">
            <text:p>22.136422136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48]/690 * 100" office:value-type="float" office:value="23.1884057971014" calcext:value-type="float">
            <text:p>23.1884057971</text:p>
          </table:table-cell>
          <table:table-cell table:formula="of:=[.D47] + 0.5" office:value-type="float" office:value="23.5" calcext:value-type="float">
            <text:p>23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48]+[.E48]+[.F48]" office:value-type="float" office:value="171" calcext:value-type="float">
            <text:p>171</text:p>
          </table:table-cell>
          <table:table-cell table:formula="of:=[.G48]/777 * 100" office:value-type="float" office:value="22.007722007722" calcext:value-type="float">
            <text:p>22.007722007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[.B49]/690 * 100" office:value-type="float" office:value="22.1739130434783" calcext:value-type="float">
            <text:p>22.1739130435</text:p>
          </table:table-cell>
          <table:table-cell table:formula="of:=[.D48] + 0.5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49]+[.E49]+[.F49]" office:value-type="float" office:value="163" calcext:value-type="float">
            <text:p>163</text:p>
          </table:table-cell>
          <table:table-cell table:formula="of:=[.G49]/777 * 100" office:value-type="float" office:value="20.978120978121" calcext:value-type="float">
            <text:p>20.97812097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[.B50]/690 * 100" office:value-type="float" office:value="21.7391304347826" calcext:value-type="float">
            <text:p>21.7391304348</text:p>
          </table:table-cell>
          <table:table-cell table:formula="of:=[.D49] + 0.5"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0]+[.E50]+[.F50]" office:value-type="float" office:value="160" calcext:value-type="float">
            <text:p>160</text:p>
          </table:table-cell>
          <table:table-cell table:formula="of:=[.G50]/777 * 100" office:value-type="float" office:value="20.5920205920206" calcext:value-type="float">
            <text:p>20.59202059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[.B51]/690 * 100" office:value-type="float" office:value="21.1594202898551" calcext:value-type="float">
            <text:p>21.1594202899</text:p>
          </table:table-cell>
          <table:table-cell table:formula="of:=[.D50] + 0.5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1]+[.E51]+[.F51]" office:value-type="float" office:value="156" calcext:value-type="float">
            <text:p>156</text:p>
          </table:table-cell>
          <table:table-cell table:formula="of:=[.G51]/777 * 100" office:value-type="float" office:value="20.0772200772201" calcext:value-type="float">
            <text:p>20.077220077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52]/690 * 100" office:value-type="float" office:value="20.8695652173913" calcext:value-type="float">
            <text:p>20.8695652174</text:p>
          </table:table-cell>
          <table:table-cell table:formula="of:=[.D51] + 0.5" office:value-type="float" office:value="25.5" calcext:value-type="float">
            <text:p>25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2]+[.E52]+[.F52]" office:value-type="float" office:value="154" calcext:value-type="float">
            <text:p>154</text:p>
          </table:table-cell>
          <table:table-cell table:formula="of:=[.G52]/777 * 100" office:value-type="float" office:value="19.8198198198198" calcext:value-type="float">
            <text:p>19.81981981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[.B53]/690 * 100" office:value-type="float" office:value="20.7246376811594" calcext:value-type="float">
            <text:p>20.7246376812</text:p>
          </table:table-cell>
          <table:table-cell table:formula="of:=[.D52] + 0.5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53]+[.E53]+[.F53]" office:value-type="float" office:value="153" calcext:value-type="float">
            <text:p>153</text:p>
          </table:table-cell>
          <table:table-cell table:formula="of:=[.G53]/777 * 100" office:value-type="float" office:value="19.6911196911197" calcext:value-type="float">
            <text:p>19.69111969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[.B54]/690 * 100" office:value-type="float" office:value="20.5797101449275" calcext:value-type="float">
            <text:p>20.5797101449</text:p>
          </table:table-cell>
          <table:table-cell table:formula="of:=[.D53] + 0.5" office:value-type="float" office:value="26.5" calcext:value-type="float">
            <text:p>26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4]+[.E54]+[.F54]" office:value-type="float" office:value="151" calcext:value-type="float">
            <text:p>151</text:p>
          </table:table-cell>
          <table:table-cell table:formula="of:=[.G54]/777 * 100" office:value-type="float" office:value="19.4337194337194" calcext:value-type="float">
            <text:p>19.433719433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55]/690 * 100" office:value-type="float" office:value="19.7101449275362" calcext:value-type="float">
            <text:p>19.7101449275</text:p>
          </table:table-cell>
          <table:table-cell table:formula="of:=[.D54] + 0.5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5]+[.E55]+[.F55]" office:value-type="float" office:value="145" calcext:value-type="float">
            <text:p>145</text:p>
          </table:table-cell>
          <table:table-cell table:formula="of:=[.G55]/777 * 100" office:value-type="float" office:value="18.6615186615187" calcext:value-type="float">
            <text:p>18.66151866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56]/690 * 100" office:value-type="float" office:value="19.7101449275362" calcext:value-type="float">
            <text:p>19.7101449275</text:p>
          </table:table-cell>
          <table:table-cell table:formula="of:=[.D55] + 0.5"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6]+[.E56]+[.F56]" office:value-type="float" office:value="145" calcext:value-type="float">
            <text:p>145</text:p>
          </table:table-cell>
          <table:table-cell table:formula="of:=[.G56]/777 * 100" office:value-type="float" office:value="18.6615186615187" calcext:value-type="float">
            <text:p>18.661518661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[.B57]/690 * 100" office:value-type="float" office:value="19.4202898550725" calcext:value-type="float">
            <text:p>19.4202898551</text:p>
          </table:table-cell>
          <table:table-cell table:formula="of:=[.D56] + 0.5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7]+[.E57]+[.F57]" office:value-type="float" office:value="143" calcext:value-type="float">
            <text:p>143</text:p>
          </table:table-cell>
          <table:table-cell table:formula="of:=[.G57]/777 * 100" office:value-type="float" office:value="18.4041184041184" calcext:value-type="float">
            <text:p>18.40411840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[.B58]/690 * 100" office:value-type="float" office:value="19.1304347826087" calcext:value-type="float">
            <text:p>19.1304347826</text:p>
          </table:table-cell>
          <table:table-cell table:formula="of:=[.D57] + 0.5"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8]+[.E58]+[.F58]" office:value-type="float" office:value="141" calcext:value-type="float">
            <text:p>141</text:p>
          </table:table-cell>
          <table:table-cell table:formula="of:=[.G58]/777 * 100" office:value-type="float" office:value="18.1467181467181" calcext:value-type="float">
            <text:p>18.14671814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[.B59]/690 * 100" office:value-type="float" office:value="18.9855072463768" calcext:value-type="float">
            <text:p>18.9855072464</text:p>
          </table:table-cell>
          <table:table-cell table:formula="of:=[.D58] + 0.5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59]+[.E59]+[.F59]" office:value-type="float" office:value="140" calcext:value-type="float">
            <text:p>140</text:p>
          </table:table-cell>
          <table:table-cell table:formula="of:=[.G59]/777 * 100" office:value-type="float" office:value="18.018018018018" calcext:value-type="float">
            <text:p>18.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[.B60]/690 * 100" office:value-type="float" office:value="18.2608695652174" calcext:value-type="float">
            <text:p>18.2608695652</text:p>
          </table:table-cell>
          <table:table-cell table:formula="of:=[.D59] + 0.5" office:value-type="float" office:value="29.5" calcext:value-type="float">
            <text:p>29.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60]+[.E60]+[.F60]" office:value-type="float" office:value="135" calcext:value-type="float">
            <text:p>135</text:p>
          </table:table-cell>
          <table:table-cell table:formula="of:=[.G60]/777 * 100" office:value-type="float" office:value="17.3745173745174" calcext:value-type="float">
            <text:p>17.37451737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[.B61]/690 * 100" office:value-type="float" office:value="17.9710144927536" calcext:value-type="float">
            <text:p>17.9710144928</text:p>
          </table:table-cell>
          <table:table-cell table:formula="of:=[.D60] + 0.5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61]+[.E61]+[.F61]" office:value-type="float" office:value="132" calcext:value-type="float">
            <text:p>132</text:p>
          </table:table-cell>
          <table:table-cell table:formula="of:=[.G61]/777 * 100" office:value-type="float" office:value="16.988416988417" calcext:value-type="float">
            <text:p>16.98841698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B62]/690 * 100" office:value-type="float" office:value="17.536231884058" calcext:value-type="float">
            <text:p>17.5362318841</text:p>
          </table:table-cell>
          <table:table-cell table:formula="of:=[.D61] + 0.5" office:value-type="float" office:value="30.5" calcext:value-type="float">
            <text:p>3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62]+[.E62]+[.F62]" office:value-type="float" office:value="129" calcext:value-type="float">
            <text:p>129</text:p>
          </table:table-cell>
          <table:table-cell table:formula="of:=[.G62]/777 * 100" office:value-type="float" office:value="16.6023166023166" calcext:value-type="float">
            <text:p>16.60231660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[.B63]/690 * 100" office:value-type="float" office:value="17.536231884058" calcext:value-type="float">
            <text:p>17.5362318841</text:p>
          </table:table-cell>
          <table:table-cell table:formula="of:=[.D62] + 0.5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63]+[.E63]+[.F63]" office:value-type="float" office:value="129" calcext:value-type="float">
            <text:p>129</text:p>
          </table:table-cell>
          <table:table-cell table:formula="of:=[.G63]/777 * 100" office:value-type="float" office:value="16.6023166023166" calcext:value-type="float">
            <text:p>16.60231660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[.B64]/690 * 100" office:value-type="float" office:value="17.1014492753623" calcext:value-type="float">
            <text:p>17.1014492754</text:p>
          </table:table-cell>
          <table:table-cell table:formula="of:=[.D63] + 0.5" office:value-type="float" office:value="31.5" calcext:value-type="float">
            <text:p>31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64]+[.E64]+[.F64]" office:value-type="float" office:value="126" calcext:value-type="float">
            <text:p>126</text:p>
          </table:table-cell>
          <table:table-cell table:formula="of:=[.G64]/777 * 100" office:value-type="float" office:value="16.2162162162162" calcext:value-type="float">
            <text:p>16.216216216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65]/690 * 100" office:value-type="float" office:value="16.231884057971" calcext:value-type="float">
            <text:p>16.231884058</text:p>
          </table:table-cell>
          <table:table-cell table:formula="of:=[.D64] + 0.5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5]+[.E65]+[.F65]" office:value-type="float" office:value="118" calcext:value-type="float">
            <text:p>118</text:p>
          </table:table-cell>
          <table:table-cell table:formula="of:=[.G65]/777 * 100" office:value-type="float" office:value="15.1866151866152" calcext:value-type="float">
            <text:p>15.18661518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[.B66]/690 * 100" office:value-type="float" office:value="15.6521739130435" calcext:value-type="float">
            <text:p>15.652173913</text:p>
          </table:table-cell>
          <table:table-cell table:formula="of:=[.D65] + 0.5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6]+[.E66]+[.F66]" office:value-type="float" office:value="114" calcext:value-type="float">
            <text:p>114</text:p>
          </table:table-cell>
          <table:table-cell table:formula="of:=[.G66]/777 * 100" office:value-type="float" office:value="14.6718146718147" calcext:value-type="float">
            <text:p>14.67181467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[.B67]/690 * 100" office:value-type="float" office:value="15.5072463768116" calcext:value-type="float">
            <text:p>15.5072463768</text:p>
          </table:table-cell>
          <table:table-cell table:formula="of:=[.D66] + 0.5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7]+[.E67]+[.F67]" office:value-type="float" office:value="113" calcext:value-type="float">
            <text:p>113</text:p>
          </table:table-cell>
          <table:table-cell table:formula="of:=[.G67]/777 * 100" office:value-type="float" office:value="14.5431145431145" calcext:value-type="float">
            <text:p>14.54311454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B68]/690 * 100" office:value-type="float" office:value="15.0724637681159" calcext:value-type="float">
            <text:p>15.0724637681</text:p>
          </table:table-cell>
          <table:table-cell table:formula="of:=[.D67] + 0.5" office:value-type="float" office:value="33.5" calcext:value-type="float">
            <text:p>3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8]+[.E68]+[.F68]" office:value-type="float" office:value="110" calcext:value-type="float">
            <text:p>110</text:p>
          </table:table-cell>
          <table:table-cell table:formula="of:=[.G68]/777 * 100" office:value-type="float" office:value="14.1570141570142" calcext:value-type="float">
            <text:p>14.1570141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[.B69]/690 * 100" office:value-type="float" office:value="14.7826086956522" calcext:value-type="float">
            <text:p>14.7826086957</text:p>
          </table:table-cell>
          <table:table-cell table:formula="of:=[.D68] + 0.5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9]+[.E69]+[.F69]" office:value-type="float" office:value="108" calcext:value-type="float">
            <text:p>108</text:p>
          </table:table-cell>
          <table:table-cell table:formula="of:=[.G69]/777 * 100" office:value-type="float" office:value="13.8996138996139" calcext:value-type="float">
            <text:p>13.89961389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70]/690 * 100" office:value-type="float" office:value="14.2028985507246" calcext:value-type="float">
            <text:p>14.2028985507</text:p>
          </table:table-cell>
          <table:table-cell table:formula="of:=[.D69] + 0.5" office:value-type="float" office:value="34.5" calcext:value-type="float">
            <text:p>3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0]+[.E70]+[.F70]" office:value-type="float" office:value="104" calcext:value-type="float">
            <text:p>104</text:p>
          </table:table-cell>
          <table:table-cell table:formula="of:=[.G70]/777 * 100" office:value-type="float" office:value="13.3848133848134" calcext:value-type="float">
            <text:p>13.38481338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71]/690 * 100" office:value-type="float" office:value="13.9130434782609" calcext:value-type="float">
            <text:p>13.9130434783</text:p>
          </table:table-cell>
          <table:table-cell table:formula="of:=[.D70] + 0.5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1]+[.E71]+[.F71]" office:value-type="float" office:value="102" calcext:value-type="float">
            <text:p>102</text:p>
          </table:table-cell>
          <table:table-cell table:formula="of:=[.G71]/777 * 100" office:value-type="float" office:value="13.1274131274131" calcext:value-type="float">
            <text:p>13.12741312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72]/690 * 100" office:value-type="float" office:value="13.768115942029" calcext:value-type="float">
            <text:p>13.768115942</text:p>
          </table:table-cell>
          <table:table-cell table:formula="of:=[.D71] + 0.5"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2]+[.E72]+[.F72]" office:value-type="float" office:value="101" calcext:value-type="float">
            <text:p>101</text:p>
          </table:table-cell>
          <table:table-cell table:formula="of:=[.G72]/777 * 100" office:value-type="float" office:value="12.998712998713" calcext:value-type="float">
            <text:p>12.99871299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73]/690 * 100" office:value-type="float" office:value="13.6231884057971" calcext:value-type="float">
            <text:p>13.6231884058</text:p>
          </table:table-cell>
          <table:table-cell table:formula="of:=[.D72] + 0.5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3]+[.E73]+[.F73]" office:value-type="float" office:value="100" calcext:value-type="float">
            <text:p>100</text:p>
          </table:table-cell>
          <table:table-cell table:formula="of:=[.G73]/777 * 100" office:value-type="float" office:value="12.8700128700129" calcext:value-type="float">
            <text:p>12.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74]/690 * 100" office:value-type="float" office:value="13.6231884057971" calcext:value-type="float">
            <text:p>13.6231884058</text:p>
          </table:table-cell>
          <table:table-cell table:formula="of:=[.D73] + 0.5" office:value-type="float" office:value="36.5" calcext:value-type="float">
            <text:p>36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4]+[.E74]+[.F74]" office:value-type="float" office:value="100" calcext:value-type="float">
            <text:p>100</text:p>
          </table:table-cell>
          <table:table-cell table:formula="of:=[.G74]/777 * 100" office:value-type="float" office:value="12.8700128700129" calcext:value-type="float">
            <text:p>12.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75]/690 * 100" office:value-type="float" office:value="13.0434782608696" calcext:value-type="float">
            <text:p>13.0434782609</text:p>
          </table:table-cell>
          <table:table-cell table:formula="of:=[.D74] + 0.5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5]+[.E75]+[.F75]" office:value-type="float" office:value="96" calcext:value-type="float">
            <text:p>96</text:p>
          </table:table-cell>
          <table:table-cell table:formula="of:=[.G75]/777 * 100" office:value-type="float" office:value="12.3552123552124" calcext:value-type="float">
            <text:p>12.355212355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76]/690 * 100" office:value-type="float" office:value="12.463768115942" calcext:value-type="float">
            <text:p>12.4637681159</text:p>
          </table:table-cell>
          <table:table-cell table:formula="of:=[.D75] + 0.5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6]+[.E76]+[.F76]" office:value-type="float" office:value="92" calcext:value-type="float">
            <text:p>92</text:p>
          </table:table-cell>
          <table:table-cell table:formula="of:=[.G76]/777 * 100" office:value-type="float" office:value="11.8404118404118" calcext:value-type="float">
            <text:p>11.84041184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77]/690 * 100" office:value-type="float" office:value="12.0289855072464" calcext:value-type="float">
            <text:p>12.0289855072</text:p>
          </table:table-cell>
          <table:table-cell table:formula="of:=[.D76] + 0.5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7]+[.E77]+[.F77]" office:value-type="float" office:value="89" calcext:value-type="float">
            <text:p>89</text:p>
          </table:table-cell>
          <table:table-cell table:formula="of:=[.G77]/777 * 100" office:value-type="float" office:value="11.4543114543115" calcext:value-type="float">
            <text:p>11.45431145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78]/690 * 100" office:value-type="float" office:value="12.0289855072464" calcext:value-type="float">
            <text:p>12.0289855072</text:p>
          </table:table-cell>
          <table:table-cell table:formula="of:=[.D77] + 0.5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8]+[.E78]+[.F78]" office:value-type="float" office:value="89" calcext:value-type="float">
            <text:p>89</text:p>
          </table:table-cell>
          <table:table-cell table:formula="of:=[.G78]/777 * 100" office:value-type="float" office:value="11.4543114543115" calcext:value-type="float">
            <text:p>11.454311454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79]/690 * 100" office:value-type="float" office:value="11.8840579710145" calcext:value-type="float">
            <text:p>11.884057971</text:p>
          </table:table-cell>
          <table:table-cell table:formula="of:=[.D78] + 0.5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9]+[.E79]+[.F79]" office:value-type="float" office:value="88" calcext:value-type="float">
            <text:p>88</text:p>
          </table:table-cell>
          <table:table-cell table:formula="of:=[.G79]/777 * 100" office:value-type="float" office:value="11.3256113256113" calcext:value-type="float">
            <text:p>11.3256113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80]/690 * 100" office:value-type="float" office:value="11.8840579710145" calcext:value-type="float">
            <text:p>11.884057971</text:p>
          </table:table-cell>
          <table:table-cell table:formula="of:=[.D79] + 0.5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0]+[.E80]+[.F80]" office:value-type="float" office:value="88" calcext:value-type="float">
            <text:p>88</text:p>
          </table:table-cell>
          <table:table-cell table:formula="of:=[.G80]/777 * 100" office:value-type="float" office:value="11.3256113256113" calcext:value-type="float">
            <text:p>11.3256113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81]/690 * 100" office:value-type="float" office:value="11.8840579710145" calcext:value-type="float">
            <text:p>11.884057971</text:p>
          </table:table-cell>
          <table:table-cell table:formula="of:=[.D80] + 0.5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1]+[.E81]+[.F81]" office:value-type="float" office:value="88" calcext:value-type="float">
            <text:p>88</text:p>
          </table:table-cell>
          <table:table-cell table:formula="of:=[.G81]/777 * 100" office:value-type="float" office:value="11.3256113256113" calcext:value-type="float">
            <text:p>11.32561132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82]/690 * 100" office:value-type="float" office:value="11.7391304347826" calcext:value-type="float">
            <text:p>11.7391304348</text:p>
          </table:table-cell>
          <table:table-cell table:formula="of:=[.D81] + 0.5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2]+[.E82]+[.F82]" office:value-type="float" office:value="87" calcext:value-type="float">
            <text:p>87</text:p>
          </table:table-cell>
          <table:table-cell table:formula="of:=[.G82]/777 * 100" office:value-type="float" office:value="11.1969111969112" calcext:value-type="float">
            <text:p>11.196911196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83]/690 * 100" office:value-type="float" office:value="11.5942028985507" calcext:value-type="float">
            <text:p>11.5942028986</text:p>
          </table:table-cell>
          <table:table-cell table:formula="of:=[.D82] + 0.5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3]+[.E83]+[.F83]" office:value-type="float" office:value="86" calcext:value-type="float">
            <text:p>86</text:p>
          </table:table-cell>
          <table:table-cell table:formula="of:=[.G83]/777 * 100" office:value-type="float" office:value="11.0682110682111" calcext:value-type="float">
            <text:p>11.068211068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84]/690 * 100" office:value-type="float" office:value="11.0144927536232" calcext:value-type="float">
            <text:p>11.0144927536</text:p>
          </table:table-cell>
          <table:table-cell table:formula="of:=[.D83] + 0.5" office:value-type="float" office:value="41.5" calcext:value-type="float">
            <text:p>4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4]+[.E84]+[.F84]" office:value-type="float" office:value="82" calcext:value-type="float">
            <text:p>82</text:p>
          </table:table-cell>
          <table:table-cell table:formula="of:=[.G84]/777 * 100" office:value-type="float" office:value="10.5534105534106" calcext:value-type="float">
            <text:p>10.55341055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85]/690 * 100" office:value-type="float" office:value="11.0144927536232" calcext:value-type="float">
            <text:p>11.0144927536</text:p>
          </table:table-cell>
          <table:table-cell table:formula="of:=[.D84] + 0.5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5]+[.E85]+[.F85]" office:value-type="float" office:value="82" calcext:value-type="float">
            <text:p>82</text:p>
          </table:table-cell>
          <table:table-cell table:formula="of:=[.G85]/777 * 100" office:value-type="float" office:value="10.5534105534106" calcext:value-type="float">
            <text:p>10.553410553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86]/690 * 100" office:value-type="float" office:value="10.5797101449275" calcext:value-type="float">
            <text:p>10.5797101449</text:p>
          </table:table-cell>
          <table:table-cell table:formula="of:=[.D85] + 0.5" office:value-type="float" office:value="42.5" calcext:value-type="float">
            <text:p>4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6]+[.E86]+[.F86]" office:value-type="float" office:value="79" calcext:value-type="float">
            <text:p>79</text:p>
          </table:table-cell>
          <table:table-cell table:formula="of:=[.G86]/777 * 100" office:value-type="float" office:value="10.1673101673102" calcext:value-type="float">
            <text:p>10.167310167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87]/690 * 100" office:value-type="float" office:value="10.4347826086957" calcext:value-type="float">
            <text:p>10.4347826087</text:p>
          </table:table-cell>
          <table:table-cell table:formula="of:=[.D86] + 0.5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7]+[.E87]+[.F87]" office:value-type="float" office:value="78" calcext:value-type="float">
            <text:p>78</text:p>
          </table:table-cell>
          <table:table-cell table:formula="of:=[.G87]/777 * 100" office:value-type="float" office:value="10.03861003861" calcext:value-type="float">
            <text:p>10.038610038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88]/690 * 100" office:value-type="float" office:value="10.2898550724638" calcext:value-type="float">
            <text:p>10.2898550725</text:p>
          </table:table-cell>
          <table:table-cell table:formula="of:=[.D87] + 0.5" office:value-type="float" office:value="43.5" calcext:value-type="float">
            <text:p>43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88]+[.E88]+[.F88]" office:value-type="float" office:value="77" calcext:value-type="float">
            <text:p>77</text:p>
          </table:table-cell>
          <table:table-cell table:formula="of:=[.G88]/777 * 100" office:value-type="float" office:value="9.90990990990991" calcext:value-type="float">
            <text:p>9.909909909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89]/690 * 100" office:value-type="float" office:value="10.1449275362319" calcext:value-type="float">
            <text:p>10.1449275362</text:p>
          </table:table-cell>
          <table:table-cell table:formula="of:=[.D88] + 0.5"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89]+[.E89]+[.F89]" office:value-type="float" office:value="75" calcext:value-type="float">
            <text:p>75</text:p>
          </table:table-cell>
          <table:table-cell table:formula="of:=[.G89]/777 * 100" office:value-type="float" office:value="9.65250965250965" calcext:value-type="float">
            <text:p>9.652509652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90]/690 * 100" office:value-type="float" office:value="9.85507246376812" calcext:value-type="float">
            <text:p>9.8550724638</text:p>
          </table:table-cell>
          <table:table-cell table:formula="of:=[.D89] + 0.5" office:value-type="float" office:value="44.5" calcext:value-type="float">
            <text:p>44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90]+[.E90]+[.F90]" office:value-type="float" office:value="73" calcext:value-type="float">
            <text:p>73</text:p>
          </table:table-cell>
          <table:table-cell table:formula="of:=[.G90]/777 * 100" office:value-type="float" office:value="9.3951093951094" calcext:value-type="float">
            <text:p>9.395109395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91]/690 * 100" office:value-type="float" office:value="9.56521739130435" calcext:value-type="float">
            <text:p>9.5652173913</text:p>
          </table:table-cell>
          <table:table-cell table:formula="of:=[.D90] + 0.5"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1]+[.E91]+[.F91]" office:value-type="float" office:value="70" calcext:value-type="float">
            <text:p>70</text:p>
          </table:table-cell>
          <table:table-cell table:formula="of:=[.G91]/777 * 100" office:value-type="float" office:value="9.00900900900901" calcext:value-type="float">
            <text:p>9.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92]/690 * 100" office:value-type="float" office:value="8.84057971014493" calcext:value-type="float">
            <text:p>8.8405797101</text:p>
          </table:table-cell>
          <table:table-cell table:formula="of:=[.D91] + 0.5" office:value-type="float" office:value="45.5" calcext:value-type="float">
            <text:p>45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2]+[.E92]+[.F92]" office:value-type="float" office:value="65" calcext:value-type="float">
            <text:p>65</text:p>
          </table:table-cell>
          <table:table-cell table:formula="of:=[.G92]/777 * 100" office:value-type="float" office:value="8.36550836550837" calcext:value-type="float">
            <text:p>8.365508365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93]/690 * 100" office:value-type="float" office:value="8.55072463768116" calcext:value-type="float">
            <text:p>8.5507246377</text:p>
          </table:table-cell>
          <table:table-cell table:formula="of:=[.D92] + 0.5"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3]+[.E93]+[.F93]" office:value-type="float" office:value="63" calcext:value-type="float">
            <text:p>63</text:p>
          </table:table-cell>
          <table:table-cell table:formula="of:=[.G93]/777 * 100" office:value-type="float" office:value="8.10810810810811" calcext:value-type="float">
            <text:p>8.10810810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94]/690 * 100" office:value-type="float" office:value="8.55072463768116" calcext:value-type="float">
            <text:p>8.5507246377</text:p>
          </table:table-cell>
          <table:table-cell table:formula="of:=[.D93] + 0.5" office:value-type="float" office:value="46.5" calcext:value-type="float">
            <text:p>46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4]+[.E94]+[.F94]" office:value-type="float" office:value="63" calcext:value-type="float">
            <text:p>63</text:p>
          </table:table-cell>
          <table:table-cell table:formula="of:=[.G94]/777 * 100" office:value-type="float" office:value="8.10810810810811" calcext:value-type="float">
            <text:p>8.10810810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95]/690 * 100" office:value-type="float" office:value="8.55072463768116" calcext:value-type="float">
            <text:p>8.5507246377</text:p>
          </table:table-cell>
          <table:table-cell table:formula="of:=[.D94] + 0.5"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5]+[.E95]+[.F95]" office:value-type="float" office:value="63" calcext:value-type="float">
            <text:p>63</text:p>
          </table:table-cell>
          <table:table-cell table:formula="of:=[.G95]/777 * 100" office:value-type="float" office:value="8.10810810810811" calcext:value-type="float">
            <text:p>8.108108108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96]/690 * 100" office:value-type="float" office:value="8.26086956521739" calcext:value-type="float">
            <text:p>8.2608695652</text:p>
          </table:table-cell>
          <table:table-cell table:formula="of:=[.D95] + 0.5" office:value-type="float" office:value="47.5" calcext:value-type="float">
            <text:p>47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6]+[.E96]+[.F96]" office:value-type="float" office:value="61" calcext:value-type="float">
            <text:p>61</text:p>
          </table:table-cell>
          <table:table-cell table:formula="of:=[.G96]/777 * 100" office:value-type="float" office:value="7.85070785070785" calcext:value-type="float">
            <text:p>7.8507078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97]/690 * 100" office:value-type="float" office:value="8.26086956521739" calcext:value-type="float">
            <text:p>8.2608695652</text:p>
          </table:table-cell>
          <table:table-cell table:formula="of:=[.D96] + 0.5"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7]+[.E97]+[.F97]" office:value-type="float" office:value="61" calcext:value-type="float">
            <text:p>61</text:p>
          </table:table-cell>
          <table:table-cell table:formula="of:=[.G97]/777 * 100" office:value-type="float" office:value="7.85070785070785" calcext:value-type="float">
            <text:p>7.850707850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98]/690 * 100" office:value-type="float" office:value="7.97101449275362" calcext:value-type="float">
            <text:p>7.9710144928</text:p>
          </table:table-cell>
          <table:table-cell table:formula="of:=[.D97] + 0.5" office:value-type="float" office:value="48.5" calcext:value-type="float">
            <text:p>48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8]+[.E98]+[.F98]" office:value-type="float" office:value="59" calcext:value-type="float">
            <text:p>59</text:p>
          </table:table-cell>
          <table:table-cell table:formula="of:=[.G98]/777 * 100" office:value-type="float" office:value="7.59330759330759" calcext:value-type="float">
            <text:p>7.593307593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99]/690 * 100" office:value-type="float" office:value="7.68115942028986" calcext:value-type="float">
            <text:p>7.6811594203</text:p>
          </table:table-cell>
          <table:table-cell table:formula="of:=[.D98] + 0.5"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99]+[.E99]+[.F99]" office:value-type="float" office:value="57" calcext:value-type="float">
            <text:p>57</text:p>
          </table:table-cell>
          <table:table-cell table:formula="of:=[.G99]/777 * 100" office:value-type="float" office:value="7.33590733590734" calcext:value-type="float">
            <text:p>7.335907335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100]/690 * 100" office:value-type="float" office:value="7.39130434782609" calcext:value-type="float">
            <text:p>7.3913043478</text:p>
          </table:table-cell>
          <table:table-cell table:formula="of:=[.D99] + 0.5" office:value-type="float" office:value="49.5" calcext:value-type="float">
            <text:p>49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0]+[.E100]+[.F100]" office:value-type="float" office:value="55" calcext:value-type="float">
            <text:p>55</text:p>
          </table:table-cell>
          <table:table-cell table:formula="of:=[.G100]/777 * 100" office:value-type="float" office:value="7.07850707850708" calcext:value-type="float">
            <text:p>7.078507078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01]/690 * 100" office:value-type="float" office:value="7.2463768115942" calcext:value-type="float">
            <text:p>7.2463768116</text:p>
          </table:table-cell>
          <table:table-cell table:formula="of:=[.D100] + 0.5"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1]+[.E101]+[.F101]" office:value-type="float" office:value="54" calcext:value-type="float">
            <text:p>54</text:p>
          </table:table-cell>
          <table:table-cell table:formula="of:=[.G101]/777 * 100" office:value-type="float" office:value="6.94980694980695" calcext:value-type="float">
            <text:p>6.949806949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102]/690 * 100" office:value-type="float" office:value="7.10144927536232" calcext:value-type="float">
            <text:p>7.1014492754</text:p>
          </table:table-cell>
          <table:table-cell table:formula="of:=[.D101] + 0.5" office:value-type="float" office:value="50.5" calcext:value-type="float">
            <text:p>50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2]+[.E102]+[.F102]" office:value-type="float" office:value="53" calcext:value-type="float">
            <text:p>53</text:p>
          </table:table-cell>
          <table:table-cell table:formula="of:=[.G102]/777 * 100" office:value-type="float" office:value="6.82110682110682" calcext:value-type="float">
            <text:p>6.82110682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103]/690 * 100" office:value-type="float" office:value="7.10144927536232" calcext:value-type="float">
            <text:p>7.1014492754</text:p>
          </table:table-cell>
          <table:table-cell table:formula="of:=[.D102] + 0.5"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3]+[.E103]+[.F103]" office:value-type="float" office:value="53" calcext:value-type="float">
            <text:p>53</text:p>
          </table:table-cell>
          <table:table-cell table:formula="of:=[.G103]/777 * 100" office:value-type="float" office:value="6.82110682110682" calcext:value-type="float">
            <text:p>6.821106821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104]/690 * 100" office:value-type="float" office:value="6.95652173913043" calcext:value-type="float">
            <text:p>6.9565217391</text:p>
          </table:table-cell>
          <table:table-cell table:formula="of:=[.D103] + 0.5" office:value-type="float" office:value="51.5" calcext:value-type="float">
            <text:p>51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4]+[.E104]+[.F104]" office:value-type="float" office:value="52" calcext:value-type="float">
            <text:p>52</text:p>
          </table:table-cell>
          <table:table-cell table:formula="of:=[.G104]/777 * 100" office:value-type="float" office:value="6.69240669240669" calcext:value-type="float">
            <text:p>6.692406692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105]/690 * 100" office:value-type="float" office:value="6.66666666666667" calcext:value-type="float">
            <text:p>6.6666666667</text:p>
          </table:table-cell>
          <table:table-cell table:formula="of:=[.D104] + 0.5"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5]+[.E105]+[.F105]" office:value-type="float" office:value="50" calcext:value-type="float">
            <text:p>50</text:p>
          </table:table-cell>
          <table:table-cell table:formula="of:=[.G105]/777 * 100" office:value-type="float" office:value="6.43500643500644" calcext:value-type="float">
            <text:p>6.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106]/690 * 100" office:value-type="float" office:value="6.23188405797101" calcext:value-type="float">
            <text:p>6.231884058</text:p>
          </table:table-cell>
          <table:table-cell table:formula="of:=[.D105] + 0.5" office:value-type="float" office:value="52.5" calcext:value-type="float">
            <text:p>52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6]+[.E106]+[.F106]" office:value-type="float" office:value="47" calcext:value-type="float">
            <text:p>47</text:p>
          </table:table-cell>
          <table:table-cell table:formula="of:=[.G106]/777 * 100" office:value-type="float" office:value="6.04890604890605" calcext:value-type="float">
            <text:p>6.04890604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107]/690 * 100" office:value-type="float" office:value="6.08695652173913" calcext:value-type="float">
            <text:p>6.0869565217</text:p>
          </table:table-cell>
          <table:table-cell table:formula="of:=[.D106] + 0.5"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7]+[.E107]+[.F107]" office:value-type="float" office:value="46" calcext:value-type="float">
            <text:p>46</text:p>
          </table:table-cell>
          <table:table-cell table:formula="of:=[.G107]/777 * 100" office:value-type="float" office:value="5.92020592020592" calcext:value-type="float">
            <text:p>5.9202059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108]/690 * 100" office:value-type="float" office:value="6.08695652173913" calcext:value-type="float">
            <text:p>6.0869565217</text:p>
          </table:table-cell>
          <table:table-cell table:formula="of:=[.D107] + 0.5" office:value-type="float" office:value="53.5" calcext:value-type="float">
            <text:p>53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8]+[.E108]+[.F108]" office:value-type="float" office:value="46" calcext:value-type="float">
            <text:p>46</text:p>
          </table:table-cell>
          <table:table-cell table:formula="of:=[.G108]/777 * 100" office:value-type="float" office:value="5.92020592020592" calcext:value-type="float">
            <text:p>5.92020592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09]/690 * 100" office:value-type="float" office:value="5.79710144927536" calcext:value-type="float">
            <text:p>5.7971014493</text:p>
          </table:table-cell>
          <table:table-cell table:formula="of:=[.D108] + 0.5"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09]+[.E109]+[.F109]" office:value-type="float" office:value="44" calcext:value-type="float">
            <text:p>44</text:p>
          </table:table-cell>
          <table:table-cell table:formula="of:=[.G109]/777 * 100" office:value-type="float" office:value="5.66280566280566" calcext:value-type="float">
            <text:p>5.662805662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10]/690 * 100" office:value-type="float" office:value="5.65217391304348" calcext:value-type="float">
            <text:p>5.652173913</text:p>
          </table:table-cell>
          <table:table-cell table:formula="of:=[.D109] + 0.5" office:value-type="float" office:value="54.5" calcext:value-type="float">
            <text:p>54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0]+[.E110]+[.F110]" office:value-type="float" office:value="43" calcext:value-type="float">
            <text:p>43</text:p>
          </table:table-cell>
          <table:table-cell table:formula="of:=[.G110]/777 * 100" office:value-type="float" office:value="5.53410553410553" calcext:value-type="float">
            <text:p>5.53410553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11]/690 * 100" office:value-type="float" office:value="5.65217391304348" calcext:value-type="float">
            <text:p>5.652173913</text:p>
          </table:table-cell>
          <table:table-cell table:formula="of:=[.D110] + 0.5"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1]+[.E111]+[.F111]" office:value-type="float" office:value="43" calcext:value-type="float">
            <text:p>43</text:p>
          </table:table-cell>
          <table:table-cell table:formula="of:=[.G111]/777 * 100" office:value-type="float" office:value="5.53410553410553" calcext:value-type="float">
            <text:p>5.534105534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12]/690 * 100" office:value-type="float" office:value="5.36231884057971" calcext:value-type="float">
            <text:p>5.3623188406</text:p>
          </table:table-cell>
          <table:table-cell table:formula="of:=[.D111] + 0.5" office:value-type="float" office:value="55.5" calcext:value-type="float">
            <text:p>55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2]+[.E112]+[.F112]" office:value-type="float" office:value="41" calcext:value-type="float">
            <text:p>41</text:p>
          </table:table-cell>
          <table:table-cell table:formula="of:=[.G112]/777 * 100" office:value-type="float" office:value="5.27670527670528" calcext:value-type="float">
            <text:p>5.27670527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13]/690 * 100" office:value-type="float" office:value="5.36231884057971" calcext:value-type="float">
            <text:p>5.3623188406</text:p>
          </table:table-cell>
          <table:table-cell table:formula="of:=[.D112] + 0.5"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3]+[.E113]+[.F113]" office:value-type="float" office:value="41" calcext:value-type="float">
            <text:p>41</text:p>
          </table:table-cell>
          <table:table-cell table:formula="of:=[.G113]/777 * 100" office:value-type="float" office:value="5.27670527670528" calcext:value-type="float">
            <text:p>5.276705276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14]/690 * 100" office:value-type="float" office:value="4.78260869565217" calcext:value-type="float">
            <text:p>4.7826086957</text:p>
          </table:table-cell>
          <table:table-cell table:formula="of:=[.D113] + 0.5" office:value-type="float" office:value="56.5" calcext:value-type="float">
            <text:p>56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4]+[.E114]+[.F114]" office:value-type="float" office:value="37" calcext:value-type="float">
            <text:p>37</text:p>
          </table:table-cell>
          <table:table-cell table:formula="of:=[.G114]/777 * 100" office:value-type="float" office:value="4.76190476190476" calcext:value-type="float">
            <text:p>4.761904761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15]/690 * 100" office:value-type="float" office:value="4.63768115942029" calcext:value-type="float">
            <text:p>4.6376811594</text:p>
          </table:table-cell>
          <table:table-cell table:formula="of:=[.D114] + 0.5" office:value-type="float" office:value="57" calcext:value-type="float">
            <text:p>5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5]+[.E115]+[.F115]" office:value-type="float" office:value="36" calcext:value-type="float">
            <text:p>36</text:p>
          </table:table-cell>
          <table:table-cell table:formula="of:=[.G115]/777 * 100" office:value-type="float" office:value="4.63320463320463" calcext:value-type="float">
            <text:p>4.633204633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16]/690 * 100" office:value-type="float" office:value="4.49275362318841" calcext:value-type="float">
            <text:p>4.4927536232</text:p>
          </table:table-cell>
          <table:table-cell table:formula="of:=[.D115] + 0.5" office:value-type="float" office:value="57.5" calcext:value-type="float">
            <text:p>57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6]+[.E116]+[.F116]" office:value-type="float" office:value="35" calcext:value-type="float">
            <text:p>35</text:p>
          </table:table-cell>
          <table:table-cell table:formula="of:=[.G116]/777 * 100" office:value-type="float" office:value="4.50450450450451" calcext:value-type="float">
            <text:p>4.50450450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17]/690 * 100" office:value-type="float" office:value="4.49275362318841" calcext:value-type="float">
            <text:p>4.4927536232</text:p>
          </table:table-cell>
          <table:table-cell table:formula="of:=[.D116] + 0.5"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7]+[.E117]+[.F117]" office:value-type="float" office:value="35" calcext:value-type="float">
            <text:p>35</text:p>
          </table:table-cell>
          <table:table-cell table:formula="of:=[.G117]/777 * 100" office:value-type="float" office:value="4.50450450450451" calcext:value-type="float">
            <text:p>4.50450450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18]/690 * 100" office:value-type="float" office:value="4.34782608695652" calcext:value-type="float">
            <text:p>4.347826087</text:p>
          </table:table-cell>
          <table:table-cell table:formula="of:=[.D117] + 0.5" office:value-type="float" office:value="58.5" calcext:value-type="float">
            <text:p>58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8]+[.E118]+[.F118]" office:value-type="float" office:value="34" calcext:value-type="float">
            <text:p>34</text:p>
          </table:table-cell>
          <table:table-cell table:formula="of:=[.G118]/777 * 100" office:value-type="float" office:value="4.37580437580438" calcext:value-type="float">
            <text:p>4.375804375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19]/690 * 100" office:value-type="float" office:value="4.20289855072464" calcext:value-type="float">
            <text:p>4.2028985507</text:p>
          </table:table-cell>
          <table:table-cell table:formula="of:=[.D118] + 0.5"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19]+[.E119]+[.F119]" office:value-type="float" office:value="33" calcext:value-type="float">
            <text:p>33</text:p>
          </table:table-cell>
          <table:table-cell table:formula="of:=[.G119]/777 * 100" office:value-type="float" office:value="4.24710424710425" calcext:value-type="float">
            <text:p>4.247104247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20]/690 * 100" office:value-type="float" office:value="4.05797101449275" calcext:value-type="float">
            <text:p>4.0579710145</text:p>
          </table:table-cell>
          <table:table-cell table:formula="of:=[.D119] + 0.5" office:value-type="float" office:value="59.5" calcext:value-type="float">
            <text:p>59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0]+[.E120]+[.F120]" office:value-type="float" office:value="32" calcext:value-type="float">
            <text:p>32</text:p>
          </table:table-cell>
          <table:table-cell table:formula="of:=[.G120]/777 * 100" office:value-type="float" office:value="4.11840411840412" calcext:value-type="float">
            <text:p>4.118404118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21]/690 * 100" office:value-type="float" office:value="3.91304347826087" calcext:value-type="float">
            <text:p>3.9130434783</text:p>
          </table:table-cell>
          <table:table-cell table:formula="of:=[.D120] + 0.5"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1]+[.E121]+[.F121]" office:value-type="float" office:value="31" calcext:value-type="float">
            <text:p>31</text:p>
          </table:table-cell>
          <table:table-cell table:formula="of:=[.G121]/777 * 100" office:value-type="float" office:value="3.98970398970399" calcext:value-type="float">
            <text:p>3.98970398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22]/690 * 100" office:value-type="float" office:value="3.91304347826087" calcext:value-type="float">
            <text:p>3.9130434783</text:p>
          </table:table-cell>
          <table:table-cell table:formula="of:=[.D121] + 0.5" office:value-type="float" office:value="60.5" calcext:value-type="float">
            <text:p>60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2]+[.E122]+[.F122]" office:value-type="float" office:value="31" calcext:value-type="float">
            <text:p>31</text:p>
          </table:table-cell>
          <table:table-cell table:formula="of:=[.G122]/777 * 100" office:value-type="float" office:value="3.98970398970399" calcext:value-type="float">
            <text:p>3.98970398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3]/690 * 100" office:value-type="float" office:value="3.76811594202899" calcext:value-type="float">
            <text:p>3.768115942</text:p>
          </table:table-cell>
          <table:table-cell table:formula="of:=[.D122] + 0.5" office:value-type="float" office:value="61" calcext:value-type="float">
            <text:p>6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3]+[.E123]+[.F123]" office:value-type="float" office:value="30" calcext:value-type="float">
            <text:p>30</text:p>
          </table:table-cell>
          <table:table-cell table:formula="of:=[.G123]/777 * 100" office:value-type="float" office:value="3.86100386100386" calcext:value-type="float">
            <text:p>3.861003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24]/690 * 100" office:value-type="float" office:value="3.76811594202899" calcext:value-type="float">
            <text:p>3.768115942</text:p>
          </table:table-cell>
          <table:table-cell table:formula="of:=[.D123] + 0.5" office:value-type="float" office:value="61.5" calcext:value-type="float">
            <text:p>61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4]+[.E124]+[.F124]" office:value-type="float" office:value="30" calcext:value-type="float">
            <text:p>30</text:p>
          </table:table-cell>
          <table:table-cell table:formula="of:=[.G124]/777 * 100" office:value-type="float" office:value="3.86100386100386" calcext:value-type="float">
            <text:p>3.861003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5]/690 * 100" office:value-type="float" office:value="3.6231884057971" calcext:value-type="float">
            <text:p>3.6231884058</text:p>
          </table:table-cell>
          <table:table-cell table:formula="of:=[.D124] + 0.5"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5]+[.E125]+[.F125]" office:value-type="float" office:value="29" calcext:value-type="float">
            <text:p>29</text:p>
          </table:table-cell>
          <table:table-cell table:formula="of:=[.G125]/777 * 100" office:value-type="float" office:value="3.73230373230373" calcext:value-type="float">
            <text:p>3.73230373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6]/690 * 100" office:value-type="float" office:value="3.6231884057971" calcext:value-type="float">
            <text:p>3.6231884058</text:p>
          </table:table-cell>
          <table:table-cell table:formula="of:=[.D125] + 0.5" office:value-type="float" office:value="62.5" calcext:value-type="float">
            <text:p>62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6]+[.E126]+[.F126]" office:value-type="float" office:value="29" calcext:value-type="float">
            <text:p>29</text:p>
          </table:table-cell>
          <table:table-cell table:formula="of:=[.G126]/777 * 100" office:value-type="float" office:value="3.73230373230373" calcext:value-type="float">
            <text:p>3.73230373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690 * 100" office:value-type="float" office:value="3.6231884057971" calcext:value-type="float">
            <text:p>3.6231884058</text:p>
          </table:table-cell>
          <table:table-cell table:formula="of:=[.D126] + 0.5"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7]+[.E127]+[.F127]" office:value-type="float" office:value="29" calcext:value-type="float">
            <text:p>29</text:p>
          </table:table-cell>
          <table:table-cell table:formula="of:=[.G127]/777 * 100" office:value-type="float" office:value="3.73230373230373" calcext:value-type="float">
            <text:p>3.73230373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8]/690 * 100" office:value-type="float" office:value="3.6231884057971" calcext:value-type="float">
            <text:p>3.6231884058</text:p>
          </table:table-cell>
          <table:table-cell table:formula="of:=[.D127] + 0.5" office:value-type="float" office:value="63.5" calcext:value-type="float">
            <text:p>63.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8]+[.E128]+[.F128]" office:value-type="float" office:value="29" calcext:value-type="float">
            <text:p>29</text:p>
          </table:table-cell>
          <table:table-cell table:formula="of:=[.G128]/777 * 100" office:value-type="float" office:value="3.73230373230373" calcext:value-type="float">
            <text:p>3.73230373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9]/690 * 100" office:value-type="float" office:value="3.6231884057971" calcext:value-type="float">
            <text:p>3.6231884058</text:p>
          </table:table-cell>
          <table:table-cell table:formula="of:=[.D128] + 0.5"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129]+[.E129]+[.F129]" office:value-type="float" office:value="29" calcext:value-type="float">
            <text:p>29</text:p>
          </table:table-cell>
          <table:table-cell table:formula="of:=[.G129]/777 * 100" office:value-type="float" office:value="3.73230373230373" calcext:value-type="float">
            <text:p>3.73230373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30]/690 * 100" office:value-type="float" office:value="3.47826086956522" calcext:value-type="float">
            <text:p>3.4782608696</text:p>
          </table:table-cell>
          <table:table-cell table:formula="of:=[.D129] + 0.5" office:value-type="float" office:value="64.5" calcext:value-type="float">
            <text:p>64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0]+[.E130]+[.F130]" office:value-type="float" office:value="27" calcext:value-type="float">
            <text:p>27</text:p>
          </table:table-cell>
          <table:table-cell table:formula="of:=[.G130]/777 * 100" office:value-type="float" office:value="3.47490347490347" calcext:value-type="float">
            <text:p>3.47490347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31]/690 * 100" office:value-type="float" office:value="3.47826086956522" calcext:value-type="float">
            <text:p>3.4782608696</text:p>
          </table:table-cell>
          <table:table-cell table:formula="of:=[.D130] + 0.5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1]+[.E131]+[.F131]" office:value-type="float" office:value="27" calcext:value-type="float">
            <text:p>27</text:p>
          </table:table-cell>
          <table:table-cell table:formula="of:=[.G131]/777 * 100" office:value-type="float" office:value="3.47490347490347" calcext:value-type="float">
            <text:p>3.474903474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32]/690 * 100" office:value-type="float" office:value="3.18840579710145" calcext:value-type="float">
            <text:p>3.1884057971</text:p>
          </table:table-cell>
          <table:table-cell table:formula="of:=[.D131] + 0.5" office:value-type="float" office:value="65.5" calcext:value-type="float">
            <text:p>65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2]+[.E132]+[.F132]" office:value-type="float" office:value="25" calcext:value-type="float">
            <text:p>25</text:p>
          </table:table-cell>
          <table:table-cell table:formula="of:=[.G132]/777 * 100" office:value-type="float" office:value="3.21750321750322" calcext:value-type="float">
            <text:p>3.217503217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33]/690 * 100" office:value-type="float" office:value="2.89855072463768" calcext:value-type="float">
            <text:p>2.8985507246</text:p>
          </table:table-cell>
          <table:table-cell table:formula="of:=[.D132] + 0.5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3]+[.E133]+[.F133]" office:value-type="float" office:value="23" calcext:value-type="float">
            <text:p>23</text:p>
          </table:table-cell>
          <table:table-cell table:formula="of:=[.G133]/777 * 100" office:value-type="float" office:value="2.96010296010296" calcext:value-type="float">
            <text:p>2.96010296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34]/690 * 100" office:value-type="float" office:value="2.89855072463768" calcext:value-type="float">
            <text:p>2.8985507246</text:p>
          </table:table-cell>
          <table:table-cell table:formula="of:=[.D133] + 0.5" office:value-type="float" office:value="66.5" calcext:value-type="float">
            <text:p>6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4]+[.E134]+[.F134]" office:value-type="float" office:value="23" calcext:value-type="float">
            <text:p>23</text:p>
          </table:table-cell>
          <table:table-cell table:formula="of:=[.G134]/777 * 100" office:value-type="float" office:value="2.96010296010296" calcext:value-type="float">
            <text:p>2.96010296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135]/690 * 100" office:value-type="float" office:value="2.7536231884058" calcext:value-type="float">
            <text:p>2.7536231884</text:p>
          </table:table-cell>
          <table:table-cell table:formula="of:=[.D134] + 0.5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5]+[.E135]+[.F135]" office:value-type="float" office:value="22" calcext:value-type="float">
            <text:p>22</text:p>
          </table:table-cell>
          <table:table-cell table:formula="of:=[.G135]/777 * 100" office:value-type="float" office:value="2.83140283140283" calcext:value-type="float">
            <text:p>2.8314028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136]/690 * 100" office:value-type="float" office:value="2.7536231884058" calcext:value-type="float">
            <text:p>2.7536231884</text:p>
          </table:table-cell>
          <table:table-cell table:formula="of:=[.D135] + 0.5" office:value-type="float" office:value="67.5" calcext:value-type="float">
            <text:p>67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6]+[.E136]+[.F136]" office:value-type="float" office:value="22" calcext:value-type="float">
            <text:p>22</text:p>
          </table:table-cell>
          <table:table-cell table:formula="of:=[.G136]/777 * 100" office:value-type="float" office:value="2.83140283140283" calcext:value-type="float">
            <text:p>2.8314028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137]/690 * 100" office:value-type="float" office:value="2.7536231884058" calcext:value-type="float">
            <text:p>2.7536231884</text:p>
          </table:table-cell>
          <table:table-cell table:formula="of:=[.D136] + 0.5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7]+[.E137]+[.F137]" office:value-type="float" office:value="22" calcext:value-type="float">
            <text:p>22</text:p>
          </table:table-cell>
          <table:table-cell table:formula="of:=[.G137]/777 * 100" office:value-type="float" office:value="2.83140283140283" calcext:value-type="float">
            <text:p>2.831402831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38]/690 * 100" office:value-type="float" office:value="2.60869565217391" calcext:value-type="float">
            <text:p>2.6086956522</text:p>
          </table:table-cell>
          <table:table-cell table:formula="of:=[.D137] + 0.5" office:value-type="float" office:value="68.5" calcext:value-type="float">
            <text:p>68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8]+[.E138]+[.F138]" office:value-type="float" office:value="21" calcext:value-type="float">
            <text:p>21</text:p>
          </table:table-cell>
          <table:table-cell table:formula="of:=[.G138]/777 * 100" office:value-type="float" office:value="2.7027027027027" calcext:value-type="float">
            <text:p>2.70270270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139]/690 * 100" office:value-type="float" office:value="2.60869565217391" calcext:value-type="float">
            <text:p>2.6086956522</text:p>
          </table:table-cell>
          <table:table-cell table:formula="of:=[.D138] + 0.5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9]+[.E139]+[.F139]" office:value-type="float" office:value="21" calcext:value-type="float">
            <text:p>21</text:p>
          </table:table-cell>
          <table:table-cell table:formula="of:=[.G139]/777 * 100" office:value-type="float" office:value="2.7027027027027" calcext:value-type="float">
            <text:p>2.702702702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40]/690 * 100" office:value-type="float" office:value="2.46376811594203" calcext:value-type="float">
            <text:p>2.4637681159</text:p>
          </table:table-cell>
          <table:table-cell table:formula="of:=[.D139] + 0.5" office:value-type="float" office:value="69.5" calcext:value-type="float">
            <text:p>69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0]+[.E140]+[.F140]" office:value-type="float" office:value="20" calcext:value-type="float">
            <text:p>20</text:p>
          </table:table-cell>
          <table:table-cell table:formula="of:=[.G140]/777 * 100" office:value-type="float" office:value="2.57400257400257" calcext:value-type="float">
            <text:p>2.5740025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41]/690 * 100" office:value-type="float" office:value="2.46376811594203" calcext:value-type="float">
            <text:p>2.4637681159</text:p>
          </table:table-cell>
          <table:table-cell table:formula="of:=[.D140] + 0.5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1]+[.E141]+[.F141]" office:value-type="float" office:value="20" calcext:value-type="float">
            <text:p>20</text:p>
          </table:table-cell>
          <table:table-cell table:formula="of:=[.G141]/777 * 100" office:value-type="float" office:value="2.57400257400257" calcext:value-type="float">
            <text:p>2.5740025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42]/690 * 100" office:value-type="float" office:value="2.46376811594203" calcext:value-type="float">
            <text:p>2.4637681159</text:p>
          </table:table-cell>
          <table:table-cell table:formula="of:=[.D141] + 0.5" office:value-type="float" office:value="70.5" calcext:value-type="float">
            <text:p>7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2]+[.E142]+[.F142]" office:value-type="float" office:value="20" calcext:value-type="float">
            <text:p>20</text:p>
          </table:table-cell>
          <table:table-cell table:formula="of:=[.G142]/777 * 100" office:value-type="float" office:value="2.57400257400257" calcext:value-type="float">
            <text:p>2.5740025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43]/690 * 100" office:value-type="float" office:value="2.31884057971014" calcext:value-type="float">
            <text:p>2.3188405797</text:p>
          </table:table-cell>
          <table:table-cell table:formula="of:=[.D142] + 0.5"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3]+[.E143]+[.F143]" office:value-type="float" office:value="19" calcext:value-type="float">
            <text:p>19</text:p>
          </table:table-cell>
          <table:table-cell table:formula="of:=[.G143]/777 * 100" office:value-type="float" office:value="2.44530244530244" calcext:value-type="float">
            <text:p>2.44530244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44]/690 * 100" office:value-type="float" office:value="2.31884057971014" calcext:value-type="float">
            <text:p>2.3188405797</text:p>
          </table:table-cell>
          <table:table-cell table:formula="of:=[.D143] + 0.5" office:value-type="float" office:value="71.5" calcext:value-type="float">
            <text:p>7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4]+[.E144]+[.F144]" office:value-type="float" office:value="19" calcext:value-type="float">
            <text:p>19</text:p>
          </table:table-cell>
          <table:table-cell table:formula="of:=[.G144]/777 * 100" office:value-type="float" office:value="2.44530244530244" calcext:value-type="float">
            <text:p>2.44530244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45]/690 * 100" office:value-type="float" office:value="2.31884057971014" calcext:value-type="float">
            <text:p>2.3188405797</text:p>
          </table:table-cell>
          <table:table-cell table:formula="of:=[.D144] + 0.5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5]+[.E145]+[.F145]" office:value-type="float" office:value="19" calcext:value-type="float">
            <text:p>19</text:p>
          </table:table-cell>
          <table:table-cell table:formula="of:=[.G145]/777 * 100" office:value-type="float" office:value="2.44530244530244" calcext:value-type="float">
            <text:p>2.44530244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46]/690 * 100" office:value-type="float" office:value="2.31884057971014" calcext:value-type="float">
            <text:p>2.3188405797</text:p>
          </table:table-cell>
          <table:table-cell table:formula="of:=[.D145] + 0.5" office:value-type="float" office:value="72.5" calcext:value-type="float">
            <text:p>7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6]+[.E146]+[.F146]" office:value-type="float" office:value="19" calcext:value-type="float">
            <text:p>19</text:p>
          </table:table-cell>
          <table:table-cell table:formula="of:=[.G146]/777 * 100" office:value-type="float" office:value="2.44530244530244" calcext:value-type="float">
            <text:p>2.44530244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47]/690 * 100" office:value-type="float" office:value="2.31884057971014" calcext:value-type="float">
            <text:p>2.3188405797</text:p>
          </table:table-cell>
          <table:table-cell table:formula="of:=[.D146] + 0.5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7]+[.E147]+[.F147]" office:value-type="float" office:value="19" calcext:value-type="float">
            <text:p>19</text:p>
          </table:table-cell>
          <table:table-cell table:formula="of:=[.G147]/777 * 100" office:value-type="float" office:value="2.44530244530244" calcext:value-type="float">
            <text:p>2.44530244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48]/690 * 100" office:value-type="float" office:value="2.31884057971014" calcext:value-type="float">
            <text:p>2.3188405797</text:p>
          </table:table-cell>
          <table:table-cell table:formula="of:=[.D147] + 0.5" office:value-type="float" office:value="73.5" calcext:value-type="float">
            <text:p>7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8]+[.E148]+[.F148]" office:value-type="float" office:value="19" calcext:value-type="float">
            <text:p>19</text:p>
          </table:table-cell>
          <table:table-cell table:formula="of:=[.G148]/777 * 100" office:value-type="float" office:value="2.44530244530244" calcext:value-type="float">
            <text:p>2.445302445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49]/690 * 100" office:value-type="float" office:value="2.17391304347826" calcext:value-type="float">
            <text:p>2.1739130435</text:p>
          </table:table-cell>
          <table:table-cell table:formula="of:=[.D148] + 0.5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49]+[.E149]+[.F149]" office:value-type="float" office:value="18" calcext:value-type="float">
            <text:p>18</text:p>
          </table:table-cell>
          <table:table-cell table:formula="of:=[.G149]/777 * 100" office:value-type="float" office:value="2.31660231660232" calcext:value-type="float">
            <text:p>2.316602316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0]/690 * 100" office:value-type="float" office:value="2.02898550724638" calcext:value-type="float">
            <text:p>2.0289855072</text:p>
          </table:table-cell>
          <table:table-cell table:formula="of:=[.D149] + 0.5" office:value-type="float" office:value="74.5" calcext:value-type="float">
            <text:p>74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0]+[.E150]+[.F150]" office:value-type="float" office:value="17" calcext:value-type="float">
            <text:p>17</text:p>
          </table:table-cell>
          <table:table-cell table:formula="of:=[.G150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1]/690 * 100" office:value-type="float" office:value="2.02898550724638" calcext:value-type="float">
            <text:p>2.0289855072</text:p>
          </table:table-cell>
          <table:table-cell table:formula="of:=[.D150] + 0.5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1]+[.E151]+[.F151]" office:value-type="float" office:value="17" calcext:value-type="float">
            <text:p>17</text:p>
          </table:table-cell>
          <table:table-cell table:formula="of:=[.G151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2]/690 * 100" office:value-type="float" office:value="2.02898550724638" calcext:value-type="float">
            <text:p>2.0289855072</text:p>
          </table:table-cell>
          <table:table-cell table:formula="of:=[.D151] + 0.5" office:value-type="float" office:value="75.5" calcext:value-type="float">
            <text:p>75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2]+[.E152]+[.F152]" office:value-type="float" office:value="17" calcext:value-type="float">
            <text:p>17</text:p>
          </table:table-cell>
          <table:table-cell table:formula="of:=[.G152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3]/690 * 100" office:value-type="float" office:value="2.02898550724638" calcext:value-type="float">
            <text:p>2.0289855072</text:p>
          </table:table-cell>
          <table:table-cell table:formula="of:=[.D152] + 0.5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3]+[.E153]+[.F153]" office:value-type="float" office:value="17" calcext:value-type="float">
            <text:p>17</text:p>
          </table:table-cell>
          <table:table-cell table:formula="of:=[.G153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4]/690 * 100" office:value-type="float" office:value="2.02898550724638" calcext:value-type="float">
            <text:p>2.0289855072</text:p>
          </table:table-cell>
          <table:table-cell table:formula="of:=[.D153] + 0.5" office:value-type="float" office:value="76.5" calcext:value-type="float">
            <text:p>76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4]+[.E154]+[.F154]" office:value-type="float" office:value="17" calcext:value-type="float">
            <text:p>17</text:p>
          </table:table-cell>
          <table:table-cell table:formula="of:=[.G154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5]/690 * 100" office:value-type="float" office:value="2.02898550724638" calcext:value-type="float">
            <text:p>2.0289855072</text:p>
          </table:table-cell>
          <table:table-cell table:formula="of:=[.D154] + 0.5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5]+[.E155]+[.F155]" office:value-type="float" office:value="17" calcext:value-type="float">
            <text:p>17</text:p>
          </table:table-cell>
          <table:table-cell table:formula="of:=[.G155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6]/690 * 100" office:value-type="float" office:value="2.02898550724638" calcext:value-type="float">
            <text:p>2.0289855072</text:p>
          </table:table-cell>
          <table:table-cell table:formula="of:=[.D155] + 0.5" office:value-type="float" office:value="77.5" calcext:value-type="float">
            <text:p>77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6]+[.E156]+[.F156]" office:value-type="float" office:value="17" calcext:value-type="float">
            <text:p>17</text:p>
          </table:table-cell>
          <table:table-cell table:formula="of:=[.G156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7]/690 * 100" office:value-type="float" office:value="2.02898550724638" calcext:value-type="float">
            <text:p>2.0289855072</text:p>
          </table:table-cell>
          <table:table-cell table:formula="of:=[.D156] + 0.5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7]+[.E157]+[.F157]" office:value-type="float" office:value="17" calcext:value-type="float">
            <text:p>17</text:p>
          </table:table-cell>
          <table:table-cell table:formula="of:=[.G157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8]/690 * 100" office:value-type="float" office:value="2.02898550724638" calcext:value-type="float">
            <text:p>2.0289855072</text:p>
          </table:table-cell>
          <table:table-cell table:formula="of:=[.D157] + 0.5" office:value-type="float" office:value="78.5" calcext:value-type="float">
            <text:p>78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8]+[.E158]+[.F158]" office:value-type="float" office:value="17" calcext:value-type="float">
            <text:p>17</text:p>
          </table:table-cell>
          <table:table-cell table:formula="of:=[.G158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59]/690 * 100" office:value-type="float" office:value="2.02898550724638" calcext:value-type="float">
            <text:p>2.0289855072</text:p>
          </table:table-cell>
          <table:table-cell table:formula="of:=[.D158] + 0.5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59]+[.E159]+[.F159]" office:value-type="float" office:value="17" calcext:value-type="float">
            <text:p>17</text:p>
          </table:table-cell>
          <table:table-cell table:formula="of:=[.G159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60]/690 * 100" office:value-type="float" office:value="2.02898550724638" calcext:value-type="float">
            <text:p>2.0289855072</text:p>
          </table:table-cell>
          <table:table-cell table:formula="of:=[.D159] + 0.5" office:value-type="float" office:value="79.5" calcext:value-type="float">
            <text:p>79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60]+[.E160]+[.F160]" office:value-type="float" office:value="17" calcext:value-type="float">
            <text:p>17</text:p>
          </table:table-cell>
          <table:table-cell table:formula="of:=[.G160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61]/690 * 100" office:value-type="float" office:value="2.02898550724638" calcext:value-type="float">
            <text:p>2.0289855072</text:p>
          </table:table-cell>
          <table:table-cell table:formula="of:=[.D160] + 0.5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61]+[.E161]+[.F161]" office:value-type="float" office:value="17" calcext:value-type="float">
            <text:p>17</text:p>
          </table:table-cell>
          <table:table-cell table:formula="of:=[.G161]/777 * 100" office:value-type="float" office:value="2.18790218790219" calcext:value-type="float">
            <text:p>2.187902187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2]/690 * 100" office:value-type="float" office:value="1.88405797101449" calcext:value-type="float">
            <text:p>1.884057971</text:p>
          </table:table-cell>
          <table:table-cell table:formula="of:=[.D161] + 0.5" office:value-type="float" office:value="80.5" calcext:value-type="float">
            <text:p>8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2]+[.E162]+[.F162]" office:value-type="float" office:value="15" calcext:value-type="float">
            <text:p>15</text:p>
          </table:table-cell>
          <table:table-cell table:formula="of:=[.G162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3]/690 * 100" office:value-type="float" office:value="1.88405797101449" calcext:value-type="float">
            <text:p>1.884057971</text:p>
          </table:table-cell>
          <table:table-cell table:formula="of:=[.D162] + 0.5"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3]+[.E163]+[.F163]" office:value-type="float" office:value="15" calcext:value-type="float">
            <text:p>15</text:p>
          </table:table-cell>
          <table:table-cell table:formula="of:=[.G163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4]/690 * 100" office:value-type="float" office:value="1.88405797101449" calcext:value-type="float">
            <text:p>1.884057971</text:p>
          </table:table-cell>
          <table:table-cell table:formula="of:=[.D163] + 0.5" office:value-type="float" office:value="81.5" calcext:value-type="float">
            <text:p>8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4]+[.E164]+[.F164]" office:value-type="float" office:value="15" calcext:value-type="float">
            <text:p>15</text:p>
          </table:table-cell>
          <table:table-cell table:formula="of:=[.G164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5]/690 * 100" office:value-type="float" office:value="1.88405797101449" calcext:value-type="float">
            <text:p>1.884057971</text:p>
          </table:table-cell>
          <table:table-cell table:formula="of:=[.D164] + 0.5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5]+[.E165]+[.F165]" office:value-type="float" office:value="15" calcext:value-type="float">
            <text:p>15</text:p>
          </table:table-cell>
          <table:table-cell table:formula="of:=[.G165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6]/690 * 100" office:value-type="float" office:value="1.88405797101449" calcext:value-type="float">
            <text:p>1.884057971</text:p>
          </table:table-cell>
          <table:table-cell table:formula="of:=[.D165] + 0.5" office:value-type="float" office:value="82.5" calcext:value-type="float">
            <text:p>82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6]+[.E166]+[.F166]" office:value-type="float" office:value="15" calcext:value-type="float">
            <text:p>15</text:p>
          </table:table-cell>
          <table:table-cell table:formula="of:=[.G166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7]/690 * 100" office:value-type="float" office:value="1.88405797101449" calcext:value-type="float">
            <text:p>1.884057971</text:p>
          </table:table-cell>
          <table:table-cell table:formula="of:=[.D166] + 0.5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7]+[.E167]+[.F167]" office:value-type="float" office:value="15" calcext:value-type="float">
            <text:p>15</text:p>
          </table:table-cell>
          <table:table-cell table:formula="of:=[.G167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8]/690 * 100" office:value-type="float" office:value="1.88405797101449" calcext:value-type="float">
            <text:p>1.884057971</text:p>
          </table:table-cell>
          <table:table-cell table:formula="of:=[.D167] + 0.5" office:value-type="float" office:value="83.5" calcext:value-type="float">
            <text:p>8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8]+[.E168]+[.F168]" office:value-type="float" office:value="15" calcext:value-type="float">
            <text:p>15</text:p>
          </table:table-cell>
          <table:table-cell table:formula="of:=[.G168]/777 * 100" office:value-type="float" office:value="1.93050193050193" calcext:value-type="float">
            <text:p>1.930501930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69]/690 * 100" office:value-type="float" office:value="1.73913043478261" calcext:value-type="float">
            <text:p>1.7391304348</text:p>
          </table:table-cell>
          <table:table-cell table:formula="of:=[.D168] + 0.5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69]+[.E169]+[.F169]" office:value-type="float" office:value="14" calcext:value-type="float">
            <text:p>14</text:p>
          </table:table-cell>
          <table:table-cell table:formula="of:=[.G169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0]/690 * 100" office:value-type="float" office:value="1.73913043478261" calcext:value-type="float">
            <text:p>1.7391304348</text:p>
          </table:table-cell>
          <table:table-cell table:formula="of:=[.D169] + 0.5" office:value-type="float" office:value="84.5" calcext:value-type="float">
            <text:p>8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0]+[.E170]+[.F170]" office:value-type="float" office:value="14" calcext:value-type="float">
            <text:p>14</text:p>
          </table:table-cell>
          <table:table-cell table:formula="of:=[.G170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1]/690 * 100" office:value-type="float" office:value="1.73913043478261" calcext:value-type="float">
            <text:p>1.7391304348</text:p>
          </table:table-cell>
          <table:table-cell table:formula="of:=[.D170] + 0.5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1]+[.E171]+[.F171]" office:value-type="float" office:value="14" calcext:value-type="float">
            <text:p>14</text:p>
          </table:table-cell>
          <table:table-cell table:formula="of:=[.G171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2]/690 * 100" office:value-type="float" office:value="1.73913043478261" calcext:value-type="float">
            <text:p>1.7391304348</text:p>
          </table:table-cell>
          <table:table-cell table:formula="of:=[.D171] + 0.5" office:value-type="float" office:value="85.5" calcext:value-type="float">
            <text:p>85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2]+[.E172]+[.F172]" office:value-type="float" office:value="14" calcext:value-type="float">
            <text:p>14</text:p>
          </table:table-cell>
          <table:table-cell table:formula="of:=[.G172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3]/690 * 100" office:value-type="float" office:value="1.73913043478261" calcext:value-type="float">
            <text:p>1.7391304348</text:p>
          </table:table-cell>
          <table:table-cell table:formula="of:=[.D172] + 0.5"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3]+[.E173]+[.F173]" office:value-type="float" office:value="14" calcext:value-type="float">
            <text:p>14</text:p>
          </table:table-cell>
          <table:table-cell table:formula="of:=[.G173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4]/690 * 100" office:value-type="float" office:value="1.73913043478261" calcext:value-type="float">
            <text:p>1.7391304348</text:p>
          </table:table-cell>
          <table:table-cell table:formula="of:=[.D173] + 0.5" office:value-type="float" office:value="86.5" calcext:value-type="float">
            <text:p>86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4]+[.E174]+[.F174]" office:value-type="float" office:value="14" calcext:value-type="float">
            <text:p>14</text:p>
          </table:table-cell>
          <table:table-cell table:formula="of:=[.G174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5]/690 * 100" office:value-type="float" office:value="1.73913043478261" calcext:value-type="float">
            <text:p>1.7391304348</text:p>
          </table:table-cell>
          <table:table-cell table:formula="of:=[.D174] + 0.5"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5]+[.E175]+[.F175]" office:value-type="float" office:value="14" calcext:value-type="float">
            <text:p>14</text:p>
          </table:table-cell>
          <table:table-cell table:formula="of:=[.G175]/777 * 100" office:value-type="float" office:value="1.8018018018018" calcext:value-type="float">
            <text:p>1.80180180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76]/690 * 100" office:value-type="float" office:value="1.59420289855072" calcext:value-type="float">
            <text:p>1.5942028986</text:p>
          </table:table-cell>
          <table:table-cell table:formula="of:=[.D175] + 0.5" office:value-type="float" office:value="87.5" calcext:value-type="float">
            <text:p>8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6]+[.E176]+[.F176]" office:value-type="float" office:value="13" calcext:value-type="float">
            <text:p>13</text:p>
          </table:table-cell>
          <table:table-cell table:formula="of:=[.G176]/777 * 100" office:value-type="float" office:value="1.67310167310167" calcext:value-type="float">
            <text:p>1.67310167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77]/690 * 100" office:value-type="float" office:value="1.59420289855072" calcext:value-type="float">
            <text:p>1.5942028986</text:p>
          </table:table-cell>
          <table:table-cell table:formula="of:=[.D176] + 0.5"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7]+[.E177]+[.F177]" office:value-type="float" office:value="13" calcext:value-type="float">
            <text:p>13</text:p>
          </table:table-cell>
          <table:table-cell table:formula="of:=[.G177]/777 * 100" office:value-type="float" office:value="1.67310167310167" calcext:value-type="float">
            <text:p>1.67310167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78]/690 * 100" office:value-type="float" office:value="1.59420289855072" calcext:value-type="float">
            <text:p>1.5942028986</text:p>
          </table:table-cell>
          <table:table-cell table:formula="of:=[.D177] + 0.5" office:value-type="float" office:value="88.5" calcext:value-type="float">
            <text:p>8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8]+[.E178]+[.F178]" office:value-type="float" office:value="13" calcext:value-type="float">
            <text:p>13</text:p>
          </table:table-cell>
          <table:table-cell table:formula="of:=[.G178]/777 * 100" office:value-type="float" office:value="1.67310167310167" calcext:value-type="float">
            <text:p>1.67310167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79]/690 * 100" office:value-type="float" office:value="1.59420289855072" calcext:value-type="float">
            <text:p>1.5942028986</text:p>
          </table:table-cell>
          <table:table-cell table:formula="of:=[.D178] + 0.5"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79]+[.E179]+[.F179]" office:value-type="float" office:value="13" calcext:value-type="float">
            <text:p>13</text:p>
          </table:table-cell>
          <table:table-cell table:formula="of:=[.G179]/777 * 100" office:value-type="float" office:value="1.67310167310167" calcext:value-type="float">
            <text:p>1.673101673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0]/690 * 100" office:value-type="float" office:value="1.44927536231884" calcext:value-type="float">
            <text:p>1.4492753623</text:p>
          </table:table-cell>
          <table:table-cell table:formula="of:=[.D179] + 0.5" office:value-type="float" office:value="89.5" calcext:value-type="float">
            <text:p>8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0]+[.E180]+[.F180]" office:value-type="float" office:value="12" calcext:value-type="float">
            <text:p>12</text:p>
          </table:table-cell>
          <table:table-cell table:formula="of:=[.G180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1]/690 * 100" office:value-type="float" office:value="1.44927536231884" calcext:value-type="float">
            <text:p>1.4492753623</text:p>
          </table:table-cell>
          <table:table-cell table:formula="of:=[.D180] + 0.5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1]+[.E181]+[.F181]" office:value-type="float" office:value="12" calcext:value-type="float">
            <text:p>12</text:p>
          </table:table-cell>
          <table:table-cell table:formula="of:=[.G181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2]/690 * 100" office:value-type="float" office:value="1.44927536231884" calcext:value-type="float">
            <text:p>1.4492753623</text:p>
          </table:table-cell>
          <table:table-cell table:formula="of:=[.D181] + 0.5" office:value-type="float" office:value="90.5" calcext:value-type="float">
            <text:p>9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2]+[.E182]+[.F182]" office:value-type="float" office:value="12" calcext:value-type="float">
            <text:p>12</text:p>
          </table:table-cell>
          <table:table-cell table:formula="of:=[.G182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3]/690 * 100" office:value-type="float" office:value="1.44927536231884" calcext:value-type="float">
            <text:p>1.4492753623</text:p>
          </table:table-cell>
          <table:table-cell table:formula="of:=[.D182] + 0.5"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3]+[.E183]+[.F183]" office:value-type="float" office:value="12" calcext:value-type="float">
            <text:p>12</text:p>
          </table:table-cell>
          <table:table-cell table:formula="of:=[.G183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4]/690 * 100" office:value-type="float" office:value="1.44927536231884" calcext:value-type="float">
            <text:p>1.4492753623</text:p>
          </table:table-cell>
          <table:table-cell table:formula="of:=[.D183] + 0.5" office:value-type="float" office:value="91.5" calcext:value-type="float">
            <text:p>9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4]+[.E184]+[.F184]" office:value-type="float" office:value="12" calcext:value-type="float">
            <text:p>12</text:p>
          </table:table-cell>
          <table:table-cell table:formula="of:=[.G184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5]/690 * 100" office:value-type="float" office:value="1.44927536231884" calcext:value-type="float">
            <text:p>1.4492753623</text:p>
          </table:table-cell>
          <table:table-cell table:formula="of:=[.D184] + 0.5"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5]+[.E185]+[.F185]" office:value-type="float" office:value="12" calcext:value-type="float">
            <text:p>12</text:p>
          </table:table-cell>
          <table:table-cell table:formula="of:=[.G185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6]/690 * 100" office:value-type="float" office:value="1.44927536231884" calcext:value-type="float">
            <text:p>1.4492753623</text:p>
          </table:table-cell>
          <table:table-cell table:formula="of:=[.D185] + 0.5" office:value-type="float" office:value="92.5" calcext:value-type="float">
            <text:p>92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6]+[.E186]+[.F186]" office:value-type="float" office:value="12" calcext:value-type="float">
            <text:p>12</text:p>
          </table:table-cell>
          <table:table-cell table:formula="of:=[.G186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7]/690 * 100" office:value-type="float" office:value="1.44927536231884" calcext:value-type="float">
            <text:p>1.4492753623</text:p>
          </table:table-cell>
          <table:table-cell table:formula="of:=[.D186] + 0.5"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7]+[.E187]+[.F187]" office:value-type="float" office:value="12" calcext:value-type="float">
            <text:p>12</text:p>
          </table:table-cell>
          <table:table-cell table:formula="of:=[.G187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88]/690 * 100" office:value-type="float" office:value="1.44927536231884" calcext:value-type="float">
            <text:p>1.4492753623</text:p>
          </table:table-cell>
          <table:table-cell table:formula="of:=[.D187] + 0.5" office:value-type="float" office:value="93.5" calcext:value-type="float">
            <text:p>93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8]+[.E188]+[.F188]" office:value-type="float" office:value="12" calcext:value-type="float">
            <text:p>12</text:p>
          </table:table-cell>
          <table:table-cell table:formula="of:=[.G188]/777 * 100" office:value-type="float" office:value="1.54440154440154" calcext:value-type="float">
            <text:p>1.54440154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89]/690 * 100" office:value-type="float" office:value="1.30434782608696" calcext:value-type="float">
            <text:p>1.3043478261</text:p>
          </table:table-cell>
          <table:table-cell table:formula="of:=[.D188] + 0.5"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89]+[.E189]+[.F189]" office:value-type="float" office:value="11" calcext:value-type="float">
            <text:p>11</text:p>
          </table:table-cell>
          <table:table-cell table:formula="of:=[.G189]/777 * 100" office:value-type="float" office:value="1.41570141570142" calcext:value-type="float">
            <text:p>1.415701415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90]/690 * 100" office:value-type="float" office:value="1.15942028985507" calcext:value-type="float">
            <text:p>1.1594202899</text:p>
          </table:table-cell>
          <table:table-cell table:formula="of:=[.D189] + 0.5"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0]+[.E190]+[.F190]" office:value-type="float" office:value="10" calcext:value-type="float">
            <text:p>10</text:p>
          </table:table-cell>
          <table:table-cell table:formula="of:=[.G190]/777 * 100" office:value-type="float" office:value="1.28700128700129" calcext:value-type="float">
            <text:p>1.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91]/690 * 100" office:value-type="float" office:value="1.01449275362319" calcext:value-type="float">
            <text:p>1.0144927536</text:p>
          </table:table-cell>
          <table:table-cell table:formula="of:=[.D190] + 0.5"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1]+[.E191]+[.F191]" office:value-type="float" office:value="9" calcext:value-type="float">
            <text:p>9</text:p>
          </table:table-cell>
          <table:table-cell table:formula="of:=[.G191]/777 * 100" office:value-type="float" office:value="1.15830115830116" calcext:value-type="float">
            <text:p>1.15830115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92]/690 * 100" office:value-type="float" office:value="1.01449275362319" calcext:value-type="float">
            <text:p>1.0144927536</text:p>
          </table:table-cell>
          <table:table-cell table:formula="of:=[.D191] + 0.5"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2]+[.E192]+[.F192]" office:value-type="float" office:value="9" calcext:value-type="float">
            <text:p>9</text:p>
          </table:table-cell>
          <table:table-cell table:formula="of:=[.G192]/777 * 100" office:value-type="float" office:value="1.15830115830116" calcext:value-type="float">
            <text:p>1.158301158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93]/690 * 100" office:value-type="float" office:value="0.869565217391304" calcext:value-type="float">
            <text:p>0.8695652174</text:p>
          </table:table-cell>
          <table:table-cell table:formula="of:=[.D192] + 0.5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3]+[.E193]+[.F193]" office:value-type="float" office:value="8" calcext:value-type="float">
            <text:p>8</text:p>
          </table:table-cell>
          <table:table-cell table:formula="of:=[.G193]/777 * 100" office:value-type="float" office:value="1.02960102960103" calcext:value-type="float">
            <text:p>1.02960102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94]/690 * 100" office:value-type="float" office:value="0.869565217391304" calcext:value-type="float">
            <text:p>0.8695652174</text:p>
          </table:table-cell>
          <table:table-cell table:formula="of:=[.D193] + 0.5" office:value-type="float" office:value="96.5" calcext:value-type="float">
            <text:p>96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4]+[.E194]+[.F194]" office:value-type="float" office:value="8" calcext:value-type="float">
            <text:p>8</text:p>
          </table:table-cell>
          <table:table-cell table:formula="of:=[.G194]/777 * 100" office:value-type="float" office:value="1.02960102960103" calcext:value-type="float">
            <text:p>1.02960102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95]/690 * 100" office:value-type="float" office:value="0.869565217391304" calcext:value-type="float">
            <text:p>0.8695652174</text:p>
          </table:table-cell>
          <table:table-cell table:formula="of:=[.D194] + 0.5"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5]+[.E195]+[.F195]" office:value-type="float" office:value="8" calcext:value-type="float">
            <text:p>8</text:p>
          </table:table-cell>
          <table:table-cell table:formula="of:=[.G195]/777 * 100" office:value-type="float" office:value="1.02960102960103" calcext:value-type="float">
            <text:p>1.029601029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6]/690 * 100" office:value-type="float" office:value="0.72463768115942" calcext:value-type="float">
            <text:p>0.7246376812</text:p>
          </table:table-cell>
          <table:table-cell table:formula="of:=[.D195] + 0.5" office:value-type="float" office:value="97.5" calcext:value-type="float">
            <text:p>97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6]+[.E196]+[.F196]" office:value-type="float" office:value="7" calcext:value-type="float">
            <text:p>7</text:p>
          </table:table-cell>
          <table:table-cell table:formula="of:=[.G196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7]/690 * 100" office:value-type="float" office:value="0.72463768115942" calcext:value-type="float">
            <text:p>0.7246376812</text:p>
          </table:table-cell>
          <table:table-cell table:formula="of:=[.D196] + 0.5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7]+[.E197]+[.F197]" office:value-type="float" office:value="7" calcext:value-type="float">
            <text:p>7</text:p>
          </table:table-cell>
          <table:table-cell table:formula="of:=[.G197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8]/690 * 100" office:value-type="float" office:value="0.72463768115942" calcext:value-type="float">
            <text:p>0.7246376812</text:p>
          </table:table-cell>
          <table:table-cell table:formula="of:=[.D197] + 0.5" office:value-type="float" office:value="98.5" calcext:value-type="float">
            <text:p>9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8]+[.E198]+[.F198]" office:value-type="float" office:value="7" calcext:value-type="float">
            <text:p>7</text:p>
          </table:table-cell>
          <table:table-cell table:formula="of:=[.G198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9]/690 * 100" office:value-type="float" office:value="0.72463768115942" calcext:value-type="float">
            <text:p>0.7246376812</text:p>
          </table:table-cell>
          <table:table-cell table:formula="of:=[.D198] + 0.5"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99]+[.E199]+[.F199]" office:value-type="float" office:value="7" calcext:value-type="float">
            <text:p>7</text:p>
          </table:table-cell>
          <table:table-cell table:formula="of:=[.G199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0]/690 * 100" office:value-type="float" office:value="0.72463768115942" calcext:value-type="float">
            <text:p>0.7246376812</text:p>
          </table:table-cell>
          <table:table-cell table:formula="of:=[.D199] + 0.5" office:value-type="float" office:value="99.5" calcext:value-type="float">
            <text:p>99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0]+[.E200]+[.F200]" office:value-type="float" office:value="7" calcext:value-type="float">
            <text:p>7</text:p>
          </table:table-cell>
          <table:table-cell table:formula="of:=[.G200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1]/690 * 100" office:value-type="float" office:value="0.72463768115942" calcext:value-type="float">
            <text:p>0.7246376812</text:p>
          </table:table-cell>
          <table:table-cell table:formula="of:=[.D200] + 0.5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1]+[.E201]+[.F201]" office:value-type="float" office:value="7" calcext:value-type="float">
            <text:p>7</text:p>
          </table:table-cell>
          <table:table-cell table:formula="of:=[.G201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2]/690 * 100" office:value-type="float" office:value="0.72463768115942" calcext:value-type="float">
            <text:p>0.7246376812</text:p>
          </table:table-cell>
          <table:table-cell table:formula="of:=[.D201] + 0.5" office:value-type="float" office:value="100.5" calcext:value-type="float">
            <text:p>10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2]+[.E202]+[.F202]" office:value-type="float" office:value="7" calcext:value-type="float">
            <text:p>7</text:p>
          </table:table-cell>
          <table:table-cell table:formula="of:=[.G202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3]/690 * 100" office:value-type="float" office:value="0.72463768115942" calcext:value-type="float">
            <text:p>0.7246376812</text:p>
          </table:table-cell>
          <table:table-cell table:formula="of:=[.D202] + 0.5"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203]+[.E203]+[.F203]" office:value-type="float" office:value="7" calcext:value-type="float">
            <text:p>7</text:p>
          </table:table-cell>
          <table:table-cell table:formula="of:=[.G203]/777 * 100" office:value-type="float" office:value="0.900900900900901" calcext:value-type="float">
            <text:p>0.900900900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4]/690 * 100" office:value-type="float" office:value="0.72463768115942" calcext:value-type="float">
            <text:p>0.7246376812</text:p>
          </table:table-cell>
          <table:table-cell table:formula="of:=[.D203] + 0.5"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4]+[.E204]+[.F204]" office:value-type="float" office:value="6" calcext:value-type="float">
            <text:p>6</text:p>
          </table:table-cell>
          <table:table-cell table:formula="of:=[.G204]/777 * 100" office:value-type="float" office:value="0.772200772200772" calcext:value-type="float">
            <text:p>0.77220077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5]/690 * 100" office:value-type="float" office:value="0.72463768115942" calcext:value-type="float">
            <text:p>0.7246376812</text:p>
          </table:table-cell>
          <table:table-cell table:formula="of:=[.D204] + 0.5"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5]+[.E205]+[.F205]" office:value-type="float" office:value="6" calcext:value-type="float">
            <text:p>6</text:p>
          </table:table-cell>
          <table:table-cell table:formula="of:=[.G205]/777 * 100" office:value-type="float" office:value="0.772200772200772" calcext:value-type="float">
            <text:p>0.77220077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6]/690 * 100" office:value-type="float" office:value="0.72463768115942" calcext:value-type="float">
            <text:p>0.7246376812</text:p>
          </table:table-cell>
          <table:table-cell table:formula="of:=[.D205] + 0.5" office:value-type="float" office:value="102.5" calcext:value-type="float">
            <text:p>102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6]+[.E206]+[.F206]" office:value-type="float" office:value="6" calcext:value-type="float">
            <text:p>6</text:p>
          </table:table-cell>
          <table:table-cell table:formula="of:=[.G206]/777 * 100" office:value-type="float" office:value="0.772200772200772" calcext:value-type="float">
            <text:p>0.77220077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7]/690 * 100" office:value-type="float" office:value="0.72463768115942" calcext:value-type="float">
            <text:p>0.7246376812</text:p>
          </table:table-cell>
          <table:table-cell table:formula="of:=[.D206] + 0.5"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7]+[.E207]+[.F207]" office:value-type="float" office:value="6" calcext:value-type="float">
            <text:p>6</text:p>
          </table:table-cell>
          <table:table-cell table:formula="of:=[.G207]/777 * 100" office:value-type="float" office:value="0.772200772200772" calcext:value-type="float">
            <text:p>0.77220077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8]/690 * 100" office:value-type="float" office:value="0.72463768115942" calcext:value-type="float">
            <text:p>0.7246376812</text:p>
          </table:table-cell>
          <table:table-cell table:formula="of:=[.D207] + 0.5" office:value-type="float" office:value="103.5" calcext:value-type="float">
            <text:p>103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8]+[.E208]+[.F208]" office:value-type="float" office:value="6" calcext:value-type="float">
            <text:p>6</text:p>
          </table:table-cell>
          <table:table-cell table:formula="of:=[.G208]/777 * 100" office:value-type="float" office:value="0.772200772200772" calcext:value-type="float">
            <text:p>0.77220077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09]/690 * 100" office:value-type="float" office:value="0.72463768115942" calcext:value-type="float">
            <text:p>0.7246376812</text:p>
          </table:table-cell>
          <table:table-cell table:formula="of:=[.D208] + 0.5"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9]+[.E209]+[.F209]" office:value-type="float" office:value="6" calcext:value-type="float">
            <text:p>6</text:p>
          </table:table-cell>
          <table:table-cell table:formula="of:=[.G209]/777 * 100" office:value-type="float" office:value="0.772200772200772" calcext:value-type="float">
            <text:p>0.772200772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0]/690 * 100" office:value-type="float" office:value="0.579710144927536" calcext:value-type="float">
            <text:p>0.5797101449</text:p>
          </table:table-cell>
          <table:table-cell table:formula="of:=[.D209] + 0.5" office:value-type="float" office:value="104.5" calcext:value-type="float">
            <text:p>104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0]+[.E210]+[.F210]" office:value-type="float" office:value="5" calcext:value-type="float">
            <text:p>5</text:p>
          </table:table-cell>
          <table:table-cell table:formula="of:=[.G210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1]/690 * 100" office:value-type="float" office:value="0.579710144927536" calcext:value-type="float">
            <text:p>0.5797101449</text:p>
          </table:table-cell>
          <table:table-cell table:formula="of:=[.D210] + 0.5"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1]+[.E211]+[.F211]" office:value-type="float" office:value="5" calcext:value-type="float">
            <text:p>5</text:p>
          </table:table-cell>
          <table:table-cell table:formula="of:=[.G211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2]/690 * 100" office:value-type="float" office:value="0.579710144927536" calcext:value-type="float">
            <text:p>0.5797101449</text:p>
          </table:table-cell>
          <table:table-cell table:formula="of:=[.D211] + 0.5" office:value-type="float" office:value="105.5" calcext:value-type="float">
            <text:p>105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2]+[.E212]+[.F212]" office:value-type="float" office:value="5" calcext:value-type="float">
            <text:p>5</text:p>
          </table:table-cell>
          <table:table-cell table:formula="of:=[.G212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3]/690 * 100" office:value-type="float" office:value="0.579710144927536" calcext:value-type="float">
            <text:p>0.5797101449</text:p>
          </table:table-cell>
          <table:table-cell table:formula="of:=[.D212] + 0.5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3]+[.E213]+[.F213]" office:value-type="float" office:value="5" calcext:value-type="float">
            <text:p>5</text:p>
          </table:table-cell>
          <table:table-cell table:formula="of:=[.G213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4]/690 * 100" office:value-type="float" office:value="0.579710144927536" calcext:value-type="float">
            <text:p>0.5797101449</text:p>
          </table:table-cell>
          <table:table-cell table:formula="of:=[.D213] + 0.5" office:value-type="float" office:value="106.5" calcext:value-type="float">
            <text:p>106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4]+[.E214]+[.F214]" office:value-type="float" office:value="5" calcext:value-type="float">
            <text:p>5</text:p>
          </table:table-cell>
          <table:table-cell table:formula="of:=[.G214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5]/690 * 100" office:value-type="float" office:value="0.579710144927536" calcext:value-type="float">
            <text:p>0.5797101449</text:p>
          </table:table-cell>
          <table:table-cell table:formula="of:=[.D214] + 0.5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5]+[.E215]+[.F215]" office:value-type="float" office:value="5" calcext:value-type="float">
            <text:p>5</text:p>
          </table:table-cell>
          <table:table-cell table:formula="of:=[.G215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6]/690 * 100" office:value-type="float" office:value="0.579710144927536" calcext:value-type="float">
            <text:p>0.5797101449</text:p>
          </table:table-cell>
          <table:table-cell table:formula="of:=[.D215] + 0.5" office:value-type="float" office:value="107.5" calcext:value-type="float">
            <text:p>107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6]+[.E216]+[.F216]" office:value-type="float" office:value="5" calcext:value-type="float">
            <text:p>5</text:p>
          </table:table-cell>
          <table:table-cell table:formula="of:=[.G216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7]/690 * 100" office:value-type="float" office:value="0.579710144927536" calcext:value-type="float">
            <text:p>0.5797101449</text:p>
          </table:table-cell>
          <table:table-cell table:formula="of:=[.D216] + 0.5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7]+[.E217]+[.F217]" office:value-type="float" office:value="5" calcext:value-type="float">
            <text:p>5</text:p>
          </table:table-cell>
          <table:table-cell table:formula="of:=[.G217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8]/690 * 100" office:value-type="float" office:value="0.579710144927536" calcext:value-type="float">
            <text:p>0.5797101449</text:p>
          </table:table-cell>
          <table:table-cell table:formula="of:=[.D217] + 0.5" office:value-type="float" office:value="108.5" calcext:value-type="float">
            <text:p>10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8]+[.E218]+[.F218]" office:value-type="float" office:value="5" calcext:value-type="float">
            <text:p>5</text:p>
          </table:table-cell>
          <table:table-cell table:formula="of:=[.G218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19]/690 * 100" office:value-type="float" office:value="0.579710144927536" calcext:value-type="float">
            <text:p>0.5797101449</text:p>
          </table:table-cell>
          <table:table-cell table:formula="of:=[.D218] + 0.5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9]+[.E219]+[.F219]" office:value-type="float" office:value="5" calcext:value-type="float">
            <text:p>5</text:p>
          </table:table-cell>
          <table:table-cell table:formula="of:=[.G219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0]/690 * 100" office:value-type="float" office:value="0.579710144927536" calcext:value-type="float">
            <text:p>0.5797101449</text:p>
          </table:table-cell>
          <table:table-cell table:formula="of:=[.D219] + 0.5" office:value-type="float" office:value="109.5" calcext:value-type="float">
            <text:p>109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0]+[.E220]+[.F220]" office:value-type="float" office:value="5" calcext:value-type="float">
            <text:p>5</text:p>
          </table:table-cell>
          <table:table-cell table:formula="of:=[.G220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1]/690 * 100" office:value-type="float" office:value="0.579710144927536" calcext:value-type="float">
            <text:p>0.5797101449</text:p>
          </table:table-cell>
          <table:table-cell table:formula="of:=[.D220] + 0.5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1]+[.E221]+[.F221]" office:value-type="float" office:value="5" calcext:value-type="float">
            <text:p>5</text:p>
          </table:table-cell>
          <table:table-cell table:formula="of:=[.G221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2]/690 * 100" office:value-type="float" office:value="0.579710144927536" calcext:value-type="float">
            <text:p>0.5797101449</text:p>
          </table:table-cell>
          <table:table-cell table:formula="of:=[.D221] + 0.5" office:value-type="float" office:value="110.5" calcext:value-type="float">
            <text:p>11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2]+[.E222]+[.F222]" office:value-type="float" office:value="5" calcext:value-type="float">
            <text:p>5</text:p>
          </table:table-cell>
          <table:table-cell table:formula="of:=[.G222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3]/690 * 100" office:value-type="float" office:value="0.579710144927536" calcext:value-type="float">
            <text:p>0.5797101449</text:p>
          </table:table-cell>
          <table:table-cell table:formula="of:=[.D222] + 0.5"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3]+[.E223]+[.F223]" office:value-type="float" office:value="5" calcext:value-type="float">
            <text:p>5</text:p>
          </table:table-cell>
          <table:table-cell table:formula="of:=[.G223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4]/690 * 100" office:value-type="float" office:value="0.579710144927536" calcext:value-type="float">
            <text:p>0.5797101449</text:p>
          </table:table-cell>
          <table:table-cell table:formula="of:=[.D223] + 0.5" office:value-type="float" office:value="111.5" calcext:value-type="float">
            <text:p>111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4]+[.E224]+[.F224]" office:value-type="float" office:value="5" calcext:value-type="float">
            <text:p>5</text:p>
          </table:table-cell>
          <table:table-cell table:formula="of:=[.G224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5]/690 * 100" office:value-type="float" office:value="0.579710144927536" calcext:value-type="float">
            <text:p>0.5797101449</text:p>
          </table:table-cell>
          <table:table-cell table:formula="of:=[.D224] + 0.5"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5]+[.E225]+[.F225]" office:value-type="float" office:value="5" calcext:value-type="float">
            <text:p>5</text:p>
          </table:table-cell>
          <table:table-cell table:formula="of:=[.G225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6]/690 * 100" office:value-type="float" office:value="0.579710144927536" calcext:value-type="float">
            <text:p>0.5797101449</text:p>
          </table:table-cell>
          <table:table-cell table:formula="of:=[.D225] + 0.5" office:value-type="float" office:value="112.5" calcext:value-type="float">
            <text:p>112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6]+[.E226]+[.F226]" office:value-type="float" office:value="5" calcext:value-type="float">
            <text:p>5</text:p>
          </table:table-cell>
          <table:table-cell table:formula="of:=[.G226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7]/690 * 100" office:value-type="float" office:value="0.579710144927536" calcext:value-type="float">
            <text:p>0.5797101449</text:p>
          </table:table-cell>
          <table:table-cell table:formula="of:=[.D226] + 0.5" office:value-type="float" office:value="113" calcext:value-type="float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7]+[.E227]+[.F227]" office:value-type="float" office:value="5" calcext:value-type="float">
            <text:p>5</text:p>
          </table:table-cell>
          <table:table-cell table:formula="of:=[.G227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8]/690 * 100" office:value-type="float" office:value="0.579710144927536" calcext:value-type="float">
            <text:p>0.5797101449</text:p>
          </table:table-cell>
          <table:table-cell table:formula="of:=[.D227] + 0.5" office:value-type="float" office:value="113.5" calcext:value-type="float">
            <text:p>113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8]+[.E228]+[.F228]" office:value-type="float" office:value="5" calcext:value-type="float">
            <text:p>5</text:p>
          </table:table-cell>
          <table:table-cell table:formula="of:=[.G228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9]/690 * 100" office:value-type="float" office:value="0.579710144927536" calcext:value-type="float">
            <text:p>0.5797101449</text:p>
          </table:table-cell>
          <table:table-cell table:formula="of:=[.D228] + 0.5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9]+[.E229]+[.F229]" office:value-type="float" office:value="5" calcext:value-type="float">
            <text:p>5</text:p>
          </table:table-cell>
          <table:table-cell table:formula="of:=[.G229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30]/690 * 100" office:value-type="float" office:value="0.579710144927536" calcext:value-type="float">
            <text:p>0.5797101449</text:p>
          </table:table-cell>
          <table:table-cell table:formula="of:=[.D229] + 0.5" office:value-type="float" office:value="114.5" calcext:value-type="float">
            <text:p>114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0]+[.E230]+[.F230]" office:value-type="float" office:value="5" calcext:value-type="float">
            <text:p>5</text:p>
          </table:table-cell>
          <table:table-cell table:formula="of:=[.G230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31]/690 * 100" office:value-type="float" office:value="0.579710144927536" calcext:value-type="float">
            <text:p>0.5797101449</text:p>
          </table:table-cell>
          <table:table-cell table:formula="of:=[.D230] + 0.5" office:value-type="float" office:value="115" calcext:value-type="float">
            <text:p>1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1]+[.E231]+[.F231]" office:value-type="float" office:value="5" calcext:value-type="float">
            <text:p>5</text:p>
          </table:table-cell>
          <table:table-cell table:formula="of:=[.G231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32]/690 * 100" office:value-type="float" office:value="0.579710144927536" calcext:value-type="float">
            <text:p>0.5797101449</text:p>
          </table:table-cell>
          <table:table-cell table:formula="of:=[.D231] + 0.5" office:value-type="float" office:value="115.5" calcext:value-type="float">
            <text:p>115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2]+[.E232]+[.F232]" office:value-type="float" office:value="5" calcext:value-type="float">
            <text:p>5</text:p>
          </table:table-cell>
          <table:table-cell table:formula="of:=[.G232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33]/690 * 100" office:value-type="float" office:value="0.579710144927536" calcext:value-type="float">
            <text:p>0.5797101449</text:p>
          </table:table-cell>
          <table:table-cell table:formula="of:=[.D232] + 0.5" office:value-type="float" office:value="116" calcext:value-type="float">
            <text:p>11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3]+[.E233]+[.F233]" office:value-type="float" office:value="5" calcext:value-type="float">
            <text:p>5</text:p>
          </table:table-cell>
          <table:table-cell table:formula="of:=[.G233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34]/690 * 100" office:value-type="float" office:value="0.579710144927536" calcext:value-type="float">
            <text:p>0.5797101449</text:p>
          </table:table-cell>
          <table:table-cell table:formula="of:=[.D233] + 0.5" office:value-type="float" office:value="116.5" calcext:value-type="float">
            <text:p>116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4]+[.E234]+[.F234]" office:value-type="float" office:value="5" calcext:value-type="float">
            <text:p>5</text:p>
          </table:table-cell>
          <table:table-cell table:formula="of:=[.G234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35]/690 * 100" office:value-type="float" office:value="0.579710144927536" calcext:value-type="float">
            <text:p>0.5797101449</text:p>
          </table:table-cell>
          <table:table-cell table:formula="of:=[.D234] + 0.5"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5]+[.E235]+[.F235]" office:value-type="float" office:value="5" calcext:value-type="float">
            <text:p>5</text:p>
          </table:table-cell>
          <table:table-cell table:formula="of:=[.G235]/777 * 100" office:value-type="float" office:value="0.643500643500644" calcext:value-type="float">
            <text:p>0.643500643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36]/690 * 100" office:value-type="float" office:value="0.434782608695652" calcext:value-type="float">
            <text:p>0.4347826087</text:p>
          </table:table-cell>
          <table:table-cell table:formula="of:=[.D235] + 0.5" office:value-type="float" office:value="117.5" calcext:value-type="float">
            <text:p>117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6]+[.E236]+[.F236]" office:value-type="float" office:value="4" calcext:value-type="float">
            <text:p>4</text:p>
          </table:table-cell>
          <table:table-cell table:formula="of:=[.G236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37]/690 * 100" office:value-type="float" office:value="0.434782608695652" calcext:value-type="float">
            <text:p>0.4347826087</text:p>
          </table:table-cell>
          <table:table-cell table:formula="of:=[.D236] + 0.5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7]+[.E237]+[.F237]" office:value-type="float" office:value="4" calcext:value-type="float">
            <text:p>4</text:p>
          </table:table-cell>
          <table:table-cell table:formula="of:=[.G237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38]/690 * 100" office:value-type="float" office:value="0.434782608695652" calcext:value-type="float">
            <text:p>0.4347826087</text:p>
          </table:table-cell>
          <table:table-cell table:formula="of:=[.D237] + 0.5" office:value-type="float" office:value="118.5" calcext:value-type="float">
            <text:p>118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8]+[.E238]+[.F238]" office:value-type="float" office:value="4" calcext:value-type="float">
            <text:p>4</text:p>
          </table:table-cell>
          <table:table-cell table:formula="of:=[.G238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39]/690 * 100" office:value-type="float" office:value="0.434782608695652" calcext:value-type="float">
            <text:p>0.4347826087</text:p>
          </table:table-cell>
          <table:table-cell table:formula="of:=[.D238] + 0.5"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9]+[.E239]+[.F239]" office:value-type="float" office:value="4" calcext:value-type="float">
            <text:p>4</text:p>
          </table:table-cell>
          <table:table-cell table:formula="of:=[.G239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0]/690 * 100" office:value-type="float" office:value="0.434782608695652" calcext:value-type="float">
            <text:p>0.4347826087</text:p>
          </table:table-cell>
          <table:table-cell table:formula="of:=[.D239] + 0.5" office:value-type="float" office:value="119.5" calcext:value-type="float">
            <text:p>119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0]+[.E240]+[.F240]" office:value-type="float" office:value="4" calcext:value-type="float">
            <text:p>4</text:p>
          </table:table-cell>
          <table:table-cell table:formula="of:=[.G240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1]/690 * 100" office:value-type="float" office:value="0.434782608695652" calcext:value-type="float">
            <text:p>0.4347826087</text:p>
          </table:table-cell>
          <table:table-cell table:formula="of:=[.D240] + 0.5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1]+[.E241]+[.F241]" office:value-type="float" office:value="4" calcext:value-type="float">
            <text:p>4</text:p>
          </table:table-cell>
          <table:table-cell table:formula="of:=[.G241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2]/690 * 100" office:value-type="float" office:value="0.434782608695652" calcext:value-type="float">
            <text:p>0.4347826087</text:p>
          </table:table-cell>
          <table:table-cell table:formula="of:=[.D241] + 0.5" office:value-type="float" office:value="120.5" calcext:value-type="float">
            <text:p>120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2]+[.E242]+[.F242]" office:value-type="float" office:value="4" calcext:value-type="float">
            <text:p>4</text:p>
          </table:table-cell>
          <table:table-cell table:formula="of:=[.G242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3]/690 * 100" office:value-type="float" office:value="0.434782608695652" calcext:value-type="float">
            <text:p>0.4347826087</text:p>
          </table:table-cell>
          <table:table-cell table:formula="of:=[.D242] + 0.5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3]+[.E243]+[.F243]" office:value-type="float" office:value="4" calcext:value-type="float">
            <text:p>4</text:p>
          </table:table-cell>
          <table:table-cell table:formula="of:=[.G243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4]/690 * 100" office:value-type="float" office:value="0.434782608695652" calcext:value-type="float">
            <text:p>0.4347826087</text:p>
          </table:table-cell>
          <table:table-cell table:formula="of:=[.D243] + 0.5" office:value-type="float" office:value="121.5" calcext:value-type="float">
            <text:p>121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4]+[.E244]+[.F244]" office:value-type="float" office:value="4" calcext:value-type="float">
            <text:p>4</text:p>
          </table:table-cell>
          <table:table-cell table:formula="of:=[.G244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5]/690 * 100" office:value-type="float" office:value="0.434782608695652" calcext:value-type="float">
            <text:p>0.4347826087</text:p>
          </table:table-cell>
          <table:table-cell table:formula="of:=[.D244] + 0.5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5]+[.E245]+[.F245]" office:value-type="float" office:value="4" calcext:value-type="float">
            <text:p>4</text:p>
          </table:table-cell>
          <table:table-cell table:formula="of:=[.G245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6]/690 * 100" office:value-type="float" office:value="0.434782608695652" calcext:value-type="float">
            <text:p>0.4347826087</text:p>
          </table:table-cell>
          <table:table-cell table:formula="of:=[.D245] + 0.5" office:value-type="float" office:value="122.5" calcext:value-type="float">
            <text:p>122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6]+[.E246]+[.F246]" office:value-type="float" office:value="4" calcext:value-type="float">
            <text:p>4</text:p>
          </table:table-cell>
          <table:table-cell table:formula="of:=[.G246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7]/690 * 100" office:value-type="float" office:value="0.434782608695652" calcext:value-type="float">
            <text:p>0.4347826087</text:p>
          </table:table-cell>
          <table:table-cell table:formula="of:=[.D246] + 0.5" office:value-type="float" office:value="123" calcext:value-type="float">
            <text:p>12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7]+[.E247]+[.F247]" office:value-type="float" office:value="4" calcext:value-type="float">
            <text:p>4</text:p>
          </table:table-cell>
          <table:table-cell table:formula="of:=[.G247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8]/690 * 100" office:value-type="float" office:value="0.434782608695652" calcext:value-type="float">
            <text:p>0.4347826087</text:p>
          </table:table-cell>
          <table:table-cell table:formula="of:=[.D247] + 0.5" office:value-type="float" office:value="123.5" calcext:value-type="float">
            <text:p>123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8]+[.E248]+[.F248]" office:value-type="float" office:value="4" calcext:value-type="float">
            <text:p>4</text:p>
          </table:table-cell>
          <table:table-cell table:formula="of:=[.G248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49]/690 * 100" office:value-type="float" office:value="0.434782608695652" calcext:value-type="float">
            <text:p>0.4347826087</text:p>
          </table:table-cell>
          <table:table-cell table:formula="of:=[.D248] + 0.5"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9]+[.E249]+[.F249]" office:value-type="float" office:value="4" calcext:value-type="float">
            <text:p>4</text:p>
          </table:table-cell>
          <table:table-cell table:formula="of:=[.G249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0]/690 * 100" office:value-type="float" office:value="0.434782608695652" calcext:value-type="float">
            <text:p>0.4347826087</text:p>
          </table:table-cell>
          <table:table-cell table:formula="of:=[.D249] + 0.5" office:value-type="float" office:value="124.5" calcext:value-type="float">
            <text:p>124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0]+[.E250]+[.F250]" office:value-type="float" office:value="4" calcext:value-type="float">
            <text:p>4</text:p>
          </table:table-cell>
          <table:table-cell table:formula="of:=[.G250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1]/690 * 100" office:value-type="float" office:value="0.434782608695652" calcext:value-type="float">
            <text:p>0.4347826087</text:p>
          </table:table-cell>
          <table:table-cell table:formula="of:=[.D250] + 0.5"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1]+[.E251]+[.F251]" office:value-type="float" office:value="4" calcext:value-type="float">
            <text:p>4</text:p>
          </table:table-cell>
          <table:table-cell table:formula="of:=[.G251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2]/690 * 100" office:value-type="float" office:value="0.434782608695652" calcext:value-type="float">
            <text:p>0.4347826087</text:p>
          </table:table-cell>
          <table:table-cell table:formula="of:=[.D251] + 0.5" office:value-type="float" office:value="125.5" calcext:value-type="float">
            <text:p>125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2]+[.E252]+[.F252]" office:value-type="float" office:value="4" calcext:value-type="float">
            <text:p>4</text:p>
          </table:table-cell>
          <table:table-cell table:formula="of:=[.G252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3]/690 * 100" office:value-type="float" office:value="0.434782608695652" calcext:value-type="float">
            <text:p>0.4347826087</text:p>
          </table:table-cell>
          <table:table-cell table:formula="of:=[.D252] + 0.5"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3]+[.E253]+[.F253]" office:value-type="float" office:value="4" calcext:value-type="float">
            <text:p>4</text:p>
          </table:table-cell>
          <table:table-cell table:formula="of:=[.G253]/777 * 100" office:value-type="float" office:value="0.514800514800515" calcext:value-type="float">
            <text:p>0.51480051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4]/690 * 100" office:value-type="float" office:value="0.434782608695652" calcext:value-type="float">
            <text:p>0.4347826087</text:p>
          </table:table-cell>
          <table:table-cell table:formula="of:=[.D253] + 0.5" office:value-type="float" office:value="126.5" calcext:value-type="float">
            <text:p>126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54]+[.E254]+[.F254]" office:value-type="float" office:value="3" calcext:value-type="float">
            <text:p>3</text:p>
          </table:table-cell>
          <table:table-cell table:formula="of:=[.G254]/777 * 100" office:value-type="float" office:value="0.386100386100386" calcext:value-type="float">
            <text:p>0.3861003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5]/690 * 100" office:value-type="float" office:value="0.434782608695652" calcext:value-type="float">
            <text:p>0.4347826087</text:p>
          </table:table-cell>
          <table:table-cell table:formula="of:=[.D254] + 0.5" office:value-type="float" office:value="127" calcext:value-type="float">
            <text:p>127</text:p>
          </table:table-cell>
          <table:table-cell table:number-columns-repeated="2"/>
          <table:table-cell table:formula="of:=[.B255]+[.E255]+[.F255]" office:value-type="float" office:value="3" calcext:value-type="float">
            <text:p>3</text:p>
          </table:table-cell>
          <table:table-cell table:formula="of:=[.G255]/777 * 100" office:value-type="float" office:value="0.386100386100386" calcext:value-type="float">
            <text:p>0.3861003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6]/690 * 100" office:value-type="float" office:value="0.434782608695652" calcext:value-type="float">
            <text:p>0.4347826087</text:p>
          </table:table-cell>
          <table:table-cell table:formula="of:=[.D255] + 0.5" office:value-type="float" office:value="127.5" calcext:value-type="float">
            <text:p>127.5</text:p>
          </table:table-cell>
          <table:table-cell table:number-columns-repeated="2"/>
          <table:table-cell table:formula="of:=[.B256]+[.E256]+[.F256]" office:value-type="float" office:value="3" calcext:value-type="float">
            <text:p>3</text:p>
          </table:table-cell>
          <table:table-cell table:formula="of:=[.G256]/777 * 100" office:value-type="float" office:value="0.386100386100386" calcext:value-type="float">
            <text:p>0.3861003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257]/690 * 100" office:value-type="float" office:value="0.434782608695652" calcext:value-type="float">
            <text:p>0.4347826087</text:p>
          </table:table-cell>
          <table:table-cell table:formula="of:=[.D256] + 0.5" office:value-type="float" office:value="128" calcext:value-type="float">
            <text:p>128</text:p>
          </table:table-cell>
          <table:table-cell table:number-columns-repeated="2"/>
          <table:table-cell table:formula="of:=[.B257]+[.E257]+[.F257]" office:value-type="float" office:value="3" calcext:value-type="float">
            <text:p>3</text:p>
          </table:table-cell>
          <table:table-cell table:formula="of:=[.G257]/777 * 100" office:value-type="float" office:value="0.386100386100386" calcext:value-type="float">
            <text:p>0.38610038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258]/690 * 100" office:value-type="float" office:value="0.289855072463768" calcext:value-type="float">
            <text:p>0.2898550725</text:p>
          </table:table-cell>
          <table:table-cell table:formula="of:=[.D257] + 0.5" office:value-type="float" office:value="128.5" calcext:value-type="float">
            <text:p>128.5</text:p>
          </table:table-cell>
          <table:table-cell table:number-columns-repeated="2"/>
          <table:table-cell table:formula="of:=[.B258]+[.E258]+[.F258]" office:value-type="float" office:value="2" calcext:value-type="float">
            <text:p>2</text:p>
          </table:table-cell>
          <table:table-cell table:formula="of:=[.G258]/777 * 100" office:value-type="float" office:value="0.257400257400257" calcext:value-type="float">
            <text:p>0.25740025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59]/690 * 100" office:value-type="float" office:value="0.144927536231884" calcext:value-type="float">
            <text:p>0.1449275362</text:p>
          </table:table-cell>
          <table:table-cell table:formula="of:=[.D258] + 0.5" office:value-type="float" office:value="129" calcext:value-type="float">
            <text:p>129</text:p>
          </table:table-cell>
          <table:table-cell table:number-columns-repeated="2"/>
          <table:table-cell table:formula="of:=[.B259]+[.E259]+[.F259]" office:value-type="float" office:value="1" calcext:value-type="float">
            <text:p>1</text:p>
          </table:table-cell>
          <table:table-cell table:formula="of:=[.G259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0]/690 * 100" office:value-type="float" office:value="0.144927536231884" calcext:value-type="float">
            <text:p>0.1449275362</text:p>
          </table:table-cell>
          <table:table-cell table:formula="of:=[.D259] + 0.5" office:value-type="float" office:value="129.5" calcext:value-type="float">
            <text:p>129.5</text:p>
          </table:table-cell>
          <table:table-cell table:number-columns-repeated="2"/>
          <table:table-cell table:formula="of:=[.B260]+[.E260]+[.F260]" office:value-type="float" office:value="1" calcext:value-type="float">
            <text:p>1</text:p>
          </table:table-cell>
          <table:table-cell table:formula="of:=[.G260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1]/690 * 100" office:value-type="float" office:value="0.144927536231884" calcext:value-type="float">
            <text:p>0.1449275362</text:p>
          </table:table-cell>
          <table:table-cell table:formula="of:=[.D260] + 0.5" office:value-type="float" office:value="130" calcext:value-type="float">
            <text:p>130</text:p>
          </table:table-cell>
          <table:table-cell table:number-columns-repeated="2"/>
          <table:table-cell table:formula="of:=[.B261]+[.E261]+[.F261]" office:value-type="float" office:value="1" calcext:value-type="float">
            <text:p>1</text:p>
          </table:table-cell>
          <table:table-cell table:formula="of:=[.G261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2]/690 * 100" office:value-type="float" office:value="0.144927536231884" calcext:value-type="float">
            <text:p>0.1449275362</text:p>
          </table:table-cell>
          <table:table-cell table:formula="of:=[.D261] + 0.5" office:value-type="float" office:value="130.5" calcext:value-type="float">
            <text:p>130.5</text:p>
          </table:table-cell>
          <table:table-cell table:number-columns-repeated="2"/>
          <table:table-cell table:formula="of:=[.B262]+[.E262]+[.F262]" office:value-type="float" office:value="1" calcext:value-type="float">
            <text:p>1</text:p>
          </table:table-cell>
          <table:table-cell table:formula="of:=[.G262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3]/690 * 100" office:value-type="float" office:value="0.144927536231884" calcext:value-type="float">
            <text:p>0.1449275362</text:p>
          </table:table-cell>
          <table:table-cell table:formula="of:=[.D262] + 0.5" office:value-type="float" office:value="131" calcext:value-type="float">
            <text:p>131</text:p>
          </table:table-cell>
          <table:table-cell table:number-columns-repeated="2"/>
          <table:table-cell table:formula="of:=[.B263]+[.E263]+[.F263]" office:value-type="float" office:value="1" calcext:value-type="float">
            <text:p>1</text:p>
          </table:table-cell>
          <table:table-cell table:formula="of:=[.G263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4]/690 * 100" office:value-type="float" office:value="0.144927536231884" calcext:value-type="float">
            <text:p>0.1449275362</text:p>
          </table:table-cell>
          <table:table-cell table:formula="of:=[.D263] + 0.5" office:value-type="float" office:value="131.5" calcext:value-type="float">
            <text:p>131.5</text:p>
          </table:table-cell>
          <table:table-cell table:number-columns-repeated="2"/>
          <table:table-cell table:formula="of:=[.B264]+[.E264]+[.F264]" office:value-type="float" office:value="1" calcext:value-type="float">
            <text:p>1</text:p>
          </table:table-cell>
          <table:table-cell table:formula="of:=[.G264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5]/690 * 100" office:value-type="float" office:value="0.144927536231884" calcext:value-type="float">
            <text:p>0.1449275362</text:p>
          </table:table-cell>
          <table:table-cell table:formula="of:=[.D264] + 0.5" office:value-type="float" office:value="132" calcext:value-type="float">
            <text:p>132</text:p>
          </table:table-cell>
          <table:table-cell table:number-columns-repeated="2"/>
          <table:table-cell table:formula="of:=[.B265]+[.E265]+[.F265]" office:value-type="float" office:value="1" calcext:value-type="float">
            <text:p>1</text:p>
          </table:table-cell>
          <table:table-cell table:formula="of:=[.G265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6]/690 * 100" office:value-type="float" office:value="0.144927536231884" calcext:value-type="float">
            <text:p>0.1449275362</text:p>
          </table:table-cell>
          <table:table-cell table:formula="of:=[.D265] + 0.5" office:value-type="float" office:value="132.5" calcext:value-type="float">
            <text:p>132.5</text:p>
          </table:table-cell>
          <table:table-cell table:number-columns-repeated="2"/>
          <table:table-cell table:formula="of:=[.B266]+[.E266]+[.F266]" office:value-type="float" office:value="1" calcext:value-type="float">
            <text:p>1</text:p>
          </table:table-cell>
          <table:table-cell table:formula="of:=[.G266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7]/690 * 100" office:value-type="float" office:value="0.144927536231884" calcext:value-type="float">
            <text:p>0.1449275362</text:p>
          </table:table-cell>
          <table:table-cell table:formula="of:=[.D266] + 0.5" office:value-type="float" office:value="133" calcext:value-type="float">
            <text:p>133</text:p>
          </table:table-cell>
          <table:table-cell table:number-columns-repeated="2"/>
          <table:table-cell table:formula="of:=[.B267]+[.E267]+[.F267]" office:value-type="float" office:value="1" calcext:value-type="float">
            <text:p>1</text:p>
          </table:table-cell>
          <table:table-cell table:formula="of:=[.G267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8]/690 * 100" office:value-type="float" office:value="0.144927536231884" calcext:value-type="float">
            <text:p>0.1449275362</text:p>
          </table:table-cell>
          <table:table-cell table:formula="of:=[.D267] + 0.5" office:value-type="float" office:value="133.5" calcext:value-type="float">
            <text:p>133.5</text:p>
          </table:table-cell>
          <table:table-cell table:number-columns-repeated="2"/>
          <table:table-cell table:formula="of:=[.B268]+[.E268]+[.F268]" office:value-type="float" office:value="1" calcext:value-type="float">
            <text:p>1</text:p>
          </table:table-cell>
          <table:table-cell table:formula="of:=[.G268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69]/690 * 100" office:value-type="float" office:value="0.144927536231884" calcext:value-type="float">
            <text:p>0.1449275362</text:p>
          </table:table-cell>
          <table:table-cell table:formula="of:=[.D268] + 0.5" office:value-type="float" office:value="134" calcext:value-type="float">
            <text:p>134</text:p>
          </table:table-cell>
          <table:table-cell table:number-columns-repeated="2"/>
          <table:table-cell table:formula="of:=[.B269]+[.E269]+[.F269]" office:value-type="float" office:value="1" calcext:value-type="float">
            <text:p>1</text:p>
          </table:table-cell>
          <table:table-cell table:formula="of:=[.G269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0]/690 * 100" office:value-type="float" office:value="0.144927536231884" calcext:value-type="float">
            <text:p>0.1449275362</text:p>
          </table:table-cell>
          <table:table-cell table:formula="of:=[.D269] + 0.5" office:value-type="float" office:value="134.5" calcext:value-type="float">
            <text:p>134.5</text:p>
          </table:table-cell>
          <table:table-cell table:number-columns-repeated="2"/>
          <table:table-cell table:formula="of:=[.B270]+[.E270]+[.F270]" office:value-type="float" office:value="1" calcext:value-type="float">
            <text:p>1</text:p>
          </table:table-cell>
          <table:table-cell table:formula="of:=[.G270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1]/690 * 100" office:value-type="float" office:value="0.144927536231884" calcext:value-type="float">
            <text:p>0.1449275362</text:p>
          </table:table-cell>
          <table:table-cell table:formula="of:=[.D270] + 0.5" office:value-type="float" office:value="135" calcext:value-type="float">
            <text:p>135</text:p>
          </table:table-cell>
          <table:table-cell table:number-columns-repeated="2"/>
          <table:table-cell table:formula="of:=[.B271]+[.E271]+[.F271]" office:value-type="float" office:value="1" calcext:value-type="float">
            <text:p>1</text:p>
          </table:table-cell>
          <table:table-cell table:formula="of:=[.G271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2]/690 * 100" office:value-type="float" office:value="0.144927536231884" calcext:value-type="float">
            <text:p>0.1449275362</text:p>
          </table:table-cell>
          <table:table-cell table:formula="of:=[.D271] + 0.5" office:value-type="float" office:value="135.5" calcext:value-type="float">
            <text:p>135.5</text:p>
          </table:table-cell>
          <table:table-cell table:number-columns-repeated="2"/>
          <table:table-cell table:formula="of:=[.B272]+[.E272]+[.F272]" office:value-type="float" office:value="1" calcext:value-type="float">
            <text:p>1</text:p>
          </table:table-cell>
          <table:table-cell table:formula="of:=[.G272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3]/690 * 100" office:value-type="float" office:value="0.144927536231884" calcext:value-type="float">
            <text:p>0.1449275362</text:p>
          </table:table-cell>
          <table:table-cell table:formula="of:=[.D272] + 0.5" office:value-type="float" office:value="136" calcext:value-type="float">
            <text:p>136</text:p>
          </table:table-cell>
          <table:table-cell table:number-columns-repeated="2"/>
          <table:table-cell table:formula="of:=[.B273]+[.E273]+[.F273]" office:value-type="float" office:value="1" calcext:value-type="float">
            <text:p>1</text:p>
          </table:table-cell>
          <table:table-cell table:formula="of:=[.G273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4]/690 * 100" office:value-type="float" office:value="0.144927536231884" calcext:value-type="float">
            <text:p>0.1449275362</text:p>
          </table:table-cell>
          <table:table-cell table:formula="of:=[.D273] + 0.5" office:value-type="float" office:value="136.5" calcext:value-type="float">
            <text:p>136.5</text:p>
          </table:table-cell>
          <table:table-cell table:number-columns-repeated="2"/>
          <table:table-cell table:formula="of:=[.B274]+[.E274]+[.F274]" office:value-type="float" office:value="1" calcext:value-type="float">
            <text:p>1</text:p>
          </table:table-cell>
          <table:table-cell table:formula="of:=[.G274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5]/690 * 100" office:value-type="float" office:value="0.144927536231884" calcext:value-type="float">
            <text:p>0.1449275362</text:p>
          </table:table-cell>
          <table:table-cell table:formula="of:=[.D274] + 0.5" office:value-type="float" office:value="137" calcext:value-type="float">
            <text:p>137</text:p>
          </table:table-cell>
          <table:table-cell table:number-columns-repeated="2"/>
          <table:table-cell table:formula="of:=[.B275]+[.E275]+[.F275]" office:value-type="float" office:value="1" calcext:value-type="float">
            <text:p>1</text:p>
          </table:table-cell>
          <table:table-cell table:formula="of:=[.G275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6]/690 * 100" office:value-type="float" office:value="0.144927536231884" calcext:value-type="float">
            <text:p>0.1449275362</text:p>
          </table:table-cell>
          <table:table-cell table:formula="of:=[.D275] + 0.5" office:value-type="float" office:value="137.5" calcext:value-type="float">
            <text:p>137.5</text:p>
          </table:table-cell>
          <table:table-cell table:number-columns-repeated="2"/>
          <table:table-cell table:formula="of:=[.B276]+[.E276]+[.F276]" office:value-type="float" office:value="1" calcext:value-type="float">
            <text:p>1</text:p>
          </table:table-cell>
          <table:table-cell table:formula="of:=[.G276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7]/690 * 100" office:value-type="float" office:value="0.144927536231884" calcext:value-type="float">
            <text:p>0.1449275362</text:p>
          </table:table-cell>
          <table:table-cell table:formula="of:=[.D276] + 0.5" office:value-type="float" office:value="138" calcext:value-type="float">
            <text:p>138</text:p>
          </table:table-cell>
          <table:table-cell table:number-columns-repeated="2"/>
          <table:table-cell table:formula="of:=[.B277]+[.E277]+[.F277]" office:value-type="float" office:value="1" calcext:value-type="float">
            <text:p>1</text:p>
          </table:table-cell>
          <table:table-cell table:formula="of:=[.G277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8]/690 * 100" office:value-type="float" office:value="0.144927536231884" calcext:value-type="float">
            <text:p>0.1449275362</text:p>
          </table:table-cell>
          <table:table-cell table:formula="of:=[.D277] + 0.5" office:value-type="float" office:value="138.5" calcext:value-type="float">
            <text:p>138.5</text:p>
          </table:table-cell>
          <table:table-cell table:number-columns-repeated="2"/>
          <table:table-cell table:formula="of:=[.B278]+[.E278]+[.F278]" office:value-type="float" office:value="1" calcext:value-type="float">
            <text:p>1</text:p>
          </table:table-cell>
          <table:table-cell table:formula="of:=[.G278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79]/690 * 100" office:value-type="float" office:value="0.144927536231884" calcext:value-type="float">
            <text:p>0.1449275362</text:p>
          </table:table-cell>
          <table:table-cell table:formula="of:=[.D278] + 0.5" office:value-type="float" office:value="139" calcext:value-type="float">
            <text:p>139</text:p>
          </table:table-cell>
          <table:table-cell table:number-columns-repeated="2"/>
          <table:table-cell table:formula="of:=[.B279]+[.E279]+[.F279]" office:value-type="float" office:value="1" calcext:value-type="float">
            <text:p>1</text:p>
          </table:table-cell>
          <table:table-cell table:formula="of:=[.G279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0]/690 * 100" office:value-type="float" office:value="0.144927536231884" calcext:value-type="float">
            <text:p>0.1449275362</text:p>
          </table:table-cell>
          <table:table-cell table:formula="of:=[.D279] + 0.5" office:value-type="float" office:value="139.5" calcext:value-type="float">
            <text:p>139.5</text:p>
          </table:table-cell>
          <table:table-cell table:number-columns-repeated="2"/>
          <table:table-cell table:formula="of:=[.B280]+[.E280]+[.F280]" office:value-type="float" office:value="1" calcext:value-type="float">
            <text:p>1</text:p>
          </table:table-cell>
          <table:table-cell table:formula="of:=[.G280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1]/690 * 100" office:value-type="float" office:value="0.144927536231884" calcext:value-type="float">
            <text:p>0.1449275362</text:p>
          </table:table-cell>
          <table:table-cell table:formula="of:=[.D280] + 0.5" office:value-type="float" office:value="140" calcext:value-type="float">
            <text:p>140</text:p>
          </table:table-cell>
          <table:table-cell table:number-columns-repeated="2"/>
          <table:table-cell table:formula="of:=[.B281]+[.E281]+[.F281]" office:value-type="float" office:value="1" calcext:value-type="float">
            <text:p>1</text:p>
          </table:table-cell>
          <table:table-cell table:formula="of:=[.G281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2]/690 * 100" office:value-type="float" office:value="0.144927536231884" calcext:value-type="float">
            <text:p>0.1449275362</text:p>
          </table:table-cell>
          <table:table-cell table:formula="of:=[.D281] + 0.5" office:value-type="float" office:value="140.5" calcext:value-type="float">
            <text:p>140.5</text:p>
          </table:table-cell>
          <table:table-cell table:number-columns-repeated="2"/>
          <table:table-cell table:formula="of:=[.B282]+[.E282]+[.F282]" office:value-type="float" office:value="1" calcext:value-type="float">
            <text:p>1</text:p>
          </table:table-cell>
          <table:table-cell table:formula="of:=[.G282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3]/690 * 100" office:value-type="float" office:value="0.144927536231884" calcext:value-type="float">
            <text:p>0.1449275362</text:p>
          </table:table-cell>
          <table:table-cell table:formula="of:=[.D282] + 0.5" office:value-type="float" office:value="141" calcext:value-type="float">
            <text:p>141</text:p>
          </table:table-cell>
          <table:table-cell table:number-columns-repeated="2"/>
          <table:table-cell table:formula="of:=[.B283]+[.E283]+[.F283]" office:value-type="float" office:value="1" calcext:value-type="float">
            <text:p>1</text:p>
          </table:table-cell>
          <table:table-cell table:formula="of:=[.G283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4]/690 * 100" office:value-type="float" office:value="0.144927536231884" calcext:value-type="float">
            <text:p>0.1449275362</text:p>
          </table:table-cell>
          <table:table-cell table:formula="of:=[.D283] + 0.5" office:value-type="float" office:value="141.5" calcext:value-type="float">
            <text:p>141.5</text:p>
          </table:table-cell>
          <table:table-cell table:number-columns-repeated="2"/>
          <table:table-cell table:formula="of:=[.B284]+[.E284]+[.F284]" office:value-type="float" office:value="1" calcext:value-type="float">
            <text:p>1</text:p>
          </table:table-cell>
          <table:table-cell table:formula="of:=[.G284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5]/690 * 100" office:value-type="float" office:value="0.144927536231884" calcext:value-type="float">
            <text:p>0.1449275362</text:p>
          </table:table-cell>
          <table:table-cell table:formula="of:=[.D284] + 0.5" office:value-type="float" office:value="142" calcext:value-type="float">
            <text:p>142</text:p>
          </table:table-cell>
          <table:table-cell table:number-columns-repeated="2"/>
          <table:table-cell table:formula="of:=[.B285]+[.E285]+[.F285]" office:value-type="float" office:value="1" calcext:value-type="float">
            <text:p>1</text:p>
          </table:table-cell>
          <table:table-cell table:formula="of:=[.G285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6]/690 * 100" office:value-type="float" office:value="0.144927536231884" calcext:value-type="float">
            <text:p>0.1449275362</text:p>
          </table:table-cell>
          <table:table-cell table:formula="of:=[.D285] + 0.5" office:value-type="float" office:value="142.5" calcext:value-type="float">
            <text:p>142.5</text:p>
          </table:table-cell>
          <table:table-cell table:number-columns-repeated="2"/>
          <table:table-cell table:formula="of:=[.B286]+[.E286]+[.F286]" office:value-type="float" office:value="1" calcext:value-type="float">
            <text:p>1</text:p>
          </table:table-cell>
          <table:table-cell table:formula="of:=[.G286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7]/690 * 100" office:value-type="float" office:value="0.144927536231884" calcext:value-type="float">
            <text:p>0.1449275362</text:p>
          </table:table-cell>
          <table:table-cell table:formula="of:=[.D286] + 0.5" office:value-type="float" office:value="143" calcext:value-type="float">
            <text:p>143</text:p>
          </table:table-cell>
          <table:table-cell table:number-columns-repeated="2"/>
          <table:table-cell table:formula="of:=[.B287]+[.E287]+[.F287]" office:value-type="float" office:value="1" calcext:value-type="float">
            <text:p>1</text:p>
          </table:table-cell>
          <table:table-cell table:formula="of:=[.G287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8]/690 * 100" office:value-type="float" office:value="0.144927536231884" calcext:value-type="float">
            <text:p>0.1449275362</text:p>
          </table:table-cell>
          <table:table-cell table:formula="of:=[.D287] + 0.5" office:value-type="float" office:value="143.5" calcext:value-type="float">
            <text:p>143.5</text:p>
          </table:table-cell>
          <table:table-cell table:number-columns-repeated="2"/>
          <table:table-cell table:formula="of:=[.B288]+[.E288]+[.F288]" office:value-type="float" office:value="1" calcext:value-type="float">
            <text:p>1</text:p>
          </table:table-cell>
          <table:table-cell table:formula="of:=[.G288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89]/690 * 100" office:value-type="float" office:value="0.144927536231884" calcext:value-type="float">
            <text:p>0.1449275362</text:p>
          </table:table-cell>
          <table:table-cell table:formula="of:=[.D288] + 0.5" office:value-type="float" office:value="144" calcext:value-type="float">
            <text:p>144</text:p>
          </table:table-cell>
          <table:table-cell table:number-columns-repeated="2"/>
          <table:table-cell table:formula="of:=[.B289]+[.E289]+[.F289]" office:value-type="float" office:value="1" calcext:value-type="float">
            <text:p>1</text:p>
          </table:table-cell>
          <table:table-cell table:formula="of:=[.G289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90]/690 * 100" office:value-type="float" office:value="0.144927536231884" calcext:value-type="float">
            <text:p>0.1449275362</text:p>
          </table:table-cell>
          <table:table-cell table:formula="of:=[.D289] + 0.5" office:value-type="float" office:value="144.5" calcext:value-type="float">
            <text:p>144.5</text:p>
          </table:table-cell>
          <table:table-cell table:number-columns-repeated="2"/>
          <table:table-cell table:formula="of:=[.B290]+[.E290]+[.F290]" office:value-type="float" office:value="1" calcext:value-type="float">
            <text:p>1</text:p>
          </table:table-cell>
          <table:table-cell table:formula="of:=[.G290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91]/690 * 100" office:value-type="float" office:value="0.144927536231884" calcext:value-type="float">
            <text:p>0.1449275362</text:p>
          </table:table-cell>
          <table:table-cell table:formula="of:=[.D290] + 0.5" office:value-type="float" office:value="145" calcext:value-type="float">
            <text:p>145</text:p>
          </table:table-cell>
          <table:table-cell table:number-columns-repeated="2"/>
          <table:table-cell table:formula="of:=[.B291]+[.E291]+[.F291]" office:value-type="float" office:value="1" calcext:value-type="float">
            <text:p>1</text:p>
          </table:table-cell>
          <table:table-cell table:formula="of:=[.G291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92]/690 * 100" office:value-type="float" office:value="0.144927536231884" calcext:value-type="float">
            <text:p>0.1449275362</text:p>
          </table:table-cell>
          <table:table-cell table:formula="of:=[.D291] + 0.5" office:value-type="float" office:value="145.5" calcext:value-type="float">
            <text:p>145.5</text:p>
          </table:table-cell>
          <table:table-cell table:number-columns-repeated="2"/>
          <table:table-cell table:formula="of:=[.B292]+[.E292]+[.F292]" office:value-type="float" office:value="1" calcext:value-type="float">
            <text:p>1</text:p>
          </table:table-cell>
          <table:table-cell table:formula="of:=[.G292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93]/690 * 100" office:value-type="float" office:value="0.144927536231884" calcext:value-type="float">
            <text:p>0.1449275362</text:p>
          </table:table-cell>
          <table:table-cell table:formula="of:=[.D292] + 0.5" office:value-type="float" office:value="146" calcext:value-type="float">
            <text:p>146</text:p>
          </table:table-cell>
          <table:table-cell table:number-columns-repeated="2"/>
          <table:table-cell table:formula="of:=[.B293]+[.E293]+[.F293]" office:value-type="float" office:value="1" calcext:value-type="float">
            <text:p>1</text:p>
          </table:table-cell>
          <table:table-cell table:formula="of:=[.G293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94]/690 * 100" office:value-type="float" office:value="0.144927536231884" calcext:value-type="float">
            <text:p>0.1449275362</text:p>
          </table:table-cell>
          <table:table-cell table:formula="of:=[.D293] + 0.5" office:value-type="float" office:value="146.5" calcext:value-type="float">
            <text:p>146.5</text:p>
          </table:table-cell>
          <table:table-cell table:number-columns-repeated="2"/>
          <table:table-cell table:formula="of:=[.B294]+[.E294]+[.F294]" office:value-type="float" office:value="1" calcext:value-type="float">
            <text:p>1</text:p>
          </table:table-cell>
          <table:table-cell table:formula="of:=[.G294]/777 * 100" office:value-type="float" office:value="0.128700128700129" calcext:value-type="float">
            <text:p>0.128700128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95]/690 * 100" office:value-type="float" office:value="0" calcext:value-type="float">
            <text:p>0</text:p>
          </table:table-cell>
          <table:table-cell table:formula="of:=[.D294] + 0.5" office:value-type="float" office:value="147" calcext:value-type="float">
            <text:p>147</text:p>
          </table:table-cell>
          <table:table-cell table:number-columns-repeated="2"/>
          <table:table-cell table:formula="of:=[.B295]+[.E295]+[.F295]" office:value-type="float" office:value="0" calcext:value-type="float">
            <text:p>0</text:p>
          </table:table-cell>
          <table:table-cell table:formula="of:=[.G295]/777 * 100"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F1:Sheet1.F1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02:25:52.574092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0:30:08.712152671</meta:creation-date>
    <meta:editing-duration>PT12M42S</meta:editing-duration>
    <meta:editing-cycles>6</meta:editing-cycles>
    <meta:generator>LibreOffice/4.2.8.2$Linux_X86_64 LibreOffice_project/420$Build-2</meta:generator>
    <dc:date>2015-06-02T05:38:19.304873108</dc:date>
    <meta:document-statistic meta:table-count="3" meta:cell-count="337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ajor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11cm" svg:height="13.813cm" xlink:href=".." xlink:type="simple" chart:class="chart:line" chart:style-name="ch1">
        <chart:title svg:x="8.119cm" svg:y="0.412cm" chart:style-name="ch2">
          <text:p>Drop off rate (levels completed)</text:p>
        </chart:title>
        <chart:plot-area chart:style-name="ch3" table:cell-range-address="Sheet1.C1:Sheet1.C8" svg:x="1.459cm" svg:y="1.467cm" svg:width="20.504cm" svg:height="11.089cm">
          <chartooo:coordinate-region svg:x="2.266cm" svg:y="1.666cm" svg:width="19.603cm" svg:height="10.243cm"/>
          <chart:axis chart:dimension="x" chart:name="primary-x" chart:style-name="ch4">
            <chart:title svg:x="11.13cm" svg:y="12.832cm" chart:style-name="ch5">
              <text:p>Level</text:p>
            </chart:title>
          </chart:axis>
          <chart:axis chart:dimension="y" chart:name="primary-y" chart:style-name="ch6">
            <chart:title svg:x="0.451cm" svg:y="8.642cm" chart:style-name="ch7">
              <text:p>Percentage of players</text:p>
            </chart:title>
            <chart:grid chart:style-name="ch8" chart:class="major"/>
          </chart:axis>
          <chart:series chart:style-name="ch9" chart:values-cell-range-address="Sheet1.C1:Sheet1.C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1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.8571428571429">
                <text:p>92.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3650793650794">
                <text:p>79.365079365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.9047619047619">
                <text:p>61.904761904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6507936507937">
                <text:p>43.6507936507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7142857142857">
                <text:p>35.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1587301587302">
                <text:p>30.15873015873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1904761904762">
                <text:p>26.1904761904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44cm" svg:height="11.024cm" xlink:href=".." xlink:type="simple" chart:class="chart:scatter" chart:style-name="ch1">
        <chart:title svg:x="6.711cm" svg:y="0.356cm" chart:style-name="ch2">
          <text:p>Time Played</text:p>
        </chart:title>
        <chart:subtitle svg:x="6.539cm" svg:y="1.355cm" chart:style-name="ch3">
          <text:p>First 25 Minutes</text:p>
        </chart:subtitle>
        <chart:legend chart:legend-position="end" svg:x="12.43cm" svg:y="4.715cm" style:legend-expansion="high" chart:style-name="ch4"/>
        <chart:plot-area chart:style-name="ch5" table:cell-range-address="Sheet3.D1:Sheet3.D51 Sheet3.H1:Sheet3.H51 Sheet2.U1:Sheet2.U50 Sheet2.W1:Sheet2.W34" chart:data-source-has-labels="row" svg:x="1.329cm" svg:y="2.258cm" svg:width="10.783cm" svg:height="7.565cm">
          <chartooo:coordinate-region svg:x="2.136cm" svg:y="2.457cm" svg:width="9.789cm" svg:height="6.719cm"/>
          <chart:axis chart:dimension="x" chart:name="primary-x" chart:style-name="ch6">
            <chart:title svg:x="5.565cm" svg:y="10.043cm" chart:style-name="ch7">
              <text:p>Time (minutes)</text:p>
            </chart:title>
          </chart:axis>
          <chart:axis chart:dimension="y" chart:name="primary-y" chart:style-name="ch8">
            <chart:title svg:x="0.451cm" svg:y="7.685cm" chart:style-name="ch9">
              <text:p>Percentage of Players</text:p>
            </chart:title>
            <chart:grid chart:style-name="ch10" chart:class="major"/>
          </chart:axis>
          <chart:series chart:style-name="ch11" chart:values-cell-range-address="Sheet3.H1:Sheet3.H51" chart:label-cell-address="&quot;Release Three&quot;" chart:class="chart:scatter">
            <chart:domain table:cell-range-address="Sheet3.D1:Sheet3.D51"/>
            <chart:data-point chart:repeated="51"/>
          </chart:series>
          <chart:series chart:style-name="ch12" chart:values-cell-range-address="Sheet2.U1:Sheet2.U50" chart:label-cell-address="&quot;Release Two&quot;" chart:class="chart:scatter">
            <chart:data-point chart:repeated="51"/>
          </chart:series>
          <chart:series chart:style-name="ch13" chart:values-cell-range-address="Sheet2.W1:Sheet2.W34" chart:label-cell-address="&quot;Release One&quot;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Release Three</text:p>
              </table:table-cell>
              <table:table-cell office:value-type="string">
                <text:p>Release Two</text:p>
              </table:table-cell>
              <table:table-cell office:value-type="string">
                <text:p>Release 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1:Sheet3.D51</svg:desc>
                </draw:g>
              </table:table-cell>
              <table:table-cell office:value-type="float" office:value="100">
                <text:p>100</text:p>
                <draw:g>
                  <svg:desc>Sheet3.H1:Sheet3.H51</svg:desc>
                </draw:g>
              </table:table-cell>
              <table:table-cell office:value-type="float" office:value="100">
                <text:p>100</text:p>
                <draw:g>
                  <svg:desc>Sheet2.U1:Sheet2.U50</svg:desc>
                </draw:g>
              </table:table-cell>
              <table:table-cell office:value-type="float" office:value="100">
                <text:p>100</text:p>
                <draw:g>
                  <svg:desc>Sheet2.W1:Sheet2.W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6.2676962676963">
                <text:p>96.2676962676963</text:p>
              </table:table-cell>
              <table:table-cell office:value-type="float" office:value="86.5384615384616">
                <text:p>86.5384615384616</text:p>
              </table:table-cell>
              <table:table-cell office:value-type="float" office:value="81.7460317460317">
                <text:p>81.7460317460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6.4478764478765">
                <text:p>76.4478764478765</text:p>
              </table:table-cell>
              <table:table-cell office:value-type="float" office:value="51.9230769230769">
                <text:p>51.9230769230769</text:p>
              </table:table-cell>
              <table:table-cell office:value-type="float" office:value="69.8412698412698">
                <text:p>69.8412698412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5.6370656370656">
                <text:p>65.6370656370656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50.7936507936508">
                <text:p>50.793650793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9.2020592020592">
                <text:p>59.2020592020592</text:p>
              </table:table-cell>
              <table:table-cell office:value-type="float" office:value="36.5384615384615">
                <text:p>36.5384615384615</text:p>
              </table:table-cell>
              <table:table-cell office:value-type="float" office:value="39.6825396825397">
                <text:p>39.682539682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3.6679536679537">
                <text:p>53.6679536679537</text:p>
              </table:table-cell>
              <table:table-cell office:value-type="float" office:value="32.6923076923077">
                <text:p>32.6923076923077</text:p>
              </table:table-cell>
              <table:table-cell office:value-type="float" office:value="34.9206349206349">
                <text:p>34.9206349206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9.5495495495496">
                <text:p>49.5495495495496</text:p>
              </table:table-cell>
              <table:table-cell office:value-type="float" office:value="32.6923076923077">
                <text:p>32.6923076923077</text:p>
              </table:table-cell>
              <table:table-cell office:value-type="float" office:value="32.5396825396825">
                <text:p>32.5396825396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6.4607464607465">
                <text:p>46.4607464607465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9.3650793650794">
                <text:p>29.3650793650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5006435006435">
                <text:p>43.5006435006435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1.0553410553411">
                <text:p>41.0553410553411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15.8730158730159">
                <text:p>15.8730158730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9.2535392535393">
                <text:p>39.2535392535393</text:p>
              </table:table-cell>
              <table:table-cell office:value-type="float" office:value="25">
                <text:p>25</text:p>
              </table:table-cell>
              <table:table-cell office:value-type="float" office:value="11.9047619047619">
                <text:p>11.9047619047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7.7091377091377">
                <text:p>37.7091377091377</text:p>
              </table:table-cell>
              <table:table-cell office:value-type="float" office:value="25">
                <text:p>25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6.2934362934363">
                <text:p>36.2934362934363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5.3925353925354">
                <text:p>35.3925353925354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4.7490347490347">
                <text:p>34.7490347490347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3.976833976834">
                <text:p>33.976833976834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3.5907335907336">
                <text:p>33.5907335907336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2.5611325611326">
                <text:p>32.5611325611326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32.1750321750322">
                <text:p>32.1750321750322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1.4028314028314">
                <text:p>31.4028314028314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1.1454311454311">
                <text:p>31.1454311454311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30.2445302445302">
                <text:p>30.2445302445302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9.8584298584299">
                <text:p>29.8584298584299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9.4723294723295">
                <text:p>29.4723294723295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9.3436293436293">
                <text:p>29.3436293436293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8.7001287001287">
                <text:p>28.7001287001287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8.3140283140283">
                <text:p>28.3140283140283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27.7992277992278">
                <text:p>27.7992277992278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7.6705276705277">
                <text:p>27.6705276705277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27.5418275418275">
                <text:p>27.541827541827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7.027027027027">
                <text:p>27.027027027027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26.7696267696268">
                <text:p>26.7696267696268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6.3835263835264">
                <text:p>26.3835263835264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25.997425997426">
                <text:p>25.997425997426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25.7400257400257">
                <text:p>25.7400257400257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25.0965250965251">
                <text:p>25.0965250965251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24.5817245817246">
                <text:p>24.5817245817246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23.9382239382239">
                <text:p>23.9382239382239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23.9382239382239">
                <text:p>23.9382239382239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23.4234234234234">
                <text:p>23.4234234234234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3.1660231660232">
                <text:p>23.1660231660232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23.037323037323">
                <text:p>23.037323037323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2.9086229086229">
                <text:p>22.9086229086229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22.7799227799228">
                <text:p>22.7799227799228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2.6512226512227">
                <text:p>22.6512226512227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2.5225225225225">
                <text:p>22.5225225225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22.1364221364221">
                <text:p>22.1364221364221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22.007722007722">
                <text:p>22.007722007722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20.978120978121">
                <text:p>20.978120978121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0.5920205920206">
                <text:p>20.5920205920206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0.0772200772201">
                <text:p>20.0772200772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77cm" svg:height="10.201cm" xlink:href=".." xlink:type="simple" chart:class="chart:line" chart:style-name="ch1">
        <chart:title svg:x="4.967cm" svg:y="0.34cm" chart:style-name="ch2">
          <text:p>Return Rate</text:p>
        </chart:title>
        <chart:legend chart:legend-position="end" svg:x="9.498cm" svg:y="4.303cm" style:legend-expansion="high" chart:style-name="ch3"/>
        <chart:plot-area chart:style-name="ch4" table:cell-range-address="Sheet3.O1:Sheet3.O13 Sheet2.Q1:Sheet2.Q8 Sheet2.N1:Sheet2.N8" chart:data-source-has-labels="row" svg:x="1.258cm" svg:y="1.323cm" svg:width="7.993cm" svg:height="7.693cm">
          <chartooo:coordinate-region svg:x="2.065cm" svg:y="1.523cm" svg:width="6.999cm" svg:height="6.846cm"/>
          <chart:axis chart:dimension="x" chart:name="primary-x" chart:style-name="ch5">
            <chart:title svg:x="3.464cm" svg:y="9.22cm" chart:style-name="ch6">
              <text:p>Number of times played</text:p>
            </chart:title>
          </chart:axis>
          <chart:axis chart:dimension="y" chart:name="primary-y" chart:style-name="ch7">
            <chart:title svg:x="0.451cm" svg:y="6.801cm" chart:style-name="ch8">
              <text:p>Percentage of players</text:p>
            </chart:title>
            <chart:grid chart:style-name="ch9" chart:class="major"/>
          </chart:axis>
          <chart:series chart:style-name="ch10" chart:values-cell-range-address="Sheet3.O1:Sheet3.O13" chart:label-cell-address="&quot;Release 3&quot;" chart:class="chart:line">
            <chart:data-point chart:repeated="13"/>
          </chart:series>
          <chart:series chart:style-name="ch11" chart:values-cell-range-address="Sheet2.Q1:Sheet2.Q8" chart:label-cell-address="&quot;Release 2&quot;" chart:class="chart:line">
            <chart:data-point chart:repeated="8"/>
          </chart:series>
          <chart:series chart:style-name="ch12" chart:values-cell-range-address="Sheet2.N1:Sheet2.N8" chart:label-cell-address="&quot;Release 1&quot;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3</text:p>
              </table:table-cell>
              <table:table-cell office:value-type="string">
                <text:p>Release 2</text:p>
              </table:table-cell>
              <table:table-cell office:value-type="string">
                <text:p>Release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3.O1:Sheet3.O13</svg:desc>
                </draw:g>
              </table:table-cell>
              <table:table-cell office:value-type="float" office:value="100">
                <text:p>100</text:p>
                <draw:g>
                  <svg:desc>Sheet2.Q1:Sheet2.Q8</svg:desc>
                </draw:g>
              </table:table-cell>
              <table:table-cell office:value-type="float" office:value="100">
                <text:p>100</text:p>
                <draw:g>
                  <svg:desc>Sheet2.N1:Sheet2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18803418803419">
                <text:p>9.18803418803419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2564102564103">
                <text:p>3.52564102564103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837606837607">
                <text:p>1.06837606837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4700854700855">
                <text:p>0.854700854700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4188034188034">
                <text:p>0.5341880341880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3675213675214">
                <text:p>0.213675213675214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3675213675214">
                <text:p>0.213675213675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3675213675214">
                <text:p>0.213675213675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6837606837607">
                <text:p>0.10683760683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6837606837607">
                <text:p>0.10683760683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6837606837607">
                <text:p>0.10683760683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837606837607">
                <text:p>0.106837606837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084cm" svg:height="7.89cm" xlink:href=".." xlink:type="simple" chart:class="chart:bar" chart:style-name="ch1">
        <chart:title svg:x="2.424cm" svg:y="0.293cm" chart:style-name="ch2">
          <text:p>Time Per Phase</text:p>
        </chart:title>
        <chart:legend chart:legend-position="end" svg:x="5.159cm" svg:y="3.397cm" style:legend-expansion="high" chart:style-name="ch3"/>
        <chart:plot-area chart:style-name="ch4" table:cell-range-address="Sheet3.Q3:Sheet3.S4" chart:data-source-has-labels="both" svg:x="1.172cm" svg:y="1.229cm" svg:width="3.826cm" svg:height="5.523cm">
          <chartooo:coordinate-region svg:x="1.793cm" svg:y="1.428cm" svg:width="3.026cm" svg:height="4.279cm"/>
          <chart:axis chart:dimension="x" chart:name="primary-x" chart:style-name="ch5" chartooo:axis-type="auto">
            <chartooo:date-scale/>
            <chart:title svg:x="2.551cm" svg:y="6.909cm" chart:style-name="ch6">
              <text:p>Phase</text:p>
            </chart:title>
            <chart:categories table:cell-range-address="Sheet3.Q3:Sheet3.Q4"/>
          </chart:axis>
          <chart:axis chart:dimension="y" chart:name="primary-y" chart:style-name="ch7">
            <chart:title svg:x="0.451cm" svg:y="5.185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3.R3:Sheet3.R4" chart:label-cell-address="&quot;Release Three&quot;" chart:class="chart:bar">
            <chart:data-point chart:repeated="2"/>
          </chart:series>
          <chart:series chart:style-name="ch11" chart:values-cell-range-address="Sheet3.S3:Sheet3.S4" chart:label-cell-address="&quot;Release Two&quot;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Three</text:p>
              </table:table-cell>
              <table:table-cell office:value-type="string">
                <text:p>Release Two</text:p>
              </table:table-cell>
            </table:table-row>
          </table:table-header-rows>
          <table:table-rows>
            <table:table-row>
              <table:table-cell office:value-type="string">
                <text:p>Build Phase</text:p>
                <draw:g>
                  <svg:desc>Sheet3.Q3:Sheet3.Q4</svg:desc>
                </draw:g>
              </table:table-cell>
              <table:table-cell office:value-type="float" office:value="31.7582281688018">
                <text:p>31.7582281688018</text:p>
                <draw:g>
                  <svg:desc>Sheet3.R3:Sheet3.R4</svg:desc>
                </draw:g>
              </table:table-cell>
              <table:table-cell office:value-type="float" office:value="26.3865714285714">
                <text:p>26.3865714285714</text:p>
                <draw:g>
                  <svg:desc>Sheet3.S3:Sheet3.S4</svg:desc>
                </draw:g>
              </table:table-cell>
            </table:table-row>
            <table:table-row>
              <table:table-cell office:value-type="string">
                <text:p>Run Phase</text:p>
              </table:table-cell>
              <table:table-cell office:value-type="float" office:value="17.6280691206912">
                <text:p>17.6280691206912</text:p>
              </table:table-cell>
              <table:table-cell office:value-type="float" office:value="12.4288">
                <text:p>12.428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9cm" svg:height="10.068cm" xlink:href=".." xlink:type="simple" chart:class="chart:bar" chart:style-name="ch1">
        <chart:title svg:x="4.007cm" svg:y="0.337cm" chart:style-name="ch2">
          <text:p>Build Phase Stats</text:p>
        </chart:title>
        <chart:legend chart:legend-position="end" svg:x="8.644cm" svg:y="4.486cm" style:legend-expansion="high" chart:style-name="ch3"/>
        <chart:plot-area chart:style-name="ch4" table:cell-range-address="Sheet3.V1:Sheet3.X3" chart:data-source-has-labels="both" svg:x="1.242cm" svg:y="1.317cm" svg:width="7.171cm" svg:height="8.55cm">
          <chartooo:coordinate-region svg:x="2.035cm" svg:y="1.46cm" svg:width="6.378cm" svg:height="7.362cm"/>
          <chart:axis chart:dimension="x" chart:name="primary-x" chart:style-name="ch5" chartooo:axis-type="auto">
            <chartooo:date-scale/>
            <chart:categories table:cell-range-address="Sheet3.V1:Sheet3.V3"/>
          </chart:axis>
          <chart:axis chart:dimension="y" chart:name="primary-y" chart:style-name="ch6">
            <chart:title svg:x="0.451cm" svg:y="6.205cm" chart:style-name="ch7">
              <text:p>amount</text:p>
            </chart:title>
            <chart:grid chart:style-name="ch8" chart:class="major"/>
          </chart:axis>
          <chart:series chart:style-name="ch9" chart:values-cell-range-address="Sheet3.W1:Sheet3.W3" chart:label-cell-address="&quot;Release Three&quot;" chart:class="chart:bar">
            <chart:data-point chart:repeated="3"/>
          </chart:series>
          <chart:series chart:style-name="ch10" chart:values-cell-range-address="Sheet3.X1:Sheet3.X3" chart:label-cell-address="&quot;Release Two&quot;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Three</text:p>
              </table:table-cell>
              <table:table-cell office:value-type="string">
                <text:p>Release Two</text:p>
              </table:table-cell>
            </table:table-row>
          </table:table-header-rows>
          <table:table-rows>
            <table:table-row>
              <table:table-cell office:value-type="string">
                <text:p>Tiles Bought</text:p>
                <draw:g>
                  <svg:desc>Sheet3.V1:Sheet3.V3</svg:desc>
                </draw:g>
              </table:table-cell>
              <table:table-cell office:value-type="float" office:value="6.70367579335175">
                <text:p>6.70367579335175</text:p>
                <draw:g>
                  <svg:desc>Sheet3.W1:Sheet3.W3</svg:desc>
                </draw:g>
              </table:table-cell>
              <table:table-cell office:value-type="float" office:value="2.39568345323741">
                <text:p>2.39568345323741</text:p>
                <draw:g>
                  <svg:desc>Sheet3.X1:Sheet3.X3</svg:desc>
                </draw:g>
              </table:table-cell>
            </table:table-row>
            <table:table-row>
              <table:table-cell office:value-type="string">
                <text:p>Entities Bought</text:p>
              </table:table-cell>
              <table:table-cell office:value-type="float" office:value="0.824248513773759">
                <text:p>0.824248513773759</text:p>
              </table:table-cell>
              <table:table-cell office:value-type="float" office:value="0.264131551901336">
                <text:p>0.264131551901336</text:p>
              </table:table-cell>
            </table:table-row>
            <table:table-row>
              <table:table-cell office:value-type="string">
                <text:p>Gold Spent</text:p>
              </table:table-cell>
              <table:table-cell office:value-type="float" office:value="48.1237545005443">
                <text:p>48.1237545005443</text:p>
              </table:table-cell>
              <table:table-cell office:value-type="float" office:value="18.7718396711202">
                <text:p>18.77183967112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328cm" svg:height="5.685cm" xlink:href=".." xlink:type="simple" chart:class="chart:bar" chart:style-name="ch1">
        <chart:title svg:x="1.692cm" svg:y="0.249cm" chart:style-name="ch2">
          <text:p>entities bought</text:p>
        </chart:title>
        <chart:legend chart:legend-position="end" svg:x="3.8cm" svg:y="1.846cm" style:legend-expansion="high" chart:style-name="ch3"/>
        <chart:plot-area chart:style-name="ch4" table:cell-range-address="Sheet3.V6:Sheet3.W8" chart:data-source-has-labels="column" svg:x="1.137cm" svg:y="1.141cm" svg:width="2.537cm" svg:height="3.45cm">
          <chartooo:coordinate-region svg:x="1.758cm" svg:y="1.341cm" svg:width="1.916cm" svg:height="3.051cm"/>
          <chart:axis chart:dimension="x" chart:name="primary-x" chart:style-name="ch5">
            <chart:title svg:x="2.057cm" svg:y="4.704cm" chart:style-name="ch6">
              <text:p>type</text:p>
            </chart:title>
          </chart:axis>
          <chart:axis chart:dimension="y" chart:name="primary-y" chart:style-name="ch7">
            <chart:title svg:x="0.451cm" svg:y="3.466cm" chart:style-name="ch8">
              <text:p>percent</text:p>
            </chart:title>
            <chart:grid chart:style-name="ch9" chart:class="major"/>
          </chart:axis>
          <chart:series chart:style-name="ch10" chart:values-cell-range-address="Sheet3.W6:Sheet3.W6" chart:label-cell-address="Sheet3.V6:Sheet3.V6" chart:class="chart:bar">
            <chart:data-point/>
          </chart:series>
          <chart:series chart:style-name="ch11" chart:values-cell-range-address="Sheet3.W7:Sheet3.W7" chart:label-cell-address="Sheet3.V7:Sheet3.V7" chart:class="chart:bar">
            <chart:data-point/>
          </chart:series>
          <chart:series chart:style-name="ch12" chart:values-cell-range-address="Sheet3.W8:Sheet3.W8" chart:label-cell-address="Sheet3.V8:Sheet3.V8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Healing/Stamina</text:p>
                <draw:g>
                  <svg:desc>Sheet3.V6:Sheet3.V6</svg:desc>
                </draw:g>
              </table:table-cell>
              <table:table-cell office:value-type="float" office:value="71.6375457131248">
                <text:p>71.6375457131248</text:p>
                <draw:g>
                  <svg:desc>Sheet3.W6:Sheet3.W6</svg:desc>
                </draw:g>
              </table:table-cell>
            </table:table-row>
            <table:table-row>
              <table:table-cell office:value-type="string">
                <text:p>Enemies</text:p>
                <draw:g>
                  <svg:desc>Sheet3.V7:Sheet3.V7</svg:desc>
                </draw:g>
              </table:table-cell>
              <table:table-cell office:value-type="float" office:value="25.2133279154815">
                <text:p>25.2133279154815</text:p>
                <draw:g>
                  <svg:desc>Sheet3.W7:Sheet3.W7</svg:desc>
                </draw:g>
              </table:table-cell>
            </table:table-row>
            <table:table-row>
              <table:table-cell office:value-type="string">
                <text:p>Traps</text:p>
                <draw:g>
                  <svg:desc>Sheet3.V8:Sheet3.V8</svg:desc>
                </draw:g>
              </table:table-cell>
              <table:table-cell office:value-type="float" office:value="3.14912637139374">
                <text:p>3.14912637139374</text:p>
                <draw:g>
                  <svg:desc>Sheet3.W8:Sheet3.W8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.712cm" svg:height="7.731cm" xlink:href=".." xlink:type="simple" chart:class="chart:bar" chart:style-name="ch1">
        <chart:title svg:x="1.214cm" svg:y="0.29cm" chart:style-name="ch2">
          <text:p>Run Phase</text:p>
        </chart:title>
        <chart:subtitle svg:x="1.108cm" svg:y="1.223cm" chart:style-name="ch3">
          <text:p>End Reasons</text:p>
        </chart:subtitle>
        <chart:legend chart:legend-position="end" svg:x="2.713cm" svg:y="2.92cm" style:legend-expansion="high" chart:style-name="ch4"/>
        <chart:plot-area chart:style-name="ch5" table:cell-range-address="Sheet3.V20:Sheet3.X22" chart:data-source-has-labels="both" svg:x="1.105cm" svg:y="2.06cm" svg:width="1.514cm" svg:height="4.536cm">
          <chartooo:coordinate-region svg:x="1.609cm" svg:y="2.259cm" svg:width="0.504cm" svg:height="3.292cm"/>
          <chart:axis chart:dimension="x" chart:name="primary-x" chart:style-name="ch6" chartooo:axis-type="auto">
            <chartooo:date-scale/>
            <chart:title svg:x="1.223cm" svg:y="6.75cm" chart:style-name="ch7">
              <text:p>Reason</text:p>
            </chart:title>
            <chart:categories table:cell-range-address="Sheet3.V20:Sheet3.V22"/>
          </chart:axis>
          <chart:axis chart:dimension="y" chart:name="primary-y" chart:style-name="ch8">
            <chart:title svg:x="0.451cm" svg:y="5.973cm" chart:style-name="ch9">
              <text:p>Percentage of Players</text:p>
            </chart:title>
            <chart:grid chart:style-name="ch10" chart:class="major"/>
          </chart:axis>
          <chart:series chart:style-name="ch11" chart:values-cell-range-address="Sheet3.W20:Sheet3.W22" chart:label-cell-address="&quot;Release Three&quot;" chart:class="chart:bar">
            <chart:data-point chart:repeated="3"/>
          </chart:series>
          <chart:series chart:style-name="ch12" chart:values-cell-range-address="Sheet3.X20:Sheet3.X22" chart:label-cell-address="&quot;Release Two&quot;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Three</text:p>
              </table:table-cell>
              <table:table-cell office:value-type="string">
                <text:p>Release Two</text:p>
              </table:table-cell>
            </table:table-row>
          </table:table-header-rows>
          <table:table-rows>
            <table:table-row>
              <table:table-cell office:value-type="string">
                <text:p>Stamina</text:p>
                <draw:g>
                  <svg:desc>Sheet3.V20:Sheet3.V22</svg:desc>
                </draw:g>
              </table:table-cell>
              <table:table-cell office:value-type="float" office:value="89.7668976689767">
                <text:p>89.7668976689767</text:p>
                <draw:g>
                  <svg:desc>Sheet3.W20:Sheet3.W22</svg:desc>
                </draw:g>
              </table:table-cell>
              <table:table-cell office:value-type="float" office:value="58.7058823529412">
                <text:p>58.7058823529412</text:p>
                <draw:g>
                  <svg:desc>Sheet3.X20:Sheet3.X22</svg:desc>
                </draw:g>
              </table:table-cell>
            </table:table-row>
            <table:table-row>
              <table:table-cell office:value-type="string">
                <text:p>No Health</text:p>
              </table:table-cell>
              <table:table-cell office:value-type="float" office:value="5.19305193051931">
                <text:p>5.19305193051931</text:p>
              </table:table-cell>
              <table:table-cell office:value-type="float" office:value="5.29411764705882">
                <text:p>5.29411764705882</text:p>
              </table:table-cell>
            </table:table-row>
            <table:table-row>
              <table:table-cell office:value-type="string">
                <text:p>End Run Button</text:p>
              </table:table-cell>
              <table:table-cell office:value-type="float" office:value="11.880118801188">
                <text:p>11.880118801188</text:p>
              </table:table-cell>
              <table:table-cell office:value-type="float" office:value="32.5882352941176">
                <text:p>32.58823529411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29cm" svg:height="10.838cm" xlink:href=".." xlink:type="simple" chart:class="chart:bar" chart:style-name="ch1">
        <chart:title svg:x="10.872cm" svg:y="0.352cm" chart:style-name="ch2">
          <text:p>Run Phase</text:p>
        </chart:title>
        <chart:legend chart:legend-position="end" svg:x="21.104cm" svg:y="4.871cm" style:legend-expansion="high" chart:style-name="ch3"/>
        <chart:plot-area chart:style-name="ch4" table:cell-range-address="Sheet3.V31:Sheet3.X35" chart:data-source-has-labels="both" svg:x="0.718cm" svg:y="0.728cm" svg:width="21.442cm" svg:height="9.787cm">
          <chartooo:coordinate-region svg:x="1.339cm" svg:y="0.927cm" svg:width="20.821cm" svg:height="8.941cm"/>
          <chart:axis chart:dimension="x" chart:name="primary-x" chart:style-name="ch5" chartooo:axis-type="auto">
            <chartooo:date-scale/>
            <chart:title svg:x="11.117cm" svg:y="10.278cm" chart:style-name="ch6">
              <text:p>stat</text:p>
            </chart:title>
            <chart:categories table:cell-range-address="Sheet3.V31:Sheet3.V35"/>
          </chart:axis>
          <chart:axis chart:dimension="y" chart:name="primary-y" chart:style-name="ch7">
            <chart:title svg:x="0cm" svg:y="6.79cm" chart:style-name="ch8">
              <text:p>Amount per run</text:p>
            </chart:title>
            <chart:grid chart:style-name="ch9" chart:class="major"/>
          </chart:axis>
          <chart:series chart:style-name="ch10" chart:values-cell-range-address="Sheet3.W31:Sheet3.W35" chart:label-cell-address="&quot;Release Three&quot;" chart:class="chart:bar">
            <chart:data-point chart:repeated="5"/>
          </chart:series>
          <chart:series chart:style-name="ch11" chart:values-cell-range-address="Sheet3.X31:Sheet3.X35" chart:label-cell-address="&quot;Release Two&quot;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Three</text:p>
              </table:table-cell>
              <table:table-cell office:value-type="string">
                <text:p>Release Two</text:p>
              </table:table-cell>
            </table:table-row>
          </table:table-header-rows>
          <table:table-rows>
            <table:table-row>
              <table:table-cell office:value-type="string">
                <text:p>Distance Traveled</text:p>
                <draw:g>
                  <svg:desc>Sheet3.V31:Sheet3.V35</svg:desc>
                </draw:g>
              </table:table-cell>
              <table:table-cell office:value-type="float" office:value="18.3784537845378">
                <text:p>18.3784537845378</text:p>
                <draw:g>
                  <svg:desc>Sheet3.W31:Sheet3.W35</svg:desc>
                </draw:g>
              </table:table-cell>
              <table:table-cell office:value-type="float" office:value="10.5752941176471">
                <text:p>10.5752941176471</text:p>
                <draw:g>
                  <svg:desc>Sheet3.X31:Sheet3.X35</svg:desc>
                </draw:g>
              </table:table-cell>
            </table:table-row>
            <table:table-row>
              <table:table-cell office:value-type="string">
                <text:p>Stamina Left</text:p>
              </table:table-cell>
              <table:table-cell office:value-type="float" office:value="1.40536405364054">
                <text:p>1.40536405364054</text:p>
              </table:table-cell>
              <table:table-cell office:value-type="float" office:value="3.44588235294118">
                <text:p>3.44588235294118</text:p>
              </table:table-cell>
            </table:table-row>
            <table:table-row>
              <table:table-cell office:value-type="string">
                <text:p>Health Left</text:p>
              </table:table-cell>
              <table:table-cell office:value-type="float" office:value="6.81666816668167">
                <text:p>6.81666816668167</text:p>
              </table:table-cell>
              <table:table-cell office:value-type="float" office:value="6.59294117647059">
                <text:p>6.59294117647059</text:p>
              </table:table-cell>
            </table:table-row>
            <table:table-row>
              <table:table-cell office:value-type="string">
                <text:p>Gold Earned</text:p>
              </table:table-cell>
              <table:table-cell office:value-type="float" office:value="50.039690396904">
                <text:p>50.039690396904</text:p>
              </table:table-cell>
              <table:table-cell office:value-type="float" office:value="39.5611764705882">
                <text:p>39.5611764705882</text:p>
              </table:table-cell>
            </table:table-row>
            <table:table-row>
              <table:table-cell office:value-type="string">
                <text:p>Enemies Defeated</text:p>
              </table:table-cell>
              <table:table-cell office:value-type="float" office:value="3.94275942759428">
                <text:p>3.94275942759428</text:p>
              </table:table-cell>
              <table:table-cell office:value-type="float" office:value="1.75294117647059">
                <text:p>1.7529411764705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.649cm" svg:height="4.835cm" xlink:href=".." xlink:type="simple" chart:class="chart:line" chart:style-name="ch1">
        <chart:title svg:x="0.09cm" svg:y="0.232cm" chart:style-name="ch2">
          <text:p>Time played</text:p>
        </chart:title>
        <chart:legend chart:legend-position="end" svg:x="0.644cm" svg:y="1.721cm" style:legend-expansion="high" chart:style-name="ch3"/>
        <chart:plot-area chart:style-name="ch4" table:cell-range-address="Sheet1.L1:Sheet1.L68" svg:x="0cm" svg:y="0cm" svg:width="-32.767cm" svg:height="-32.767cm">
          <chartooo:coordinate-region svg:x="0cm" svg:y="0cm" svg:width="0cm" svg:height="0cm"/>
          <chart:axis chart:dimension="x" chart:name="primary-x" chart:style-name="ch5">
            <chart:title svg:x="-0.304cm" svg:y="3.855cm" chart:style-name="ch6">
              <text:p>Minutes</text:p>
            </chart:title>
          </chart:axis>
          <chart:axis chart:dimension="y" chart:name="primary-y" chart:style-name="ch7">
            <chart:title svg:x="0.45cm" svg:y="3.839cm" chart:style-name="ch8">
              <text:p>Percentage played</text:p>
            </chart:title>
            <chart:grid chart:style-name="ch9" chart:class="major"/>
          </chart:axis>
          <chart:series chart:style-name="ch10" chart:values-cell-range-address="Sheet1.L1:Sheet1.L68" chart:class="chart:line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L1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.4955752212389">
                <text:p>88.49557522123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.4159292035398">
                <text:p>81.4159292035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7964601769911">
                <text:p>70.7964601769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.141592920354">
                <text:p>68.141592920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5221238938053">
                <text:p>57.5221238938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.5575221238938">
                <text:p>49.5575221238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.5929203539823">
                <text:p>41.5929203539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380530973451">
                <text:p>38.9380530973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132743362832">
                <text:p>34.5132743362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6283185840708">
                <text:p>33.6283185840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7433628318584">
                <text:p>32.7433628318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858407079646">
                <text:p>31.858407079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9734513274336">
                <text:p>30.9734513274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.3185840707965">
                <text:p>28.3185840707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.7787610619469">
                <text:p>24.7787610619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389380530973">
                <text:p>21.2389380530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4690265486726">
                <text:p>19.4690265486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442477876106">
                <text:p>15.0442477876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3893805309735">
                <text:p>12.38938053097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955752212389">
                <text:p>8.84955752212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07964601769912">
                <text:p>7.07964601769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0973451327434">
                <text:p>5.30973451327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0973451327434">
                <text:p>5.309734513274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42477876106195">
                <text:p>4.424778761061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53982300884956">
                <text:p>3.539823008849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5486725663717">
                <text:p>2.65486725663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interval-major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32cm" svg:height="15.434cm" xlink:href=".." xlink:type="simple" chart:class="chart:scatter" chart:column-mapping="1 0" chart:style-name="ch1">
        <chart:title svg:x="9.266cm" svg:y="0.444cm" chart:style-name="ch2">
          <text:p>Drop off rates (time played</text:p>
        </chart:title>
        <chart:plot-area chart:style-name="ch3" table:cell-range-address="Sheet1.I1:Sheet1.J35" svg:x="1.487cm" svg:y="1.531cm" svg:width="21.869cm" svg:height="12.614cm">
          <chartooo:coordinate-region svg:x="2.294cm" svg:y="1.73cm" svg:width="20.875cm" svg:height="11.768cm"/>
          <chart:axis chart:dimension="x" chart:name="primary-x" chart:style-name="ch4">
            <chart:title svg:x="11.279cm" svg:y="14.453cm" chart:style-name="ch5">
              <text:p>Minutes played</text:p>
            </chart:title>
          </chart:axis>
          <chart:axis chart:dimension="y" chart:name="primary-y" chart:style-name="ch6">
            <chart:title svg:x="0.451cm" svg:y="9.47cm" chart:style-name="ch7">
              <text:p>Percentage of players</text:p>
            </chart:title>
            <chart:grid chart:style-name="ch8" chart:class="major"/>
          </chart:axis>
          <chart:series chart:style-name="ch9" chart:values-cell-range-address="Sheet1.I1:Sheet1.I35" chart:class="chart:scatter">
            <chart:domain table:cell-range-address="Sheet1.J1:Sheet1.J35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J1:Sheet1.J35</svg:desc>
                </draw:g>
              </table:table-cell>
              <table:table-cell office:value-type="float" office:value="100">
                <text:p>100</text:p>
                <draw:g>
                  <svg:desc>Sheet1.I1:Sheet1.I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.7460317460317">
                <text:p>81.7460317460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69.8412698412698">
                <text:p>69.8412698412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0.7936507936508">
                <text:p>50.793650793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9.6825396825397">
                <text:p>39.682539682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4.9206349206349">
                <text:p>34.9206349206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2.5396825396825">
                <text:p>32.5396825396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9.3650793650794">
                <text:p>29.3650793650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.8730158730159">
                <text:p>15.8730158730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11.9047619047619">
                <text:p>11.9047619047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72" chart:interval-maj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369cm" svg:height="20.002cm" xlink:href="." xlink:type="simple" chart:class="chart:scatter" chart:style-name="ch1">
        <chart:title svg:x="15.923cm" svg:y="0.536cm" chart:style-name="ch2">
          <text:p>Time Played</text:p>
        </chart:title>
        <chart:legend chart:legend-position="end" svg:x="30.511cm" svg:y="9.453cm" style:legend-expansion="high" chart:style-name="ch3"/>
        <chart:plot-area chart:style-name="ch4" chart:data-source-has-labels="both" svg:x="1.698cm" svg:y="1.715cm" svg:width="28.126cm" svg:height="16.906cm">
          <chartooo:coordinate-region svg:x="2.505cm" svg:y="1.914cm" svg:width="27.319cm" svg:height="16.06cm"/>
          <chart:axis chart:dimension="x" chart:name="primary-x" chart:style-name="ch5" chartooo:axis-type="auto">
            <chart:title svg:x="14.09cm" svg:y="19.021cm" chart:style-name="ch6">
              <text:p>Time played (minutes)</text:p>
            </chart:title>
            <chart:categories table:cell-range-address="local-table.$A$2:.$A$144"/>
          </chart:axis>
          <chart:axis chart:dimension="y" chart:name="primary-y" chart:style-name="ch7">
            <chart:title svg:x="0.451cm" svg:y="11.8cm" chart:style-name="ch8">
              <text:p>Percentage of players</text:p>
            </chart:title>
            <chart:grid chart:style-name="ch9" chart:class="major"/>
          </chart:axis>
          <chart:series chart:style-name="ch10" chart:values-cell-range-address="local-table.$C$2:.$C$144" chart:label-cell-address="local-table.$C$1" chart:class="chart:scatter">
            <chart:domain table:cell-range-address="local-table.$B$2:.$B$144"/>
            <chart:data-point chart:repeated="143"/>
          </chart:series>
          <chart:series chart:style-name="ch11" chart:values-cell-range-address="local-table.$D$2:.$D$144" chart:label-cell-address="local-table.$D$1" chart:class="chart:scatter">
            <chart:data-point chart:repeated="1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econd Release</text:p>
              </table:table-cell>
              <table:table-cell office:value-type="string">
                <text:p>First 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6.5384615384616">
                <text:p>86.5384615384616</text:p>
              </table:table-cell>
              <table:table-cell office:value-type="float" office:value="81.7460317460317">
                <text:p>81.7460317460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1.9230769230769">
                <text:p>51.9230769230769</text:p>
              </table:table-cell>
              <table:table-cell office:value-type="float" office:value="69.8412698412698">
                <text:p>69.84126984126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50.7936507936508">
                <text:p>50.7936507936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6.5384615384615">
                <text:p>36.5384615384615</text:p>
              </table:table-cell>
              <table:table-cell office:value-type="float" office:value="39.6825396825397">
                <text:p>39.6825396825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2.6923076923077">
                <text:p>32.6923076923077</text:p>
              </table:table-cell>
              <table:table-cell office:value-type="float" office:value="34.9206349206349">
                <text:p>34.9206349206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32.6923076923077">
                <text:p>32.6923076923077</text:p>
              </table:table-cell>
              <table:table-cell office:value-type="float" office:value="32.5396825396825">
                <text:p>32.5396825396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0.7692307692308">
                <text:p>30.7692307692308</text:p>
              </table:table-cell>
              <table:table-cell office:value-type="float" office:value="29.3650793650794">
                <text:p>29.3650793650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21.4285714285714">
                <text:p>21.428571428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6.9230769230769">
                <text:p>26.9230769230769</text:p>
              </table:table-cell>
              <table:table-cell office:value-type="float" office:value="15.8730158730159">
                <text:p>15.8730158730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25">
                <text:p>25</text:p>
              </table:table-cell>
              <table:table-cell office:value-type="float" office:value="11.9047619047619">
                <text:p>11.9047619047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.52380952380952">
                <text:p>9.52380952380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4.76190476190476">
                <text:p>4.7619047619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3.0769230769231">
                <text:p>23.0769230769231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3.96825396825397">
                <text:p>3.96825396825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">
                <text:p>10.5</text:p>
              </table:table-cell>
              <table:table-cell office:value-type="float" office:value="21.1538461538462">
                <text:p>21.153846153846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">
                <text:p>11.5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5">
                <text:p>12.5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5">
                <text:p>13.5</text:p>
              </table:table-cell>
              <table:table-cell office:value-type="float" office:value="19.2307692307692">
                <text:p>19.2307692307692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2.38095238095238">
                <text:p>2.380952380952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">
                <text:p>15.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">
                <text:p>16.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">
                <text:p>17.5</text:p>
              </table:table-cell>
              <table:table-cell office:value-type="float" office:value="17.3076923076923">
                <text:p>17.30769230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5">
                <text:p>18.5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">
                <text:p>19.5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5">
                <text:p>20.5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5">
                <text:p>21.5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5">
                <text:p>23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5">
                <text:p>24.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5">
                <text:p>25.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5">
                <text:p>26.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5">
                <text:p>27.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.5">
                <text:p>29.5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5.76923076923077">
                <text:p>5.7692307692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.5">
                <text:p>32.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">
                <text:p>34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5">
                <text:p>35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.5">
                <text:p>36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">
                <text:p>37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.5">
                <text:p>38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.5">
                <text:p>39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5">
                <text:p>41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.5">
                <text:p>42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5">
                <text:p>43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">
                <text:p>44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.5">
                <text:p>44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">
                <text:p>4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">
                <text:p>45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5">
                <text:p>46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">
                <text:p>47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5">
                <text:p>47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.5">
                <text:p>48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">
                <text:p>49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5">
                <text:p>49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5">
                <text:p>50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">
                <text:p>51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5">
                <text:p>52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.5">
                <text:p>53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">
                <text:p>54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.5">
                <text:p>54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">
                <text:p>5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5">
                <text:p>55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">
                <text:p>5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5">
                <text:p>56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">
                <text:p>57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5">
                <text:p>57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5">
                <text:p>58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.5">
                <text:p>59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">
                <text:p>60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5">
                <text:p>60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5">
                <text:p>61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">
                <text:p>62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5">
                <text:p>62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.5">
                <text:p>63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.5">
                <text:p>64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.5">
                <text:p>65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">
                <text:p>6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.5">
                <text:p>66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">
                <text:p>67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5">
                <text:p>67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">
                <text:p>68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5">
                <text:p>68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">
                <text:p>69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.5">
                <text:p>69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">
                <text:p>70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.5">
                <text:p>70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">
                <text:p>71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.5">
                <text:p>71.5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297cm" svg:height="19.258cm" xlink:href="." xlink:type="simple" chart:class="chart:line" chart:style-name="ch1">
        <chart:title svg:x="13.493cm" svg:y="0.521cm" chart:style-name="ch2">
          <text:p>Return rate</text:p>
        </chart:title>
        <chart:legend chart:legend-position="end" svg:x="25.969cm" svg:y="9.081cm" style:legend-expansion="high" chart:style-name="ch3"/>
        <chart:plot-area chart:style-name="ch4" chart:data-source-has-labels="both" svg:x="1.596cm" svg:y="1.685cm" svg:width="23.788cm" svg:height="16.207cm">
          <chartooo:coordinate-region svg:x="2.403cm" svg:y="1.884cm" svg:width="22.887cm" svg:height="15.361cm"/>
          <chart:axis chart:dimension="x" chart:name="primary-x" chart:style-name="ch5" chartooo:axis-type="text">
            <chart:title svg:x="12.11cm" svg:y="18.277cm" chart:style-name="ch6">
              <text:p>Number of return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11.42cm" chart:style-name="ch8">
              <text:p>Percentage of player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two</text:p>
              </table:table-cell>
              <table:table-cell office:value-type="string">
                <text:p>Release 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78cm" svg:height="18.063cm" xlink:href="." xlink:type="simple" chart:class="chart:bar" chart:style-name="ch1">
        <chart:title svg:x="11.879cm" svg:y="0.497cm" chart:style-name="ch2">
          <text:p>Build Phase data</text:p>
        </chart:title>
        <chart:legend chart:legend-position="end" svg:x="24.095cm" svg:y="8.234cm" style:legend-expansion="high" chart:style-name="ch3"/>
        <chart:plot-area chart:style-name="ch4" chart:data-source-has-labels="both" svg:x="1.554cm" svg:y="1.637cm" svg:width="21.998cm" svg:height="16.065cm">
          <chartooo:coordinate-region svg:x="2.281cm" svg:y="1.836cm" svg:width="21.271cm" svg:height="15.667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0.451cm" svg:y="11.089cm" chart:style-name="ch7">
              <text:p>Average Per phase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 Spent</text:p>
              </table:table-cell>
              <table:table-cell office:value-type="string">
                <text:p>Tiles Placed</text:p>
              </table:table-cell>
              <table:table-cell office:value-type="string">
                <text:p>Entities Placed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70285714285714">
                <text:p>1.70285714285714</text:p>
              </table:table-cell>
              <table:table-cell office:value-type="float" office:value="0.923809523809524">
                <text:p>0.923809523809524</text:p>
              </table:table-cell>
              <table:table-cell office:value-type="float" office:value="0.217142857142857">
                <text:p>0.2171428571428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08cm" svg:height="13.494cm" xlink:href="." xlink:type="simple" chart:class="chart:bar" chart:style-name="ch1">
        <chart:title svg:x="11.262cm" svg:y="0.405cm" chart:style-name="ch2">
          <text:p>Run Phase</text:p>
        </chart:title>
        <chart:legend chart:legend-position="end" svg:x="21.248cm" svg:y="5.452cm" style:legend-expansion="high" chart:style-name="ch3"/>
        <chart:plot-area chart:style-name="ch4" chart:data-source-has-labels="both" svg:x="1.507cm" svg:y="1.453cm" svg:width="19.245cm" svg:height="10.791cm">
          <chartooo:coordinate-region svg:x="2.234cm" svg:y="1.652cm" svg:width="18.518cm" svg:height="10.393cm"/>
          <chart:axis chart:dimension="x" chart:name="primary-x" chart:style-name="ch5" chartooo:axis-type="text">
            <chart:title svg:x="9.484cm" svg:y="12.513cm" chart:style-name="ch6">
              <text:p>Run Summary Pieces</text:p>
            </chart:title>
            <chart:categories table:cell-range-address="local-table.$A$2:.$A$2"/>
          </chart:axis>
          <chart:axis chart:dimension="y" chart:name="primary-y" chart:style-name="ch7">
            <chart:title svg:x="0.451cm" svg:y="8.03cm" chart:style-name="ch8">
              <text:p>Average per run</text:p>
            </chart:title>
            <chart:grid chart:style-name="ch9" chart:class="major"/>
          </chart:axis>
          <chart:series chart:style-name="ch10" chart:values-cell-range-address="local-table.$B$2:.$B$2" chart:label-cell-address="local-table.$B$1" chart:class="chart:bar">
            <chart:data-point/>
          </chart:series>
          <chart:series chart:style-name="ch11" chart:values-cell-range-address="local-table.$C$2:.$C$2" chart:label-cell-address="local-table.$C$1" chart:class="chart:bar">
            <chart:data-point/>
          </chart:series>
          <chart:series chart:style-name="ch12" chart:values-cell-range-address="local-table.$D$2:.$D$2" chart:label-cell-address="local-table.$D$1" chart:class="chart:bar">
            <chart:data-point/>
          </chart:series>
          <chart:series chart:style-name="ch13" chart:values-cell-range-address="local-table.$E$2:.$E$2" chart:label-cell-address="local-table.$E$1" chart:class="chart:bar">
            <chart:data-point/>
          </chart:series>
          <chart:series chart:style-name="ch14" chart:values-cell-range-address="local-table.$F$2:.$F$2" chart:label-cell-address="local-table.$F$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ld Earned</text:p>
              </table:table-cell>
              <table:table-cell office:value-type="string">
                <text:p>Distance Traveled</text:p>
              </table:table-cell>
              <table:table-cell office:value-type="string">
                <text:p>Enemies Defeated</text:p>
              </table:table-cell>
              <table:table-cell office:value-type="string">
                <text:p>Stamina Left</text:p>
              </table:table-cell>
              <table:table-cell office:value-type="string">
                <text:p>Health Left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94095238095238">
                <text:p>1.94095238095238</text:p>
              </table:table-cell>
              <table:table-cell office:value-type="float" office:value="2.4247619047619">
                <text:p>2.4247619047619</text:p>
              </table:table-cell>
              <table:table-cell office:value-type="float" office:value="1.33904761904762">
                <text:p>1.33904761904762</text:p>
              </table:table-cell>
              <table:table-cell office:value-type="float" office:value="1.83428571428571">
                <text:p>1.83428571428571</text:p>
              </table:table-cell>
              <table:table-cell office:value-type="float" office:value="4.0247619047619">
                <text:p>4.02476190476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88cm" svg:height="16.948cm" xlink:href="." xlink:type="simple" chart:class="chart:bar" chart:style-name="ch1">
        <chart:title svg:x="12.858cm" svg:y="0.474cm" chart:style-name="ch2">
          <text:p>Reasons for ending Run Phase</text:p>
        </chart:title>
        <chart:legend chart:legend-position="end" svg:x="28.699cm" svg:y="7.677cm" style:legend-expansion="high" chart:style-name="ch3"/>
        <chart:plot-area chart:style-name="ch4" chart:data-source-has-labels="both" svg:x="1.648cm" svg:y="1.591cm" svg:width="26.414cm" svg:height="15.019cm">
          <chartooo:coordinate-region svg:x="2.269cm" svg:y="1.79cm" svg:width="25.793cm" svg:height="14.621cm"/>
          <chart:axis chart:dimension="x" chart:name="primary-x" chart:style-name="ch5" chartooo:axis-type="text">
            <chart:categories table:cell-range-address="local-table.$A$2:.$A$2"/>
          </chart:axis>
          <chart:axis chart:dimension="y" chart:name="primary-y" chart:style-name="ch6">
            <chart:title svg:x="0.451cm" svg:y="11.036cm" chart:style-name="ch7">
              <text:p>Percentage of runs ended</text:p>
            </chart:title>
            <chart:grid chart:style-name="ch8" chart:class="major"/>
          </chart:axis>
          <chart:series chart:style-name="ch9" chart:values-cell-range-address="local-table.$B$2:.$B$2" chart:label-cell-address="local-table.$B$1" chart:class="chart:bar">
            <chart:data-point/>
          </chart:series>
          <chart:series chart:style-name="ch10" chart:values-cell-range-address="local-table.$C$2:.$C$2" chart:label-cell-address="local-table.$C$1" chart:class="chart:bar">
            <chart:data-point/>
          </chart:series>
          <chart:series chart:style-name="ch11" chart:values-cell-range-address="local-table.$D$2:.$D$2" chart:label-cell-address="local-table.$D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 of Stamina</text:p>
              </table:table-cell>
              <table:table-cell office:value-type="string">
                <text:p>End Run Button</text:p>
              </table:table-cell>
              <table:table-cell office:value-type="string">
                <text:p>Out of Health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.2581261950287">
                <text:p>55.2581261950287</text:p>
              </table:table-cell>
              <table:table-cell office:value-type="float" office:value="39.0057361376673">
                <text:p>39.0057361376673</text:p>
              </table:table-cell>
              <table:table-cell office:value-type="float" office:value="5.73613766730402">
                <text:p>5.7361376673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89cm" svg:height="7.12cm" xlink:href=".." xlink:type="simple" chart:class="chart:scatter" chart:style-name="ch1">
        <chart:title svg:x="3.533cm" svg:y="0.278cm" chart:style-name="ch2">
          <text:p>Time Played</text:p>
        </chart:title>
        <chart:legend chart:legend-position="end" svg:x="5.731cm" svg:y="2.763cm" style:legend-expansion="high" chart:style-name="ch3"/>
        <chart:plot-area chart:style-name="ch4" table:cell-range-address="Sheet3.D1:Sheet3.D295 Sheet3.H1:Sheet3.H295 Sheet2.W1:Sheet2.W34 Sheet2.U1:Sheet2.U143" chart:data-source-has-labels="row" svg:x="1.202cm" svg:y="1.199cm" svg:width="4.338cm" svg:height="4.798cm">
          <chartooo:coordinate-region svg:x="2.009cm" svg:y="1.398cm" svg:width="3.251cm" svg:height="3.952cm"/>
          <chart:axis chart:dimension="x" chart:name="primary-x" chart:style-name="ch5">
            <chart:title svg:x="1.687cm" svg:y="6.139cm" chart:style-name="ch6">
              <text:p>Time Played (minutes)</text:p>
            </chart:title>
          </chart:axis>
          <chart:axis chart:dimension="y" chart:name="primary-y" chart:style-name="ch7">
            <chart:title svg:x="0.451cm" svg:y="5.243cm" chart:style-name="ch8">
              <text:p>Percentage of Players</text:p>
            </chart:title>
            <chart:grid chart:style-name="ch9" chart:class="major"/>
          </chart:axis>
          <chart:series chart:style-name="ch10" chart:values-cell-range-address="Sheet3.H1:Sheet3.H295" chart:label-cell-address="&quot;Third Release&quot;" chart:class="chart:scatter">
            <chart:domain table:cell-range-address="Sheet3.D1:Sheet3.D295"/>
            <chart:data-point chart:repeated="295"/>
          </chart:series>
          <chart:series chart:style-name="ch11" chart:values-cell-range-address="Sheet2.W1:Sheet2.W34" chart:label-cell-address="&quot;First Release&quot;" chart:class="chart:scatter">
            <chart:data-point chart:repeated="295"/>
          </chart:series>
          <chart:series chart:style-name="ch12" chart:values-cell-range-address="Sheet2.U1:Sheet2.U143" chart:label-cell-address="&quot;Second Release&quot;" chart:class="chart:scatter">
            <chart:data-point chart:repeated="29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hird Release</text:p>
              </table:table-cell>
              <table:table-cell office:value-type="string">
                <text:p>First Release</text:p>
              </table:table-cell>
              <table:table-cell office:value-type="string">
                <text:p>Second 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1:Sheet3.D295</svg:desc>
                </draw:g>
              </table:table-cell>
              <table:table-cell office:value-type="float" office:value="100">
                <text:p>100</text:p>
                <draw:g>
                  <svg:desc>Sheet3.H1:Sheet3.H295</svg:desc>
                </draw:g>
              </table:table-cell>
              <table:table-cell office:value-type="float" office:value="100">
                <text:p>100</text:p>
                <draw:g>
                  <svg:desc>Sheet2.W1:Sheet2.W34</svg:desc>
                </draw:g>
              </table:table-cell>
              <table:table-cell office:value-type="float" office:value="100">
                <text:p>100</text:p>
                <draw:g>
                  <svg:desc>Sheet2.U1:Sheet2.U1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6.2676962676963">
                <text:p>96.2676962676963</text:p>
              </table:table-cell>
              <table:table-cell office:value-type="float" office:value="81.7460317460317">
                <text:p>81.7460317460317</text:p>
              </table:table-cell>
              <table:table-cell office:value-type="float" office:value="86.5384615384616">
                <text:p>86.5384615384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6.4478764478765">
                <text:p>76.4478764478765</text:p>
              </table:table-cell>
              <table:table-cell office:value-type="float" office:value="69.8412698412698">
                <text:p>69.8412698412698</text:p>
              </table:table-cell>
              <table:table-cell office:value-type="float" office:value="51.9230769230769">
                <text:p>51.923076923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5.6370656370656">
                <text:p>65.6370656370656</text:p>
              </table:table-cell>
              <table:table-cell office:value-type="float" office:value="50.7936507936508">
                <text:p>50.7936507936508</text:p>
              </table:table-cell>
              <table:table-cell office:value-type="float" office:value="38.4615384615385">
                <text:p>38.4615384615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9.2020592020592">
                <text:p>59.2020592020592</text:p>
              </table:table-cell>
              <table:table-cell office:value-type="float" office:value="39.6825396825397">
                <text:p>39.6825396825397</text:p>
              </table:table-cell>
              <table:table-cell office:value-type="float" office:value="36.5384615384615">
                <text:p>36.5384615384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3.6679536679537">
                <text:p>53.6679536679537</text:p>
              </table:table-cell>
              <table:table-cell office:value-type="float" office:value="34.9206349206349">
                <text:p>34.9206349206349</text:p>
              </table:table-cell>
              <table:table-cell office:value-type="float" office:value="32.6923076923077">
                <text:p>32.6923076923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9.5495495495496">
                <text:p>49.5495495495496</text:p>
              </table:table-cell>
              <table:table-cell office:value-type="float" office:value="32.5396825396825">
                <text:p>32.5396825396825</text:p>
              </table:table-cell>
              <table:table-cell office:value-type="float" office:value="32.6923076923077">
                <text:p>32.69230769230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6.4607464607465">
                <text:p>46.4607464607465</text:p>
              </table:table-cell>
              <table:table-cell office:value-type="float" office:value="29.3650793650794">
                <text:p>29.3650793650794</text:p>
              </table:table-cell>
              <table:table-cell office:value-type="float" office:value="30.7692307692308">
                <text:p>30.7692307692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5006435006435">
                <text:p>43.5006435006435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6.9230769230769">
                <text:p>26.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1.0553410553411">
                <text:p>41.0553410553411</text:p>
              </table:table-cell>
              <table:table-cell office:value-type="float" office:value="15.8730158730159">
                <text:p>15.8730158730159</text:p>
              </table:table-cell>
              <table:table-cell office:value-type="float" office:value="26.9230769230769">
                <text:p>26.92307692307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9.2535392535393">
                <text:p>39.2535392535393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7.7091377091377">
                <text:p>37.709137709137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6.2934362934363">
                <text:p>36.2934362934363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23.0769230769231">
                <text:p>2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35.3925353925354">
                <text:p>35.3925353925354</text:p>
              </table:table-cell>
              <table:table-cell office:value-type="float" office:value="3.96825396825397">
                <text:p>3.96825396825397</text:p>
              </table:table-cell>
              <table:table-cell office:value-type="float" office:value="23.0769230769231">
                <text:p>23.0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34.7490347490347">
                <text:p>34.7490347490347</text:p>
              </table:table-cell>
              <table:table-cell office:value-type="float" office:value="3.96825396825397">
                <text:p>3.96825396825397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33.976833976834">
                <text:p>33.976833976834</text:p>
              </table:table-cell>
              <table:table-cell office:value-type="float" office:value="3.96825396825397">
                <text:p>3.96825396825397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3.5907335907336">
                <text:p>33.5907335907336</text:p>
              </table:table-cell>
              <table:table-cell office:value-type="float" office:value="3.17460317460317">
                <text:p>3.17460317460317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2.5611325611326">
                <text:p>32.5611325611326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32.1750321750322">
                <text:p>32.1750321750322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31.4028314028314">
                <text:p>31.4028314028314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1.1454311454311">
                <text:p>31.1454311454311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1.1538461538462">
                <text:p>21.1538461538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30.2445302445302">
                <text:p>30.2445302445302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29.8584298584299">
                <text:p>29.8584298584299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29.4723294723295">
                <text:p>29.4723294723295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9.3436293436293">
                <text:p>29.3436293436293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28.7001287001287">
                <text:p>28.7001287001287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8.3140283140283">
                <text:p>28.3140283140283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27.7992277992278">
                <text:p>27.7992277992278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27.6705276705277">
                <text:p>27.6705276705277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27.5418275418275">
                <text:p>27.5418275418275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7.027027027027">
                <text:p>27.027027027027</text:p>
              </table:table-cell>
              <table:table-cell office:value-type="float" office:value="1.58730158730159">
                <text:p>1.58730158730159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26.7696267696268">
                <text:p>26.7696267696268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6.3835263835264">
                <text:p>26.3835263835264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25.997425997426">
                <text:p>25.997425997426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25.7400257400257">
                <text:p>25.7400257400257</text:p>
              </table:table-cell>
              <table:table-cell office:value-type="float" office:value="NaN">
                <text:p>NaN</text:p>
              </table:table-cell>
              <table:table-cell office:value-type="float" office:value="17.3076923076923">
                <text:p>17.30769230769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25.0965250965251">
                <text:p>25.0965250965251</text:p>
              </table:table-cell>
              <table:table-cell office:value-type="float" office:value="NaN">
                <text:p>NaN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24.5817245817246">
                <text:p>24.5817245817246</text:p>
              </table:table-cell>
              <table:table-cell office:value-type="float" office:value="NaN">
                <text:p>NaN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23.9382239382239">
                <text:p>23.9382239382239</text:p>
              </table:table-cell>
              <table:table-cell office:value-type="float" office:value="NaN">
                <text:p>NaN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23.9382239382239">
                <text:p>23.9382239382239</text:p>
              </table:table-cell>
              <table:table-cell office:value-type="float" office:value="NaN">
                <text:p>NaN</text:p>
              </table:table-cell>
              <table:table-cell office:value-type="float" office:value="15.3846153846154">
                <text:p>15.384615384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23.4234234234234">
                <text:p>23.4234234234234</text:p>
              </table:table-cell>
              <table:table-cell office:value-type="float" office:value="NaN">
                <text:p>NaN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23.1660231660232">
                <text:p>23.1660231660232</text:p>
              </table:table-cell>
              <table:table-cell office:value-type="float" office:value="NaN">
                <text:p>NaN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23.037323037323">
                <text:p>23.037323037323</text:p>
              </table:table-cell>
              <table:table-cell office:value-type="float" office:value="NaN">
                <text:p>NaN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2.9086229086229">
                <text:p>22.9086229086229</text:p>
              </table:table-cell>
              <table:table-cell office:value-type="float" office:value="NaN">
                <text:p>NaN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22.7799227799228">
                <text:p>22.7799227799228</text:p>
              </table:table-cell>
              <table:table-cell office:value-type="float" office:value="NaN">
                <text:p>NaN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22.6512226512227">
                <text:p>22.6512226512227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2.5225225225225">
                <text:p>22.52252252252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22.1364221364221">
                <text:p>22.1364221364221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22.007722007722">
                <text:p>22.007722007722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20.978120978121">
                <text:p>20.978120978121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20.5920205920206">
                <text:p>20.5920205920206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20.0772200772201">
                <text:p>20.0772200772201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9.8198198198198">
                <text:p>19.8198198198198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9.6911196911197">
                <text:p>19.6911196911197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9.4337194337194">
                <text:p>19.4337194337194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8.6615186615187">
                <text:p>18.6615186615187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8.6615186615187">
                <text:p>18.6615186615187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8.4041184041184">
                <text:p>18.4041184041184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8.1467181467181">
                <text:p>18.1467181467181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8.018018018018">
                <text:p>18.018018018018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7.3745173745174">
                <text:p>17.3745173745174</text:p>
              </table:table-cell>
              <table:table-cell office:value-type="float" office:value="NaN">
                <text:p>NaN</text:p>
              </table:table-cell>
              <table:table-cell office:value-type="float" office:value="5.76923076923077">
                <text:p>5.76923076923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16.988416988417">
                <text:p>16.988416988417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">
                <text:p>30.5</text:p>
              </table:table-cell>
              <table:table-cell office:value-type="float" office:value="16.6023166023166">
                <text:p>16.6023166023166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">
                <text:p>31</text:p>
              </table:table-cell>
              <table:table-cell office:value-type="float" office:value="16.6023166023166">
                <text:p>16.6023166023166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5">
                <text:p>31.5</text:p>
              </table:table-cell>
              <table:table-cell office:value-type="float" office:value="16.2162162162162">
                <text:p>16.2162162162162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15.1866151866152">
                <text:p>15.1866151866152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5">
                <text:p>32.5</text:p>
              </table:table-cell>
              <table:table-cell office:value-type="float" office:value="14.6718146718147">
                <text:p>14.6718146718147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14.5431145431145">
                <text:p>14.5431145431145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">
                <text:p>33.5</text:p>
              </table:table-cell>
              <table:table-cell office:value-type="float" office:value="14.1570141570142">
                <text:p>14.1570141570142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">
                <text:p>34</text:p>
              </table:table-cell>
              <table:table-cell office:value-type="float" office:value="13.8996138996139">
                <text:p>13.8996138996139</text:p>
              </table:table-cell>
              <table:table-cell office:value-type="float" office:value="NaN">
                <text:p>NaN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5">
                <text:p>34.5</text:p>
              </table:table-cell>
              <table:table-cell office:value-type="float" office:value="13.3848133848134">
                <text:p>13.3848133848134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13.1274131274131">
                <text:p>13.127413127413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">
                <text:p>35.5</text:p>
              </table:table-cell>
              <table:table-cell office:value-type="float" office:value="12.998712998713">
                <text:p>12.99871299871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12.8700128700129">
                <text:p>12.8700128700129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5">
                <text:p>36.5</text:p>
              </table:table-cell>
              <table:table-cell office:value-type="float" office:value="12.8700128700129">
                <text:p>12.8700128700129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12.3552123552124">
                <text:p>12.3552123552124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5">
                <text:p>37.5</text:p>
              </table:table-cell>
              <table:table-cell office:value-type="float" office:value="11.8404118404118">
                <text:p>11.8404118404118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">
                <text:p>38</text:p>
              </table:table-cell>
              <table:table-cell office:value-type="float" office:value="11.4543114543115">
                <text:p>11.454311454311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">
                <text:p>38.5</text:p>
              </table:table-cell>
              <table:table-cell office:value-type="float" office:value="11.4543114543115">
                <text:p>11.454311454311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11.3256113256113">
                <text:p>11.325611325611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">
                <text:p>39.5</text:p>
              </table:table-cell>
              <table:table-cell office:value-type="float" office:value="11.3256113256113">
                <text:p>11.325611325611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11.3256113256113">
                <text:p>11.325611325611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5">
                <text:p>40.5</text:p>
              </table:table-cell>
              <table:table-cell office:value-type="float" office:value="11.1969111969112">
                <text:p>11.196911196911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">
                <text:p>41</text:p>
              </table:table-cell>
              <table:table-cell office:value-type="float" office:value="11.0682110682111">
                <text:p>11.068211068211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">
                <text:p>41.5</text:p>
              </table:table-cell>
              <table:table-cell office:value-type="float" office:value="10.5534105534106">
                <text:p>10.553410553410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">
                <text:p>42</text:p>
              </table:table-cell>
              <table:table-cell office:value-type="float" office:value="10.5534105534106">
                <text:p>10.553410553410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5">
                <text:p>42.5</text:p>
              </table:table-cell>
              <table:table-cell office:value-type="float" office:value="10.1673101673102">
                <text:p>10.167310167310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">
                <text:p>43</text:p>
              </table:table-cell>
              <table:table-cell office:value-type="float" office:value="10.03861003861">
                <text:p>10.0386100386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5">
                <text:p>43.5</text:p>
              </table:table-cell>
              <table:table-cell office:value-type="float" office:value="9.90990990990991">
                <text:p>9.9099099099099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  <table:table-cell office:value-type="float" office:value="9.65250965250965">
                <text:p>9.6525096525096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">
                <text:p>44.5</text:p>
              </table:table-cell>
              <table:table-cell office:value-type="float" office:value="9.3951093951094">
                <text:p>9.3951093951094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">
                <text:p>45</text:p>
              </table:table-cell>
              <table:table-cell office:value-type="float" office:value="9.00900900900901">
                <text:p>9.0090090090090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">
                <text:p>45.5</text:p>
              </table:table-cell>
              <table:table-cell office:value-type="float" office:value="8.36550836550837">
                <text:p>8.3655083655083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">
                <text:p>46</text:p>
              </table:table-cell>
              <table:table-cell office:value-type="float" office:value="8.10810810810811">
                <text:p>8.1081081081081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5">
                <text:p>46.5</text:p>
              </table:table-cell>
              <table:table-cell office:value-type="float" office:value="8.10810810810811">
                <text:p>8.1081081081081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">
                <text:p>47</text:p>
              </table:table-cell>
              <table:table-cell office:value-type="float" office:value="8.10810810810811">
                <text:p>8.1081081081081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">
                <text:p>47.5</text:p>
              </table:table-cell>
              <table:table-cell office:value-type="float" office:value="7.85070785070785">
                <text:p>7.8507078507078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">
                <text:p>48</text:p>
              </table:table-cell>
              <table:table-cell office:value-type="float" office:value="7.85070785070785">
                <text:p>7.8507078507078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">
                <text:p>48.5</text:p>
              </table:table-cell>
              <table:table-cell office:value-type="float" office:value="7.59330759330759">
                <text:p>7.59330759330759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7.33590733590734">
                <text:p>7.33590733590734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5">
                <text:p>49.5</text:p>
              </table:table-cell>
              <table:table-cell office:value-type="float" office:value="7.07850707850708">
                <text:p>7.07850707850708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">
                <text:p>50</text:p>
              </table:table-cell>
              <table:table-cell office:value-type="float" office:value="6.94980694980695">
                <text:p>6.9498069498069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5">
                <text:p>50.5</text:p>
              </table:table-cell>
              <table:table-cell office:value-type="float" office:value="6.82110682110682">
                <text:p>6.8211068211068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">
                <text:p>51</text:p>
              </table:table-cell>
              <table:table-cell office:value-type="float" office:value="6.82110682110682">
                <text:p>6.8211068211068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5">
                <text:p>51.5</text:p>
              </table:table-cell>
              <table:table-cell office:value-type="float" office:value="6.69240669240669">
                <text:p>6.69240669240669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">
                <text:p>52</text:p>
              </table:table-cell>
              <table:table-cell office:value-type="float" office:value="6.43500643500644">
                <text:p>6.43500643500644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5">
                <text:p>52.5</text:p>
              </table:table-cell>
              <table:table-cell office:value-type="float" office:value="6.04890604890605">
                <text:p>6.0489060489060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">
                <text:p>53</text:p>
              </table:table-cell>
              <table:table-cell office:value-type="float" office:value="5.92020592020592">
                <text:p>5.9202059202059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5">
                <text:p>53.5</text:p>
              </table:table-cell>
              <table:table-cell office:value-type="float" office:value="5.92020592020592">
                <text:p>5.9202059202059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">
                <text:p>54</text:p>
              </table:table-cell>
              <table:table-cell office:value-type="float" office:value="5.66280566280566">
                <text:p>5.6628056628056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5">
                <text:p>54.5</text:p>
              </table:table-cell>
              <table:table-cell office:value-type="float" office:value="5.53410553410553">
                <text:p>5.5341055341055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">
                <text:p>55</text:p>
              </table:table-cell>
              <table:table-cell office:value-type="float" office:value="5.53410553410553">
                <text:p>5.5341055341055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5">
                <text:p>55.5</text:p>
              </table:table-cell>
              <table:table-cell office:value-type="float" office:value="5.27670527670528">
                <text:p>5.27670527670528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">
                <text:p>56</text:p>
              </table:table-cell>
              <table:table-cell office:value-type="float" office:value="5.27670527670528">
                <text:p>5.27670527670528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5">
                <text:p>56.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">
                <text:p>57</text:p>
              </table:table-cell>
              <table:table-cell office:value-type="float" office:value="4.63320463320463">
                <text:p>4.6332046332046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5">
                <text:p>57.5</text:p>
              </table:table-cell>
              <table:table-cell office:value-type="float" office:value="4.50450450450451">
                <text:p>4.5045045045045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">
                <text:p>58</text:p>
              </table:table-cell>
              <table:table-cell office:value-type="float" office:value="4.50450450450451">
                <text:p>4.50450450450451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5">
                <text:p>58.5</text:p>
              </table:table-cell>
              <table:table-cell office:value-type="float" office:value="4.37580437580438">
                <text:p>4.37580437580438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">
                <text:p>59</text:p>
              </table:table-cell>
              <table:table-cell office:value-type="float" office:value="4.24710424710425">
                <text:p>4.24710424710425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5">
                <text:p>59.5</text:p>
              </table:table-cell>
              <table:table-cell office:value-type="float" office:value="4.11840411840412">
                <text:p>4.1184041184041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">
                <text:p>60</text:p>
              </table:table-cell>
              <table:table-cell office:value-type="float" office:value="3.98970398970399">
                <text:p>3.98970398970399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5">
                <text:p>60.5</text:p>
              </table:table-cell>
              <table:table-cell office:value-type="float" office:value="3.98970398970399">
                <text:p>3.98970398970399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">
                <text:p>61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5">
                <text:p>61.5</text:p>
              </table:table-cell>
              <table:table-cell office:value-type="float" office:value="3.86100386100386">
                <text:p>3.8610038610038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">
                <text:p>62</text:p>
              </table:table-cell>
              <table:table-cell office:value-type="float" office:value="3.73230373230373">
                <text:p>3.7323037323037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5">
                <text:p>62.5</text:p>
              </table:table-cell>
              <table:table-cell office:value-type="float" office:value="3.73230373230373">
                <text:p>3.7323037323037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">
                <text:p>63</text:p>
              </table:table-cell>
              <table:table-cell office:value-type="float" office:value="3.73230373230373">
                <text:p>3.7323037323037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5">
                <text:p>63.5</text:p>
              </table:table-cell>
              <table:table-cell office:value-type="float" office:value="3.73230373230373">
                <text:p>3.7323037323037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">
                <text:p>64</text:p>
              </table:table-cell>
              <table:table-cell office:value-type="float" office:value="3.73230373230373">
                <text:p>3.7323037323037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5">
                <text:p>64.5</text:p>
              </table:table-cell>
              <table:table-cell office:value-type="float" office:value="3.47490347490347">
                <text:p>3.4749034749034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">
                <text:p>65</text:p>
              </table:table-cell>
              <table:table-cell office:value-type="float" office:value="3.47490347490347">
                <text:p>3.4749034749034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5">
                <text:p>65.5</text:p>
              </table:table-cell>
              <table:table-cell office:value-type="float" office:value="3.21750321750322">
                <text:p>3.21750321750322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">
                <text:p>66</text:p>
              </table:table-cell>
              <table:table-cell office:value-type="float" office:value="2.96010296010296">
                <text:p>2.9601029601029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5">
                <text:p>66.5</text:p>
              </table:table-cell>
              <table:table-cell office:value-type="float" office:value="2.96010296010296">
                <text:p>2.96010296010296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">
                <text:p>67</text:p>
              </table:table-cell>
              <table:table-cell office:value-type="float" office:value="2.83140283140283">
                <text:p>2.8314028314028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5">
                <text:p>67.5</text:p>
              </table:table-cell>
              <table:table-cell office:value-type="float" office:value="2.83140283140283">
                <text:p>2.8314028314028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">
                <text:p>68</text:p>
              </table:table-cell>
              <table:table-cell office:value-type="float" office:value="2.83140283140283">
                <text:p>2.83140283140283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5">
                <text:p>68.5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5">
                <text:p>69.5</text:p>
              </table:table-cell>
              <table:table-cell office:value-type="float" office:value="2.57400257400257">
                <text:p>2.5740025740025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">
                <text:p>70</text:p>
              </table:table-cell>
              <table:table-cell office:value-type="float" office:value="2.57400257400257">
                <text:p>2.5740025740025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5">
                <text:p>70.5</text:p>
              </table:table-cell>
              <table:table-cell office:value-type="float" office:value="2.57400257400257">
                <text:p>2.57400257400257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">
                <text:p>71</text:p>
              </table:table-cell>
              <table:table-cell office:value-type="float" office:value="2.44530244530244">
                <text:p>2.44530244530244</text:p>
              </table:table-cell>
              <table:table-cell office:value-type="float" office:value="NaN">
                <text:p>NaN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5">
                <text:p>71.5</text:p>
              </table:table-cell>
              <table:table-cell office:value-type="float" office:value="2.44530244530244">
                <text:p>2.445302445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  <table:table-cell office:value-type="float" office:value="2.44530244530244">
                <text:p>2.445302445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.5">
                <text:p>72.5</text:p>
              </table:table-cell>
              <table:table-cell office:value-type="float" office:value="2.44530244530244">
                <text:p>2.445302445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">
                <text:p>73</text:p>
              </table:table-cell>
              <table:table-cell office:value-type="float" office:value="2.44530244530244">
                <text:p>2.445302445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.5">
                <text:p>73.5</text:p>
              </table:table-cell>
              <table:table-cell office:value-type="float" office:value="2.44530244530244">
                <text:p>2.4453024453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">
                <text:p>74</text:p>
              </table:table-cell>
              <table:table-cell office:value-type="float" office:value="2.31660231660232">
                <text:p>2.31660231660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5">
                <text:p>74.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">
                <text:p>7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.5">
                <text:p>75.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">
                <text:p>76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5">
                <text:p>76.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">
                <text:p>77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5">
                <text:p>77.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">
                <text:p>78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.5">
                <text:p>78.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">
                <text:p>79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5">
                <text:p>79.5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2.18790218790219">
                <text:p>2.1879021879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5">
                <text:p>80.5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">
                <text:p>81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.5">
                <text:p>81.5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">
                <text:p>82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.5">
                <text:p>82.5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">
                <text:p>83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.5">
                <text:p>83.5</text:p>
              </table:table-cell>
              <table:table-cell office:value-type="float" office:value="1.93050193050193">
                <text:p>1.93050193050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">
                <text:p>84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5">
                <text:p>84.5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">
                <text:p>85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5">
                <text:p>85.5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">
                <text:p>86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.5">
                <text:p>86.5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">
                <text:p>87</text:p>
              </table:table-cell>
              <table:table-cell office:value-type="float" office:value="1.8018018018018">
                <text:p>1.8018018018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5">
                <text:p>87.5</text:p>
              </table:table-cell>
              <table:table-cell office:value-type="float" office:value="1.67310167310167">
                <text:p>1.6731016731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">
                <text:p>88</text:p>
              </table:table-cell>
              <table:table-cell office:value-type="float" office:value="1.67310167310167">
                <text:p>1.6731016731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.5">
                <text:p>88.5</text:p>
              </table:table-cell>
              <table:table-cell office:value-type="float" office:value="1.67310167310167">
                <text:p>1.6731016731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  <table:table-cell office:value-type="float" office:value="1.67310167310167">
                <text:p>1.6731016731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5">
                <text:p>89.5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">
                <text:p>90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.5">
                <text:p>90.5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">
                <text:p>91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5">
                <text:p>91.5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">
                <text:p>92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.5">
                <text:p>92.5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">
                <text:p>93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5">
                <text:p>93.5</text:p>
              </table:table-cell>
              <table:table-cell office:value-type="float" office:value="1.54440154440154">
                <text:p>1.54440154440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1.41570141570142">
                <text:p>1.4157014157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5">
                <text:p>94.5</text:p>
              </table:table-cell>
              <table:table-cell office:value-type="float" office:value="1.28700128700129">
                <text:p>1.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">
                <text:p>95</text:p>
              </table:table-cell>
              <table:table-cell office:value-type="float" office:value="1.15830115830116">
                <text:p>1.158301158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5">
                <text:p>95.5</text:p>
              </table:table-cell>
              <table:table-cell office:value-type="float" office:value="1.15830115830116">
                <text:p>1.158301158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">
                <text:p>96</text:p>
              </table:table-cell>
              <table:table-cell office:value-type="float" office:value="1.02960102960103">
                <text:p>1.0296010296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.5">
                <text:p>96.5</text:p>
              </table:table-cell>
              <table:table-cell office:value-type="float" office:value="1.02960102960103">
                <text:p>1.0296010296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">
                <text:p>97</text:p>
              </table:table-cell>
              <table:table-cell office:value-type="float" office:value="1.02960102960103">
                <text:p>1.0296010296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5">
                <text:p>97.5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">
                <text:p>98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5">
                <text:p>98.5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">
                <text:p>99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5">
                <text:p>99.5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">
                <text:p>100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5">
                <text:p>100.5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">
                <text:p>101</text:p>
              </table:table-cell>
              <table:table-cell office:value-type="float" office:value="0.900900900900901">
                <text:p>0.900900900900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.5">
                <text:p>101.5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">
                <text:p>102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5">
                <text:p>102.5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">
                <text:p>103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.5">
                <text:p>103.5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0.772200772200772">
                <text:p>0.77220077220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.5">
                <text:p>104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.5">
                <text:p>105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">
                <text:p>106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.5">
                <text:p>106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">
                <text:p>107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.5">
                <text:p>107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">
                <text:p>108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.5">
                <text:p>108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">
                <text:p>109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.5">
                <text:p>109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">
                <text:p>110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.5">
                <text:p>110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.5">
                <text:p>111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">
                <text:p>112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.5">
                <text:p>112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">
                <text:p>113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.5">
                <text:p>113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">
                <text:p>114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.5">
                <text:p>114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">
                <text:p>11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5">
                <text:p>115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">
                <text:p>116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.5">
                <text:p>116.5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">
                <text:p>117</text:p>
              </table:table-cell>
              <table:table-cell office:value-type="float" office:value="0.643500643500644">
                <text:p>0.643500643500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.5">
                <text:p>117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">
                <text:p>118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5">
                <text:p>118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">
                <text:p>119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5">
                <text:p>119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">
                <text:p>120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.5">
                <text:p>120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">
                <text:p>121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.5">
                <text:p>121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">
                <text:p>122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.5">
                <text:p>122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">
                <text:p>123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.5">
                <text:p>123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">
                <text:p>124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.5">
                <text:p>124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">
                <text:p>12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.5">
                <text:p>125.5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">
                <text:p>126</text:p>
              </table:table-cell>
              <table:table-cell office:value-type="float" office:value="0.514800514800515">
                <text:p>0.5148005148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.5">
                <text:p>126.5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.5">
                <text:p>127.5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">
                <text:p>128</text:p>
              </table:table-cell>
              <table:table-cell office:value-type="float" office:value="0.386100386100386">
                <text:p>0.3861003861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.5">
                <text:p>128.5</text:p>
              </table:table-cell>
              <table:table-cell office:value-type="float" office:value="0.257400257400257">
                <text:p>0.25740025740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">
                <text:p>129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.5">
                <text:p>129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">
                <text:p>130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5">
                <text:p>130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">
                <text:p>131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.5">
                <text:p>131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">
                <text:p>132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.5">
                <text:p>132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.5">
                <text:p>133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">
                <text:p>134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.5">
                <text:p>134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">
                <text:p>13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.5">
                <text:p>135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">
                <text:p>136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.5">
                <text:p>136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">
                <text:p>137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.5">
                <text:p>137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">
                <text:p>138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.5">
                <text:p>138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">
                <text:p>139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.5">
                <text:p>139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">
                <text:p>140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.5">
                <text:p>140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">
                <text:p>141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.5">
                <text:p>141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">
                <text:p>142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.5">
                <text:p>142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">
                <text:p>143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.5">
                <text:p>143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">
                <text:p>144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.5">
                <text:p>144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">
                <text:p>14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.5">
                <text:p>145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">
                <text:p>146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.5">
                <text:p>146.5</text:p>
              </table:table-cell>
              <table:table-cell office:value-type="float" office:value="0.128700128700129">
                <text:p>0.1287001287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